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cm" fo:border="none" style:writing-mode="page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cm" fo:border="none" style:writing-mode="pag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cm" fo:border="none" style:writing-mode="pag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cm" fo:border="none" style:writing-mode="page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B" style:family="table-column">
      <style:table-column-properties style:column-width="11.333cm" style:rel-column-width="43690*"/>
    </style:style>
    <style:style style:name="Tabella5.A1" style:family="table-cell">
      <style:table-cell-properties fo:padding="0cm" fo:border="none" style:writing-mode="page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7cm" style:rel-column-width="21845*"/>
    </style:style>
    <style:style style:name="Tabella6.B" style:family="table-column">
      <style:table-column-properties style:column-width="11.333cm" style:rel-column-width="43690*"/>
    </style:style>
    <style:style style:name="Tabella6.A1" style:family="table-cell">
      <style:table-cell-properties fo:padding="0cm" fo:border="none" style:writing-mode="page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5*"/>
    </style:style>
    <style:style style:name="Tabella7.B" style:family="table-column">
      <style:table-column-properties style:column-width="11.333cm" style:rel-column-width="43690*"/>
    </style:style>
    <style:style style:name="Tabella7.A1" style:family="table-cell">
      <style:table-cell-properties fo:padding="0cm" fo:border="none" style:writing-mode="page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B" style:family="table-column">
      <style:table-column-properties style:column-width="11.333cm" style:rel-column-width="43690*"/>
    </style:style>
    <style:style style:name="Tabella8.A1" style:family="table-cell">
      <style:table-cell-properties fo:padding="0cm" fo:border="none" style:writing-mode="page"/>
    </style:style>
    <style:style style:name="P1" style:family="paragraph" style:parent-style-name="Footer">
      <style:paragraph-properties fo:margin-top="0cm" fo:margin-bottom="0.353cm" loext:contextual-spacing="false"/>
      <style:text-properties officeooo:paragraph-rsid="00ad39f1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rsid="003b7094" officeooo:paragraph-rsid="0061d932"/>
    </style:style>
    <style:style style:name="P3" style:family="paragraph" style:parent-style-name="Heading_20_2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Heading_20_2">
      <style:paragraph-properties fo:line-height="100%" fo:text-align="justify" style:justify-single-word="false"/>
      <style:text-properties style:font-name="Arial" fo:font-size="12pt" officeooo:paragraph-rsid="0020269f" style:font-size-asian="12pt" style:font-size-complex="12pt"/>
    </style:style>
    <style:style style:name="P5" style:family="paragraph" style:parent-style-name="Heading_20_2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20269f" style:font-size-asian="11pt" style:font-size-complex="11pt"/>
    </style:style>
    <style:style style:name="P7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1f72a2" style:font-size-asian="11pt" style:font-size-complex="11pt"/>
    </style:style>
    <style:style style:name="P8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bbb7be" style:font-size-asian="11pt" style:font-size-complex="11pt"/>
    </style:style>
    <style:style style:name="P9" style:family="paragraph" style:parent-style-name="Heading_20_2">
      <style:paragraph-properties fo:line-height="100%" fo:text-align="justify" style:justify-single-word="false"/>
      <style:text-properties style:font-name="Arial" fo:font-size="11pt" officeooo:rsid="005a2c1b" officeooo:paragraph-rsid="005a2c1b" style:font-size-asian="11pt" style:font-size-complex="11pt"/>
    </style:style>
    <style:style style:name="P10" style:family="paragraph" style:parent-style-name="Heading_20_2">
      <style:paragraph-properties fo:line-height="100%" fo:text-align="justify" style:justify-single-word="false"/>
      <style:text-properties fo:color="#4f81bd" style:font-name="Arial" fo:font-size="12pt" fo:font-style="normal" fo:font-weight="bold" officeooo:rsid="00bbb7be" style:font-name-asian="Noto Serif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1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af885" style:font-size-asian="11pt" style:font-weight-asian="bold" style:font-size-complex="11pt"/>
    </style:style>
    <style:style style:name="P12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e9adc" style:font-size-asian="11pt" style:font-weight-asian="bold" style:font-size-complex="11pt"/>
    </style:style>
    <style:style style:name="P13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aac72" style:font-size-asian="11pt" style:font-weight-asian="bold" style:font-size-complex="11pt"/>
    </style:style>
    <style:style style:name="P14" style:family="paragraph" style:parent-style-name="Heading_20_3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Heading_20_3">
      <style:paragraph-properties fo:line-height="100%" fo:text-align="justify" style:justify-single-word="false"/>
      <style:text-properties style:font-name="Arial" fo:font-size="11pt" officeooo:paragraph-rsid="004e57ba" style:font-size-asian="11pt" style:font-size-complex="11pt"/>
    </style:style>
    <style:style style:name="P16" style:family="paragraph" style:parent-style-name="Heading_20_3">
      <style:paragraph-properties fo:line-height="100%" fo:text-align="justify" style:justify-single-word="false"/>
      <style:text-properties style:font-name="Arial" fo:font-size="11pt" officeooo:rsid="0039aa1f" style:font-size-asian="11pt" style:font-size-complex="11pt"/>
    </style:style>
    <style:style style:name="P17" style:family="paragraph" style:parent-style-name="Heading_20_3">
      <style:paragraph-properties fo:line-height="100%" fo:text-align="justify" style:justify-single-word="false"/>
      <style:text-properties style:font-name="Arial" officeooo:paragraph-rsid="003b7094"/>
    </style:style>
    <style:style style:name="P18" style:family="paragraph" style:parent-style-name="Heading_20_3">
      <style:paragraph-properties fo:line-height="100%" fo:text-align="justify" style:justify-single-word="false"/>
      <style:text-properties style:font-name="Arial" officeooo:paragraph-rsid="004d5c31"/>
    </style:style>
    <style:style style:name="P19" style:family="paragraph" style:parent-style-name="Heading_20_3">
      <style:paragraph-properties fo:line-height="100%" fo:text-align="justify" style:justify-single-word="false"/>
      <style:text-properties style:font-name="Arial" officeooo:paragraph-rsid="0048d821"/>
    </style:style>
    <style:style style:name="P20" style:family="paragraph" style:parent-style-name="Heading_20_3">
      <style:paragraph-properties fo:line-height="100%" fo:text-align="justify" style:justify-single-word="false"/>
      <style:text-properties style:font-name="Arial" fo:font-size="10pt" fo:font-style="normal" officeooo:rsid="0048d821" officeooo:paragraph-rsid="0066ae75" style:font-size-asian="10pt" style:font-style-asian="normal" style:font-size-complex="10pt" style:font-style-complex="normal"/>
    </style:style>
    <style:style style:name="P21" style:family="paragraph" style:parent-style-name="Heading_20_3">
      <style:paragraph-properties fo:text-align="justify" style:justify-single-word="false"/>
      <style:text-properties style:font-name="Arial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0700840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021ad05"/>
    </style:style>
    <style:style style:name="P24" style:family="paragraph" style:parent-style-name="Standard">
      <style:paragraph-properties fo:line-height="100%" fo:text-align="justify" style:justify-single-word="false"/>
      <style:text-properties officeooo:paragraph-rsid="0034afa1"/>
    </style:style>
    <style:style style:name="P25" style:family="paragraph" style:parent-style-name="Standard">
      <style:paragraph-properties fo:line-height="100%" fo:text-align="justify" style:justify-single-word="false"/>
      <style:text-properties officeooo:paragraph-rsid="0063cdcb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949b44"/>
    </style:style>
    <style:style style:name="P27" style:family="paragraph" style:parent-style-name="Standard">
      <style:paragraph-properties fo:line-height="100%" fo:text-align="justify" style:justify-single-word="false"/>
      <style:text-properties officeooo:paragraph-rsid="006b9c5f"/>
    </style:style>
    <style:style style:name="P28" style:family="paragraph" style:parent-style-name="Standard">
      <style:paragraph-properties fo:line-height="100%" fo:text-align="justify" style:justify-single-word="false"/>
      <style:text-properties officeooo:paragraph-rsid="004bf6c7"/>
    </style:style>
    <style:style style:name="P29" style:family="paragraph" style:parent-style-name="Standard">
      <style:paragraph-properties fo:line-height="100%" fo:text-align="justify" style:justify-single-word="false"/>
      <style:text-properties officeooo:paragraph-rsid="00a577d8"/>
    </style:style>
    <style:style style:name="P30" style:family="paragraph" style:parent-style-name="Standard">
      <style:paragraph-properties fo:line-height="100%" fo:text-align="justify" style:justify-single-word="false"/>
      <style:text-properties officeooo:paragraph-rsid="00a9a1e8"/>
    </style:style>
    <style:style style:name="P31" style:family="paragraph" style:parent-style-name="Standard">
      <style:paragraph-properties fo:line-height="100%" fo:text-align="justify" style:justify-single-word="false"/>
      <style:text-properties officeooo:paragraph-rsid="0036e6c5"/>
    </style:style>
    <style:style style:name="P32" style:family="paragraph" style:parent-style-name="Standard">
      <style:paragraph-properties fo:line-height="100%" fo:text-align="justify" style:justify-single-word="false"/>
      <style:text-properties officeooo:paragraph-rsid="00bbb7be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" fo:font-size="10pt" officeooo:rsid="002385e3" officeooo:paragraph-rsid="002385e3" style:font-size-asian="10pt" style:font-size-complex="10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Arial" fo:font-size="10pt" officeooo:rsid="002385e3" officeooo:paragraph-rsid="00251f6f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 fo:font-size="10pt" officeooo:rsid="001aac72" officeooo:paragraph-rsid="001aac72" style:font-size-asian="10pt" style:font-size-complex="10pt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" fo:font-size="10pt" officeooo:rsid="001e9adc" officeooo:paragraph-rsid="001e9adc" style:font-size-asian="10pt" style:font-size-complex="10pt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36e6c5" officeooo:paragraph-rsid="0036e6c5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bf6c7" officeooo:paragraph-rsid="00a577d8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bf6c7" officeooo:paragraph-rsid="004bf6c7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479d05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4c4df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6f72a3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85ca2d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3874ba" officeooo:paragraph-rsid="003874ba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bbb7be" officeooo:paragraph-rsid="00bbb7be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a00344" officeooo:paragraph-rsid="00a00344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" fo:font-size="10pt" fo:font-weight="normal" officeooo:rsid="001e9adc" officeooo:paragraph-rsid="001e9adc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" fo:font-size="10pt" fo:font-weight="normal" officeooo:rsid="001e9adc" officeooo:paragraph-rsid="004e57ba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" fo:font-size="12pt" officeooo:paragraph-rsid="0020269f" style:font-size-asian="12pt" style:font-size-complex="12pt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Arial" officeooo:paragraph-rsid="001f3b95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" officeooo:paragraph-rsid="0061d932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Arial" officeooo:paragraph-rsid="0037777a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Arial" officeooo:paragraph-rsid="005860b7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" officeooo:paragraph-rsid="006fdff9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Arial" officeooo:paragraph-rsid="004e57ba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Arial" officeooo:rsid="004e57ba" officeooo:paragraph-rsid="004e57ba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officeooo:rsid="007a18fd" officeooo:paragraph-rsid="0034afa1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Arial" officeooo:rsid="00c15a7f" officeooo:paragraph-rsid="00c15a7f"/>
    </style:style>
    <style:style style:name="P62" style:family="paragraph" style:parent-style-name="Standard">
      <style:paragraph-properties fo:text-align="justify" style:justify-single-word="false"/>
      <style:text-properties officeooo:paragraph-rsid="009edd11"/>
    </style:style>
    <style:style style:name="P63" style:family="paragraph" style:parent-style-name="Table">
      <style:paragraph-properties fo:line-height="100%" fo:text-align="justify" style:justify-single-word="false"/>
      <style:text-properties style:font-name="Arial" officeooo:paragraph-rsid="004c4dff"/>
    </style:style>
    <style:style style:name="P64" style:family="paragraph" style:parent-style-name="Table">
      <style:paragraph-properties fo:line-height="100%" fo:text-align="justify" style:justify-single-word="false"/>
      <style:text-properties style:font-name="Arial" officeooo:paragraph-rsid="00b9fbe5"/>
    </style:style>
    <style:style style:name="P65" style:family="paragraph" style:parent-style-name="Table">
      <style:paragraph-properties fo:line-height="100%" fo:text-align="justify" style:justify-single-word="false"/>
      <style:text-properties officeooo:paragraph-rsid="0090cacc"/>
    </style:style>
    <style:style style:name="P66" style:family="paragraph" style:parent-style-name="Table">
      <style:paragraph-properties fo:line-height="100%" fo:text-align="justify" style:justify-single-word="false" fo:keep-with-next="always"/>
      <style:text-properties style:font-name="Arial" officeooo:paragraph-rsid="0090cacc"/>
    </style:style>
    <style:style style:name="P67" style:family="paragraph" style:parent-style-name="Table">
      <style:paragraph-properties fo:line-height="100%" fo:text-align="justify" style:justify-single-word="false" fo:keep-with-next="always"/>
      <style:text-properties style:font-name="Arial" officeooo:paragraph-rsid="00b9fbe5"/>
    </style:style>
    <style:style style:name="P68" style:family="paragraph" style:parent-style-name="Table">
      <style:paragraph-properties fo:line-height="100%" fo:text-align="justify" style:justify-single-word="false" fo:keep-with-next="always"/>
      <style:text-properties officeooo:paragraph-rsid="0085ca2d"/>
    </style:style>
    <style:style style:name="P69" style:family="paragraph" style:parent-style-name="Table">
      <style:paragraph-properties fo:line-height="100%" fo:text-align="justify" style:justify-single-word="false" fo:keep-with-next="always"/>
      <style:text-properties officeooo:paragraph-rsid="006f72a3"/>
    </style:style>
    <style:style style:name="P70" style:family="paragraph" style:parent-style-name="Table">
      <style:paragraph-properties fo:line-height="100%" fo:text-align="justify" style:justify-single-word="false" fo:keep-with-next="always"/>
      <style:text-properties officeooo:paragraph-rsid="00b9fbe5"/>
    </style:style>
    <style:style style:name="P71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4c4dff"/>
    </style:style>
    <style:style style:name="P72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6f72a3"/>
    </style:style>
    <style:style style:name="P73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85ca2d"/>
    </style:style>
    <style:style style:name="P74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b9fbe5"/>
    </style:style>
    <style:style style:name="P75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6f72a3" officeooo:paragraph-rsid="006f72a3" style:font-size-asian="11pt" style:font-style-asian="normal" style:font-size-complex="11pt" style:font-style-complex="normal"/>
    </style:style>
    <style:style style:name="P76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80ef16" officeooo:paragraph-rsid="004c4dff" style:font-size-asian="11pt" style:font-style-asian="normal" style:font-size-complex="11pt" style:font-style-complex="normal"/>
    </style:style>
    <style:style style:name="P77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872c6e" officeooo:paragraph-rsid="00872c6e" style:font-size-asian="11pt" style:font-style-asian="normal" style:font-size-complex="11pt" style:font-style-complex="normal"/>
    </style:style>
    <style:style style:name="P78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a498e2" officeooo:paragraph-rsid="00a498e2" style:font-size-asian="11pt" style:font-style-asian="normal" style:font-size-complex="11pt" style:font-style-complex="normal"/>
    </style:style>
    <style:style style:name="P79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4c4dff" officeooo:paragraph-rsid="0085ca2d" style:font-size-asian="11pt" style:font-style-asian="normal" style:font-size-complex="11pt" style:font-style-complex="normal"/>
    </style:style>
    <style:style style:name="P80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ad39f1" officeooo:paragraph-rsid="00ad39f1" style:font-size-asian="11pt" style:font-style-asian="normal" style:font-size-complex="11pt" style:font-style-complex="normal"/>
    </style:style>
    <style:style style:name="P81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b84a8a" officeooo:paragraph-rsid="00b84a8a" style:font-size-asian="11pt" style:font-style-asian="normal" style:font-size-complex="11pt" style:font-style-complex="normal"/>
    </style:style>
    <style:style style:name="P82" style:family="paragraph" style:parent-style-name="Table_20_Contents">
      <style:paragraph-properties fo:line-height="100%" fo:text-align="justify" style:justify-single-word="false"/>
      <style:text-properties style:font-name="Arial" fo:font-size="11pt" officeooo:rsid="004c4dff" officeooo:paragraph-rsid="004c4dff" style:font-size-asian="11pt" style:font-size-complex="11pt"/>
    </style:style>
    <style:style style:name="P83" style:family="paragraph" style:parent-style-name="Table_20_Contents">
      <style:paragraph-properties fo:line-height="100%" fo:text-align="justify" style:justify-single-word="false"/>
      <style:text-properties style:font-name="Arial" fo:font-size="11pt" officeooo:rsid="004c4dff" officeooo:paragraph-rsid="00b9fbe5" style:font-size-asian="11pt" style:font-size-complex="11pt"/>
    </style:style>
    <style:style style:name="P84" style:family="paragraph" style:parent-style-name="Table_20_Contents">
      <style:paragraph-properties fo:line-height="100%" fo:text-align="justify" style:justify-single-word="false"/>
      <style:text-properties style:font-name="Arial" officeooo:paragraph-rsid="004c4dff"/>
    </style:style>
    <style:style style:name="P85" style:family="paragraph" style:parent-style-name="Table_20_Contents">
      <style:paragraph-properties fo:line-height="100%" fo:text-align="justify" style:justify-single-word="false"/>
      <style:text-properties style:font-name="Arial" officeooo:rsid="0089efd3" officeooo:paragraph-rsid="0089efd3"/>
    </style:style>
    <style:style style:name="P86" style:family="paragraph" style:parent-style-name="Table_20_Contents">
      <style:paragraph-properties fo:line-height="100%" fo:text-align="justify" style:justify-single-word="false"/>
      <style:text-properties officeooo:paragraph-rsid="004c4dff"/>
    </style:style>
    <style:style style:name="P87" style:family="paragraph" style:parent-style-name="Table_20_Contents">
      <style:paragraph-properties fo:line-height="100%" fo:text-align="justify" style:justify-single-word="false"/>
      <style:text-properties officeooo:paragraph-rsid="006f72a3"/>
    </style:style>
    <style:style style:name="P88" style:family="paragraph" style:parent-style-name="Table_20_Contents">
      <style:paragraph-properties fo:line-height="100%" fo:text-align="justify" style:justify-single-word="false"/>
      <style:text-properties officeooo:paragraph-rsid="0089efd3"/>
    </style:style>
    <style:style style:name="P89" style:family="paragraph" style:parent-style-name="Table_20_Contents">
      <style:paragraph-properties fo:line-height="100%" fo:text-align="justify" style:justify-single-word="false"/>
      <style:text-properties officeooo:paragraph-rsid="00872c6e"/>
    </style:style>
    <style:style style:name="P90" style:family="paragraph" style:parent-style-name="Table_20_Contents">
      <style:paragraph-properties fo:line-height="100%" fo:text-align="justify" style:justify-single-word="false"/>
      <style:text-properties officeooo:paragraph-rsid="00890146"/>
    </style:style>
    <style:style style:name="P91" style:family="paragraph" style:parent-style-name="Table_20_Contents">
      <style:paragraph-properties fo:line-height="100%" fo:text-align="justify" style:justify-single-word="false"/>
      <style:text-properties officeooo:rsid="0085ca2d" officeooo:paragraph-rsid="0085ca2d"/>
    </style:style>
    <style:style style:name="P92" style:family="paragraph" style:parent-style-name="Table_20_Contents">
      <style:paragraph-properties fo:line-height="100%" fo:text-align="justify" style:justify-single-word="false"/>
      <style:text-properties officeooo:rsid="00890146" officeooo:paragraph-rsid="00890146"/>
    </style:style>
    <style:style style:name="P93" style:family="paragraph" style:parent-style-name="Table_20_Contents">
      <style:paragraph-properties fo:line-height="100%" fo:text-align="justify" style:justify-single-word="false"/>
      <style:text-properties fo:font-size="11pt" officeooo:paragraph-rsid="004c4dff" style:font-size-asian="11pt" style:font-size-complex="11pt"/>
    </style:style>
    <style:style style:name="P94" style:family="paragraph" style:parent-style-name="Table_20_Contents">
      <style:paragraph-properties fo:line-height="100%" fo:text-align="justify" style:justify-single-word="false"/>
      <style:text-properties fo:font-size="11pt" officeooo:paragraph-rsid="00aed66e" style:font-size-asian="11pt" style:font-size-complex="11pt"/>
    </style:style>
    <style:style style:name="P95" style:family="paragraph" style:parent-style-name="Heading_20_2" style:master-page-name="Standard">
      <style:paragraph-properties fo:line-height="100%" fo:text-align="justify" style:justify-single-word="false" style:page-number="auto"/>
      <style:text-properties style:font-name="Arial" fo:font-size="12pt" style:font-size-asian="12pt" style:font-size-complex="12pt"/>
    </style:style>
    <style:style style:name="P96" style:family="paragraph" style:parent-style-name="Compact" style:list-style-name="L2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97" style:family="paragraph" style:parent-style-name="Compact" style:list-style-name="L4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98" style:family="paragraph" style:parent-style-name="Compact" style:list-style-name="L6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99" style:family="paragraph" style:parent-style-name="Compact" style:list-style-name="L8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100" style:family="paragraph" style:parent-style-name="Compact" style:list-style-name="L10">
      <style:paragraph-properties fo:line-height="100%" fo:text-align="justify" style:justify-single-word="false"/>
      <style:text-properties style:font-name="Arial" fo:font-size="10pt" officeooo:paragraph-rsid="009176bd" style:font-size-asian="10pt" style:font-size-complex="10pt"/>
    </style:style>
    <style:style style:name="P101" style:family="paragraph" style:parent-style-name="Compact" style:list-style-name="L10">
      <style:paragraph-properties fo:line-height="100%" fo:text-align="justify" style:justify-single-word="false"/>
      <style:text-properties style:font-name="Arial" fo:font-size="10pt" officeooo:paragraph-rsid="004e57ba" style:font-size-asian="10pt" style:font-size-complex="10pt"/>
    </style:style>
    <style:style style:name="P102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1aac72" style:font-size-asian="10pt" style:font-size-complex="10pt"/>
    </style:style>
    <style:style style:name="P103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277b24" style:font-size-asian="10pt" style:font-size-complex="10pt"/>
    </style:style>
    <style:style style:name="P104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28d8c8" style:font-size-asian="10pt" style:font-size-complex="10pt"/>
    </style:style>
    <style:style style:name="P105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paragraph-rsid="001af885" style:font-size-asian="10pt" style:font-weight-asian="normal" style:font-size-complex="10pt" style:font-weight-complex="normal"/>
    </style:style>
    <style:style style:name="P106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paragraph-rsid="001af885" style:font-size-asian="10pt" style:font-weight-asian="normal" style:font-size-complex="10pt" style:font-weight-complex="normal"/>
    </style:style>
    <style:style style:name="P107" style:family="paragraph" style:parent-style-name="Compact" style:list-style-name="L6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108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109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10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rsid="002385e3" officeooo:paragraph-rsid="002385e3" style:font-size-asian="10pt" style:font-weight-asian="normal" style:font-size-complex="10pt" style:font-weight-complex="normal"/>
    </style:style>
    <style:style style:name="P111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rsid="002385e3" officeooo:paragraph-rsid="002385e3" style:font-size-asian="10pt" style:font-weight-asian="normal" style:font-size-complex="10pt" style:font-weight-complex="normal"/>
    </style:style>
    <style:style style:name="P112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13" style:family="paragraph" style:parent-style-name="Compact" style:list-style-name="L6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14" style:family="paragraph" style:parent-style-name="Compact" style:list-style-name="L6">
      <style:paragraph-properties fo:line-height="100%" fo:text-align="justify" style:justify-single-word="false"/>
      <style:text-properties style:font-name="Arial" fo:font-size="10pt" fo:font-weight="normal" officeooo:rsid="002385e3" officeooo:paragraph-rsid="00c5434d" style:font-size-asian="10pt" style:font-weight-asian="normal" style:font-size-complex="10pt" style:font-weight-complex="normal"/>
    </style:style>
    <style:style style:name="P115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rsid="002385e3" officeooo:paragraph-rsid="00c5434d" style:font-size-asian="10pt" style:font-weight-asian="normal" style:font-size-complex="10pt" style:font-weight-complex="normal"/>
    </style:style>
    <style:style style:name="P116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rsid="002385e3" officeooo:paragraph-rsid="009edd11" style:font-size-asian="10pt" style:font-weight-asian="normal" style:font-size-complex="10pt" style:font-weight-complex="normal"/>
    </style:style>
    <style:style style:name="P117" style:family="paragraph" style:parent-style-name="Compact" style:list-style-name="L10">
      <style:paragraph-properties fo:line-height="100%" fo:text-align="justify" style:justify-single-word="false"/>
      <style:text-properties style:font-name="Arial" fo:font-size="10pt" fo:font-weight="normal" officeooo:rsid="002385e3" officeooo:paragraph-rsid="00c5434d" style:font-size-asian="10pt" style:font-weight-asian="normal" style:font-size-complex="10pt" style:font-weight-complex="normal"/>
    </style:style>
    <style:style style:name="P118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weight="normal" officeooo:rsid="002385e3" officeooo:paragraph-rsid="00c5434d" style:font-size-asian="10pt" style:font-weight-asian="normal" style:font-size-complex="10pt" style:font-weight-complex="normal"/>
    </style:style>
    <style:style style:name="P119" style:family="paragraph" style:parent-style-name="Compact" style:list-style-name="L12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20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weight="normal" officeooo:paragraph-rsid="00c5434d" style:font-size-asian="10pt" style:font-weight-asian="normal" style:font-size-complex="10pt"/>
    </style:style>
    <style:style style:name="P121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style="italic" fo:font-weight="normal" officeooo:paragraph-rsid="001e9adc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style="italic" fo:font-weight="normal" officeooo:paragraph-rsid="001aac72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Compact" style:list-style-name="L12">
      <style:paragraph-properties fo:line-height="100%" fo:text-align="justify" style:justify-single-word="false"/>
      <style:text-properties style:font-name="Arial" fo:font-size="10pt" fo:font-style="italic" fo:font-weight="normal" officeooo:rsid="001aac72" officeooo:paragraph-rsid="001aac72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Compact" style:list-style-name="L10">
      <style:paragraph-properties fo:line-height="100%" fo:text-align="justify" style:justify-single-word="false"/>
      <style:text-properties style:font-name="Arial" fo:font-size="10pt" fo:font-style="italic" officeooo:rsid="009d867e" officeooo:paragraph-rsid="009d867e" style:font-size-asian="10pt" style:font-style-asian="italic" style:font-size-complex="10pt" style:font-style-complex="italic"/>
    </style:style>
    <style:style style:name="P125" style:family="paragraph" style:parent-style-name="Compact" style:list-style-name="L4">
      <style:paragraph-properties fo:line-height="100%" fo:text-align="justify" style:justify-single-word="false"/>
      <style:text-properties officeooo:paragraph-rsid="001af885"/>
    </style:style>
    <style:style style:name="P126" style:family="paragraph" style:parent-style-name="Compact" style:list-style-name="L6">
      <style:paragraph-properties fo:line-height="100%" fo:text-align="justify" style:justify-single-word="false"/>
      <style:text-properties officeooo:paragraph-rsid="001e9adc"/>
    </style:style>
    <style:style style:name="P127" style:family="paragraph" style:parent-style-name="Compact" style:list-style-name="L8">
      <style:paragraph-properties fo:line-height="100%" fo:text-align="justify" style:justify-single-word="false"/>
      <style:text-properties officeooo:paragraph-rsid="001e9adc"/>
    </style:style>
    <style:style style:name="P128" style:family="paragraph" style:parent-style-name="Compact" style:list-style-name="L12">
      <style:paragraph-properties fo:line-height="100%" fo:text-align="justify" style:justify-single-word="false"/>
      <style:text-properties officeooo:paragraph-rsid="001aac72"/>
    </style:style>
    <style:style style:name="P129" style:family="paragraph" style:parent-style-name="Compact" style:list-style-name="L15">
      <style:paragraph-properties fo:margin-top="0cm" fo:margin-bottom="0cm" loext:contextual-spacing="false" fo:line-height="100%" fo:text-align="justify" style:justify-single-word="false"/>
      <style:text-properties style:font-name="Arial" officeooo:paragraph-rsid="005bf83e"/>
    </style:style>
    <style:style style:name="P130" style:family="paragraph" style:parent-style-name="Compact" style:list-style-name="L15">
      <style:paragraph-properties fo:margin-top="0cm" fo:margin-bottom="0cm" loext:contextual-spacing="false" fo:line-height="100%" fo:text-align="justify" style:justify-single-word="false"/>
      <style:text-properties style:font-name="Arial" officeooo:paragraph-rsid="005ab10e"/>
    </style:style>
    <style:style style:name="P131" style:family="paragraph" style:parent-style-name="Compact" style:list-style-name="L15">
      <style:paragraph-properties fo:margin-top="0cm" fo:margin-bottom="0cm" loext:contextual-spacing="false" fo:line-height="100%" fo:text-align="justify" style:justify-single-word="false"/>
      <style:text-properties style:font-name="Arial" officeooo:paragraph-rsid="005ae2c4"/>
    </style:style>
    <style:style style:name="P132" style:family="paragraph" style:parent-style-name="Standard" style:list-style-name="L1">
      <style:paragraph-properties fo:line-height="100%" fo:text-align="justify" style:justify-single-word="false"/>
      <style:text-properties style:font-name="Arial" fo:font-size="10pt" fo:font-style="normal" fo:font-weight="bold" officeooo:rsid="001af885" officeooo:paragraph-rsid="001cc0f2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Standard" style:list-style-name="L1">
      <style:paragraph-properties fo:line-height="100%" fo:text-align="justify" style:justify-single-word="false"/>
      <style:text-properties style:font-name="Arial" fo:font-size="10pt" fo:font-style="normal" officeooo:rsid="00652c2c" officeooo:paragraph-rsid="00652c2c" style:font-size-asian="10pt" style:font-style-asian="normal" style:font-size-complex="10pt" style:font-style-complex="normal"/>
    </style:style>
    <style:style style:name="P134" style:family="paragraph" style:parent-style-name="Standard" style:list-style-name="L18">
      <style:paragraph-properties fo:line-height="100%" fo:text-align="justify" style:justify-single-word="false"/>
      <style:text-properties style:font-name="Arial" fo:font-size="10pt" fo:font-style="normal" officeooo:rsid="003e3c9d" officeooo:paragraph-rsid="003e3c9d" style:font-size-asian="10pt" style:font-style-asian="normal" style:font-size-complex="10pt" style:font-style-complex="normal"/>
    </style:style>
    <style:style style:name="P135" style:family="paragraph" style:parent-style-name="Standard" style:list-style-name="L18">
      <style:paragraph-properties fo:line-height="100%" fo:text-align="justify" style:justify-single-word="false"/>
      <style:text-properties style:font-name="Arial" fo:font-size="10pt" fo:font-style="normal" officeooo:rsid="003f3042" officeooo:paragraph-rsid="003f3042" style:font-size-asian="10pt" style:font-style-asian="normal" style:font-size-complex="10pt" style:font-style-complex="normal"/>
    </style:style>
    <style:style style:name="P136" style:family="paragraph" style:parent-style-name="Standard" style:list-style-name="L3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137" style:family="paragraph" style:parent-style-name="Standard" style:list-style-name="L5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138" style:family="paragraph" style:parent-style-name="Standard" style:list-style-name="L9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139" style:family="paragraph" style:parent-style-name="Standard" style:list-style-name="L10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140" style:family="paragraph" style:parent-style-name="Standard" style:list-style-name="L10">
      <style:paragraph-properties fo:line-height="100%" fo:text-align="justify" style:justify-single-word="false"/>
      <style:text-properties style:font-name="Arial" fo:font-size="10pt" officeooo:paragraph-rsid="009edd11" style:font-size-asian="10pt" style:font-size-complex="10pt"/>
    </style:style>
    <style:style style:name="P141" style:family="paragraph" style:parent-style-name="Standard" style:list-style-name="L10">
      <style:paragraph-properties fo:line-height="100%" fo:text-align="justify" style:justify-single-word="false"/>
      <style:text-properties style:font-name="Arial" fo:font-size="10pt" officeooo:paragraph-rsid="00c5434d" style:font-size-asian="10pt" style:font-size-complex="10pt"/>
    </style:style>
    <style:style style:name="P142" style:family="paragraph" style:parent-style-name="Standard" style:list-style-name="L7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143" style:family="paragraph" style:parent-style-name="Standard" style:list-style-name="L1">
      <style:paragraph-properties fo:line-height="100%" fo:text-align="justify" style:justify-single-word="false"/>
      <style:text-properties style:font-name="Arial" officeooo:paragraph-rsid="00652c2c"/>
    </style:style>
    <style:style style:name="P144" style:family="paragraph" style:parent-style-name="Standard" style:list-style-name="L1">
      <style:paragraph-properties fo:line-height="100%" fo:text-align="justify" style:justify-single-word="false"/>
      <style:text-properties style:font-name="Arial" officeooo:paragraph-rsid="001d836a"/>
    </style:style>
    <style:style style:name="P145" style:family="paragraph" style:parent-style-name="Standard" style:list-style-name="L13">
      <style:paragraph-properties fo:line-height="100%" fo:text-align="justify" style:justify-single-word="false"/>
      <style:text-properties style:font-name="Arial" officeooo:paragraph-rsid="005c8cbb"/>
    </style:style>
    <style:style style:name="P146" style:family="paragraph" style:parent-style-name="Standard" style:list-style-name="L13">
      <style:paragraph-properties fo:line-height="100%" fo:text-align="justify" style:justify-single-word="false"/>
      <style:text-properties style:font-name="Arial" officeooo:paragraph-rsid="0035e815"/>
    </style:style>
    <style:style style:name="P147" style:family="paragraph" style:parent-style-name="Standard" style:list-style-name="L16">
      <style:paragraph-properties fo:line-height="100%" fo:text-align="justify" style:justify-single-word="false"/>
      <style:text-properties style:font-name="Arial" officeooo:paragraph-rsid="005eea86"/>
    </style:style>
    <style:style style:name="P148" style:family="paragraph" style:parent-style-name="Standard" style:list-style-name="L17">
      <style:paragraph-properties fo:line-height="100%" fo:text-align="justify" style:justify-single-word="false"/>
      <style:text-properties style:font-name="Arial" officeooo:paragraph-rsid="005eea86"/>
    </style:style>
    <style:style style:name="P149" style:family="paragraph" style:parent-style-name="Standard" style:list-style-name="L18">
      <style:paragraph-properties fo:line-height="100%" fo:text-align="justify" style:justify-single-word="false"/>
      <style:text-properties style:font-name="Arial" officeooo:paragraph-rsid="00413061"/>
    </style:style>
    <style:style style:name="P150" style:family="paragraph" style:parent-style-name="Standard" style:list-style-name="L18">
      <style:paragraph-properties fo:line-height="100%" fo:text-align="justify" style:justify-single-word="false"/>
      <style:text-properties style:font-name="Arial" officeooo:paragraph-rsid="003e3c9d"/>
    </style:style>
    <style:style style:name="P151" style:family="paragraph" style:parent-style-name="Standard" style:list-style-name="L18">
      <style:paragraph-properties fo:line-height="100%" fo:text-align="justify" style:justify-single-word="false"/>
      <style:text-properties style:font-name="Arial" officeooo:paragraph-rsid="003f5b7a"/>
    </style:style>
    <style:style style:name="P152" style:family="paragraph" style:parent-style-name="Standard" style:list-style-name="L18">
      <style:paragraph-properties fo:line-height="100%" fo:text-align="justify" style:justify-single-word="false"/>
      <style:text-properties style:font-name="Arial" officeooo:paragraph-rsid="005729df"/>
    </style:style>
    <style:style style:name="P153" style:family="paragraph" style:parent-style-name="Standard" style:list-style-name="L19">
      <style:paragraph-properties fo:line-height="100%" fo:text-align="justify" style:justify-single-word="false"/>
      <style:text-properties style:font-name="Arial" fo:font-style="italic" officeooo:rsid="0046cb5a" officeooo:paragraph-rsid="005860b7" style:font-style-asian="italic" style:font-style-complex="italic"/>
    </style:style>
    <style:style style:name="P154" style:family="paragraph" style:parent-style-name="Standard" style:list-style-name="L1">
      <style:paragraph-properties fo:line-height="100%" fo:text-align="justify" style:justify-single-word="false"/>
      <style:text-properties officeooo:paragraph-rsid="001cc0f2"/>
    </style:style>
    <style:style style:name="P155" style:family="paragraph" style:parent-style-name="Standard" style:list-style-name="L13">
      <style:paragraph-properties fo:line-height="100%" fo:text-align="justify" style:justify-single-word="false"/>
      <style:text-properties officeooo:paragraph-rsid="005c8cbb"/>
    </style:style>
    <style:style style:name="P156" style:family="paragraph" style:parent-style-name="Standard" style:list-style-name="L18">
      <style:paragraph-properties fo:line-height="100%" fo:text-align="justify" style:justify-single-word="false"/>
      <style:text-properties officeooo:paragraph-rsid="00413061"/>
    </style:style>
    <style:style style:name="P157" style:family="paragraph" style:parent-style-name="Standard" style:list-style-name="L19">
      <style:paragraph-properties fo:line-height="100%" fo:text-align="justify" style:justify-single-word="false"/>
      <style:text-properties officeooo:paragraph-rsid="0046cb5a"/>
    </style:style>
    <style:style style:name="P158" style:family="paragraph" style:parent-style-name="Standard" style:list-style-name="L20">
      <style:paragraph-properties fo:line-height="100%" fo:text-align="justify" style:justify-single-word="false"/>
      <style:text-properties officeooo:paragraph-rsid="00726334"/>
    </style:style>
    <style:style style:name="P159" style:family="paragraph" style:parent-style-name="Standard" style:list-style-name="L20">
      <style:paragraph-properties fo:line-height="100%" fo:text-align="justify" style:justify-single-word="false"/>
      <style:text-properties officeooo:paragraph-rsid="00c473cf"/>
    </style:style>
    <style:style style:name="P160" style:family="paragraph" style:parent-style-name="Standard" style:list-style-name="L14">
      <style:paragraph-properties fo:margin-top="0cm" fo:margin-bottom="0cm" loext:contextual-spacing="false" fo:line-height="100%" fo:text-align="justify" style:justify-single-word="false"/>
      <style:text-properties style:font-name="Arial" officeooo:paragraph-rsid="005c8cbb"/>
    </style:style>
    <style:style style:name="T1" style:family="text">
      <style:text-properties fo:font-size="10pt" fo:language="it" fo:country="I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3f5b7a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5ab10e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5ae2c4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5bf83e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60a539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5eea86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52c2c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6ae75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8027f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35e815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b081a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3b7094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68d75b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5d3cdb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37777a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533783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4bf6c7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35bc8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6fdff9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03f3042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5729df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3e3c9d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0700840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0413061" style:font-size-asian="10pt" style:font-style-asian="italic" style:font-size-complex="10pt" style:font-style-complex="italic"/>
    </style:style>
    <style:style style:name="T27" style:family="text">
      <style:text-properties fo:font-size="10pt" fo:font-style="italic" officeooo:rsid="00b36279" style:font-size-asian="10pt" style:font-style-asian="italic" style:font-size-complex="10pt" style:font-style-complex="italic"/>
    </style:style>
    <style:style style:name="T2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font-style="italic" fo:font-weight="normal" officeooo:rsid="001c216e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06edd47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1f3b95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63cdcb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01e9adc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794628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size="10pt" fo:font-style="italic" officeooo:rsid="005ab10e" style:font-size-asian="8.75pt" style:font-style-asian="italic" style:font-size-complex="10pt" style:font-style-complex="italic"/>
    </style:style>
    <style:style style:name="T36" style:family="text">
      <style:text-properties fo:font-size="10pt" fo:font-style="italic" officeooo:rsid="0061d932" style:font-size-asian="8.75pt" style:font-style-asian="italic" style:font-size-complex="10pt" style:font-style-complex="italic"/>
    </style:style>
    <style:style style:name="T37" style:family="text">
      <style:text-properties fo:font-size="10pt" fo:font-style="italic" officeooo:rsid="0060a539" style:font-size-asian="8.75pt" style:font-style-asian="italic" style:font-size-complex="10pt" style:font-style-complex="italic"/>
    </style:style>
    <style:style style:name="T38" style:family="text">
      <style:text-properties fo:font-size="10pt" fo:font-style="italic" officeooo:rsid="005eea86" style:font-size-asian="8.75pt" style:font-style-asian="italic" style:font-size-complex="10pt" style:font-style-complex="italic"/>
    </style:style>
    <style:style style:name="T39" style:family="text">
      <style:text-properties fo:font-size="10pt" fo:font-style="italic" officeooo:rsid="00652c2c" style:font-size-asian="8.75pt" style:font-style-asian="italic" style:font-size-complex="10pt" style:font-style-complex="italic"/>
    </style:style>
    <style:style style:name="T40" style:family="text">
      <style:text-properties fo:font-size="10pt" fo:font-style="italic" officeooo:rsid="005a2c1b" style:font-size-asian="8.75pt" style:font-style-asian="italic" style:font-size-complex="10pt" style:font-style-complex="italic"/>
    </style:style>
    <style:style style:name="T41" style:family="text">
      <style:text-properties fo:font-size="10pt" fo:font-style="italic" officeooo:rsid="0066ae75" style:font-size-asian="8.75pt" style:font-style-asian="italic" style:font-size-complex="10pt" style:font-style-complex="italic"/>
    </style:style>
    <style:style style:name="T4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fo:font-size="10pt" fo:font-style="normal" style:font-size-asian="10pt" style:font-style-asian="normal" style:font-size-complex="10pt" style:font-style-complex="normal"/>
    </style:style>
    <style:style style:name="T44" style:family="text">
      <style:text-properties fo:font-size="10pt" fo:font-style="normal" officeooo:rsid="005ae2c4" style:font-size-asian="10pt" style:font-style-asian="normal" style:font-size-complex="10pt" style:font-style-complex="normal"/>
    </style:style>
    <style:style style:name="T45" style:family="text">
      <style:text-properties fo:font-size="10pt" fo:font-style="normal" officeooo:rsid="005bf83e" style:font-size-asian="10pt" style:font-style-asian="normal" style:font-size-complex="10pt" style:font-style-complex="normal"/>
    </style:style>
    <style:style style:name="T46" style:family="text">
      <style:text-properties fo:font-size="10pt" fo:font-style="normal" officeooo:rsid="00652c2c" style:font-size-asian="10pt" style:font-style-asian="normal" style:font-size-complex="10pt" style:font-style-complex="normal"/>
    </style:style>
    <style:style style:name="T47" style:family="text">
      <style:text-properties fo:font-size="10pt" fo:font-style="normal" officeooo:rsid="005c8cbb" style:font-size-asian="10pt" style:font-style-asian="normal" style:font-size-complex="10pt" style:font-style-complex="normal"/>
    </style:style>
    <style:style style:name="T48" style:family="text">
      <style:text-properties fo:font-size="10pt" fo:font-style="normal" officeooo:rsid="0035e815" style:font-size-asian="10pt" style:font-style-asian="normal" style:font-size-complex="10pt" style:font-style-complex="normal"/>
    </style:style>
    <style:style style:name="T49" style:family="text">
      <style:text-properties fo:font-size="10pt" fo:font-style="normal" officeooo:rsid="005ab10e" style:font-size-asian="10pt" style:font-style-asian="normal" style:font-size-complex="10pt" style:font-style-complex="normal"/>
    </style:style>
    <style:style style:name="T50" style:family="text">
      <style:text-properties fo:font-size="10pt" fo:font-style="normal" officeooo:rsid="0036e6c5" style:font-size-asian="10pt" style:font-style-asian="normal" style:font-size-complex="10pt" style:font-style-complex="normal"/>
    </style:style>
    <style:style style:name="T51" style:family="text">
      <style:text-properties fo:font-size="10pt" fo:font-style="normal" officeooo:rsid="0037777a" style:font-size-asian="10pt" style:font-style-asian="normal" style:font-size-complex="10pt" style:font-style-complex="normal"/>
    </style:style>
    <style:style style:name="T52" style:family="text">
      <style:text-properties fo:font-size="10pt" fo:font-style="normal" officeooo:rsid="003f766c" style:font-size-asian="10pt" style:font-style-asian="normal" style:font-size-complex="10pt" style:font-style-complex="normal"/>
    </style:style>
    <style:style style:name="T53" style:family="text">
      <style:text-properties fo:font-size="10pt" fo:font-style="normal" officeooo:rsid="003874ba" style:font-size-asian="10pt" style:font-style-asian="normal" style:font-size-complex="10pt" style:font-style-complex="normal"/>
    </style:style>
    <style:style style:name="T54" style:family="text">
      <style:text-properties fo:font-size="10pt" fo:font-style="normal" officeooo:rsid="00533783" style:font-size-asian="10pt" style:font-style-asian="normal" style:font-size-complex="10pt" style:font-style-complex="normal"/>
    </style:style>
    <style:style style:name="T55" style:family="text">
      <style:text-properties fo:font-size="10pt" fo:font-style="normal" officeooo:rsid="004bf6c7" style:font-size-asian="10pt" style:font-style-asian="normal" style:font-size-complex="10pt" style:font-style-complex="normal"/>
    </style:style>
    <style:style style:name="T56" style:family="text">
      <style:text-properties fo:font-size="10pt" fo:font-style="normal" officeooo:rsid="00635bc8" style:font-size-asian="10pt" style:font-style-asian="normal" style:font-size-complex="10pt" style:font-style-complex="normal"/>
    </style:style>
    <style:style style:name="T57" style:family="text">
      <style:text-properties fo:font-size="10pt" fo:font-style="normal" officeooo:rsid="006fdff9" style:font-size-asian="10pt" style:font-style-asian="normal" style:font-size-complex="10pt" style:font-style-complex="normal"/>
    </style:style>
    <style:style style:name="T58" style:family="text">
      <style:text-properties fo:font-size="10pt" fo:font-style="normal" officeooo:rsid="003f5b7a" style:font-size-asian="10pt" style:font-style-asian="normal" style:font-size-complex="10pt" style:font-style-complex="normal"/>
    </style:style>
    <style:style style:name="T59" style:family="text">
      <style:text-properties fo:font-size="10pt" fo:font-style="normal" officeooo:rsid="00413061" style:font-size-asian="10pt" style:font-style-asian="normal" style:font-size-complex="10pt" style:font-style-complex="normal"/>
    </style:style>
    <style:style style:name="T60" style:family="text">
      <style:text-properties fo:font-size="10pt" fo:font-style="normal" officeooo:rsid="005729df" style:font-size-asian="10pt" style:font-style-asian="normal" style:font-size-complex="10pt" style:font-style-complex="normal"/>
    </style:style>
    <style:style style:name="T61" style:family="text">
      <style:text-properties fo:font-size="10pt" fo:font-style="normal" officeooo:rsid="005860b7" style:font-size-asian="10pt" style:font-style-asian="normal" style:font-size-complex="10pt" style:font-style-complex="normal"/>
    </style:style>
    <style:style style:name="T62" style:family="text">
      <style:text-properties fo:font-size="10pt" fo:font-style="normal" officeooo:rsid="00700840" style:font-size-asian="10pt" style:font-style-asian="normal" style:font-size-complex="10pt" style:font-style-complex="normal"/>
    </style:style>
    <style:style style:name="T63" style:family="text">
      <style:text-properties fo:font-size="10pt" fo:font-style="normal" officeooo:rsid="009176bd" style:font-size-asian="10pt" style:font-style-asian="normal" style:font-size-complex="10pt" style:font-style-complex="normal"/>
    </style:style>
    <style:style style:name="T64" style:family="text">
      <style:text-properties fo:font-size="10pt" fo:font-style="normal" officeooo:rsid="0061d932" style:font-size-asian="8.75pt" style:font-style-asian="normal" style:font-size-complex="10pt" style:font-style-complex="normal"/>
    </style:style>
    <style:style style:name="T65" style:family="text">
      <style:text-properties fo:font-size="10pt" fo:font-style="normal" officeooo:rsid="005a2c1b" style:font-size-asian="8.75pt" style:font-style-asian="normal" style:font-size-complex="10pt" style:font-style-complex="normal"/>
    </style:style>
    <style:style style:name="T66" style:family="text">
      <style:text-properties fo:font-size="10pt" fo:font-style="normal" officeooo:rsid="005ab10e" style:font-size-asian="8.75pt" style:font-style-asian="normal" style:font-size-complex="10pt" style:font-style-complex="normal"/>
    </style:style>
    <style:style style:name="T67" style:family="text">
      <style:text-properties fo:font-size="10pt" fo:font-style="normal" officeooo:rsid="00652c2c" style:font-size-asian="8.75pt" style:font-style-asian="normal" style:font-size-complex="10pt" style:font-style-complex="normal"/>
    </style:style>
    <style:style style:name="T68" style:family="text">
      <style:text-properties fo:font-size="10pt" fo:font-style="normal" officeooo:rsid="005eea86" style:font-size-asian="8.75pt" style:font-style-asian="normal" style:font-size-complex="10pt" style:font-style-complex="normal"/>
    </style:style>
    <style:style style:name="T69" style:family="text">
      <style:text-properties fo:font-size="10pt" fo:font-style="normal" officeooo:rsid="007b1903" style:font-size-asian="8.75pt" style:font-style-asian="normal" style:font-size-complex="10pt" style:font-style-complex="normal"/>
    </style:style>
    <style:style style:name="T70" style:family="text">
      <style:text-properties fo:font-size="10pt" fo:font-style="normal" officeooo:rsid="00949b44" style:font-size-asian="8.75pt" style:font-style-asian="normal" style:font-size-complex="10pt" style:font-style-complex="normal"/>
    </style:style>
    <style:style style:name="T7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60a53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fo:font-weight="normal" officeooo:rsid="001f3b95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6edd47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4e57ba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61d93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794628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a2c9e1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c5434d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font-size="10pt" officeooo:rsid="003f5b7a" style:font-size-asian="10pt" style:font-size-complex="10pt"/>
    </style:style>
    <style:style style:name="T82" style:family="text">
      <style:text-properties fo:font-size="10pt" officeooo:rsid="00413061" style:font-size-asian="10pt" style:font-size-complex="10pt"/>
    </style:style>
    <style:style style:name="T83" style:family="text">
      <style:text-properties fo:font-size="10pt" officeooo:rsid="0061d932" style:font-size-asian="10pt" style:font-size-complex="10pt"/>
    </style:style>
    <style:style style:name="T84" style:family="text">
      <style:text-properties fo:font-size="10pt" officeooo:rsid="005860b7" style:font-size-asian="10pt" style:font-size-complex="10pt"/>
    </style:style>
    <style:style style:name="T85" style:family="text">
      <style:text-properties fo:font-size="10pt" fo:font-weight="normal" officeooo:rsid="001e9adc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4e57ba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1f3b95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20269f" style:font-size-asian="10pt" style:font-weight-asian="normal" style:font-size-complex="10pt" style:font-weight-complex="normal"/>
    </style:style>
    <style:style style:name="T89" style:family="text">
      <style:text-properties fo:font-size="10pt" fo:font-weight="normal" officeooo:rsid="00c5434d" style:font-size-asian="10pt" style:font-weight-asian="normal" style:font-size-complex="10pt" style:font-weight-complex="normal"/>
    </style:style>
    <style:style style:name="T90" style:family="text">
      <style:text-properties officeooo:rsid="001aac72"/>
    </style:style>
    <style:style style:name="T91" style:family="text">
      <style:text-properties fo:font-style="italic" style:font-style-asian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1af885" style:font-style-asian="italic" style:font-style-complex="italic"/>
    </style:style>
    <style:style style:name="T94" style:family="text">
      <style:text-properties fo:font-style="italic" officeooo:rsid="00251f6f" style:font-style-asian="italic" style:font-style-complex="italic"/>
    </style:style>
    <style:style style:name="T95" style:family="text">
      <style:text-properties fo:font-style="italic" officeooo:rsid="00270c1b" style:font-style-asian="italic" style:font-style-complex="italic"/>
    </style:style>
    <style:style style:name="T96" style:family="text">
      <style:text-properties fo:font-style="italic" officeooo:rsid="0028d8c8" style:font-style-asian="italic" style:font-style-complex="italic"/>
    </style:style>
    <style:style style:name="T97" style:family="text">
      <style:text-properties fo:font-style="italic" officeooo:rsid="00277b24" style:font-style-asian="italic" style:font-style-complex="italic"/>
    </style:style>
    <style:style style:name="T98" style:family="text">
      <style:text-properties fo:font-style="italic" officeooo:rsid="003f5b7a" style:font-style-asian="italic" style:font-style-complex="italic"/>
    </style:style>
    <style:style style:name="T99" style:family="text">
      <style:text-properties fo:font-style="italic" officeooo:rsid="00413061" style:font-style-asian="italic" style:font-style-complex="italic"/>
    </style:style>
    <style:style style:name="T100" style:family="text">
      <style:text-properties fo:font-style="italic" officeooo:rsid="004e57ba" style:font-style-asian="italic" style:font-style-complex="italic"/>
    </style:style>
    <style:style style:name="T101" style:family="text">
      <style:text-properties fo:font-style="italic" officeooo:rsid="005729df" style:font-style-asian="italic" style:font-style-complex="italic"/>
    </style:style>
    <style:style style:name="T102" style:family="text">
      <style:text-properties fo:font-style="italic" officeooo:rsid="00635bc8" style:font-style-asian="italic" style:font-style-complex="italic"/>
    </style:style>
    <style:style style:name="T103" style:family="text">
      <style:text-properties fo:font-style="italic" officeooo:rsid="006f72a3" style:font-style-asian="italic" style:font-style-complex="italic"/>
    </style:style>
    <style:style style:name="T104" style:family="text">
      <style:text-properties fo:font-style="italic" officeooo:rsid="00794628" style:font-style-asian="italic" style:font-style-complex="italic"/>
    </style:style>
    <style:style style:name="T105" style:family="text">
      <style:text-properties fo:font-style="italic" officeooo:rsid="007a18fd" style:font-style-asian="italic" style:font-style-complex="italic"/>
    </style:style>
    <style:style style:name="T106" style:family="text">
      <style:text-properties fo:font-style="italic" officeooo:rsid="009176bd" style:font-style-asian="italic" style:font-style-complex="italic"/>
    </style:style>
    <style:style style:name="T107" style:family="text">
      <style:text-properties fo:font-style="italic" officeooo:rsid="009c3af9" style:font-style-asian="italic" style:font-style-complex="italic"/>
    </style:style>
    <style:style style:name="T108" style:family="text">
      <style:text-properties fo:font-style="italic" officeooo:rsid="009d867e" style:font-style-asian="italic" style:font-style-complex="italic"/>
    </style:style>
    <style:style style:name="T109" style:family="text">
      <style:text-properties fo:font-style="italic" officeooo:rsid="001aac72" style:font-style-asian="italic" style:font-style-complex="italic"/>
    </style:style>
    <style:style style:name="T110" style:family="text">
      <style:text-properties fo:font-style="italic" officeooo:rsid="0020269f" style:font-style-asian="italic" style:font-style-complex="italic"/>
    </style:style>
    <style:style style:name="T111" style:family="text">
      <style:text-properties fo:font-style="italic" officeooo:rsid="009edd11" style:font-style-asian="italic" style:font-style-complex="italic"/>
    </style:style>
    <style:style style:name="T112" style:family="text">
      <style:text-properties fo:font-style="italic" officeooo:rsid="00a1624d" style:font-style-asian="italic" style:font-style-complex="italic"/>
    </style:style>
    <style:style style:name="T113" style:family="text">
      <style:text-properties fo:font-style="italic" officeooo:rsid="002385e3" style:font-style-asian="italic" style:font-style-complex="italic" style:font-weight-complex="normal"/>
    </style:style>
    <style:style style:name="T114" style:family="text">
      <style:text-properties fo:font-style="italic" officeooo:rsid="001aac72" style:font-style-asian="italic" style:font-style-complex="italic" style:font-weight-complex="normal"/>
    </style:style>
    <style:style style:name="T115" style:family="text">
      <style:text-properties fo:font-style="italic" officeooo:rsid="00a5782a" style:font-style-asian="italic" style:font-style-complex="italic"/>
    </style:style>
    <style:style style:name="T116" style:family="text">
      <style:text-properties fo:font-style="italic" officeooo:rsid="00251f6f" style:font-style-asian="italic"/>
    </style:style>
    <style:style style:name="T117" style:family="text">
      <style:text-properties fo:font-style="italic" officeooo:rsid="00270c1b" style:font-style-asian="italic"/>
    </style:style>
    <style:style style:name="T118" style:family="text">
      <style:text-properties fo:font-style="italic" officeooo:rsid="004e57ba" style:font-style-asian="italic" style:font-style-complex="normal"/>
    </style:style>
    <style:style style:name="T119" style:family="text">
      <style:text-properties fo:font-style="italic" officeooo:rsid="009c3af9" style:font-style-asian="italic" style:font-style-complex="normal"/>
    </style:style>
    <style:style style:name="T120" style:family="text">
      <style:text-properties fo:font-style="italic" officeooo:rsid="009176bd" style:font-style-asian="italic"/>
    </style:style>
    <style:style style:name="T121" style:family="text">
      <style:text-properties fo:font-style="italic" officeooo:rsid="00b9fbe5" style:font-style-asian="italic" style:font-name-complex="Lohit Devanagari1" style:font-style-complex="italic"/>
    </style:style>
    <style:style style:name="T122" style:family="text">
      <style:text-properties fo:font-style="italic" officeooo:rsid="00c5434d" style:font-style-asian="italic"/>
    </style:style>
    <style:style style:name="T123" style:family="text">
      <style:text-properties style:use-window-font-color="true" style:font-name="Arial" fo:font-size="10pt" fo:font-style="normal" fo:font-weight="normal" officeooo:rsid="005c8cbb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4" style:family="text">
      <style:text-properties style:use-window-font-color="true" style:font-name="Arial" fo:font-size="10pt" fo:font-style="normal" fo:font-weight="normal" officeooo:rsid="0063cdcb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5" style:family="text">
      <style:text-properties style:use-window-font-color="true" style:font-name="Arial" fo:font-size="10pt" fo:font-style="normal" fo:font-weight="normal" officeooo:rsid="007b1903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6" style:family="text">
      <style:text-properties style:use-window-font-color="true" style:font-name="Arial" fo:font-size="10pt" fo:font-style="normal" fo:font-weight="normal" officeooo:rsid="00949b44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7" style:family="text">
      <style:text-properties style:use-window-font-color="true" style:font-name="Arial" fo:font-size="10pt" fo:font-style="normal" fo:font-weight="normal" officeooo:rsid="0061d932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use-window-font-color="true" style:font-name="Arial" fo:font-size="10pt" fo:font-style="italic" fo:font-weight="normal" officeooo:rsid="005c8cbb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29" style:family="text">
      <style:text-properties style:use-window-font-color="true" style:font-name="Arial" fo:font-size="10pt" fo:font-style="italic" fo:font-weight="normal" officeooo:rsid="0063cdcb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30" style:family="text">
      <style:text-properties style:use-window-font-color="true" style:font-name="Arial" fo:font-size="10pt" fo:font-weight="normal" officeooo:rsid="004e57ba" style:font-size-asian="10pt" style:font-weight-asian="normal" style:font-size-complex="10pt" style:font-weight-complex="normal"/>
    </style:style>
    <style:style style:name="T131" style:family="text">
      <style:text-properties officeooo:rsid="001af885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1af885" style:font-style-asian="normal" style:font-style-complex="normal"/>
    </style:style>
    <style:style style:name="T134" style:family="text">
      <style:text-properties fo:font-style="normal" officeooo:rsid="001bf430" style:font-style-asian="normal" style:font-style-complex="normal"/>
    </style:style>
    <style:style style:name="T135" style:family="text">
      <style:text-properties fo:font-style="normal" officeooo:rsid="00251f6f" style:font-style-asian="normal" style:font-style-complex="normal"/>
    </style:style>
    <style:style style:name="T136" style:family="text">
      <style:text-properties fo:font-style="normal" officeooo:rsid="00270c1b" style:font-style-asian="normal" style:font-style-complex="normal"/>
    </style:style>
    <style:style style:name="T137" style:family="text">
      <style:text-properties fo:font-style="normal" officeooo:rsid="0028d8c8" style:font-style-asian="normal" style:font-style-complex="normal"/>
    </style:style>
    <style:style style:name="T138" style:family="text">
      <style:text-properties fo:font-style="normal" officeooo:rsid="00277b24" style:font-style-asian="normal" style:font-style-complex="normal"/>
    </style:style>
    <style:style style:name="T139" style:family="text">
      <style:text-properties fo:font-style="normal" officeooo:rsid="0037777a" style:font-style-asian="normal" style:font-style-complex="normal"/>
    </style:style>
    <style:style style:name="T140" style:family="text">
      <style:text-properties fo:font-style="normal" officeooo:rsid="0039aa1f" style:font-style-asian="normal" style:font-style-complex="normal"/>
    </style:style>
    <style:style style:name="T141" style:family="text">
      <style:text-properties fo:font-style="normal" officeooo:rsid="004e57ba" style:font-style-asian="normal" style:font-style-complex="normal"/>
    </style:style>
    <style:style style:name="T142" style:family="text">
      <style:text-properties fo:font-style="normal" officeooo:rsid="0063cdcb" style:font-style-asian="normal" style:font-style-complex="normal"/>
    </style:style>
    <style:style style:name="T143" style:family="text">
      <style:text-properties fo:font-style="normal" officeooo:rsid="006f72a3" style:font-style-asian="normal" style:font-style-complex="normal"/>
    </style:style>
    <style:style style:name="T144" style:family="text">
      <style:text-properties fo:font-style="normal" officeooo:rsid="0032fae5" style:font-style-asian="normal" style:font-style-complex="normal"/>
    </style:style>
    <style:style style:name="T145" style:family="text">
      <style:text-properties fo:font-style="normal" officeooo:rsid="00794628" style:font-style-asian="normal" style:font-style-complex="normal"/>
    </style:style>
    <style:style style:name="T146" style:family="text">
      <style:text-properties fo:font-style="normal" officeooo:rsid="007a18fd" style:font-style-asian="normal" style:font-style-complex="normal"/>
    </style:style>
    <style:style style:name="T147" style:family="text">
      <style:text-properties fo:font-style="normal" officeooo:rsid="009d867e" style:font-style-asian="normal" style:font-style-complex="normal"/>
    </style:style>
    <style:style style:name="T148" style:family="text">
      <style:text-properties fo:font-style="normal" officeooo:rsid="00c5434d" style:font-style-asian="normal" style:font-style-complex="normal"/>
    </style:style>
    <style:style style:name="T149" style:family="text">
      <style:text-properties fo:font-style="normal" fo:font-weight="normal" officeooo:rsid="001af885" style:font-style-asian="normal" style:font-weight-asian="normal" style:font-style-complex="normal" style:font-weight-complex="normal"/>
    </style:style>
    <style:style style:name="T150" style:family="text">
      <style:text-properties officeooo:rsid="001f72a2"/>
    </style:style>
    <style:style style:name="T151" style:family="text">
      <style:text-properties fo:color="#4f81bd" fo:font-size="11pt" fo:font-style="normal" fo:font-weight="bold" officeooo:rsid="003b7094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2" style:family="text">
      <style:text-properties fo:color="#4f81bd" fo:font-size="11pt" fo:font-style="normal" fo:font-weight="bold" officeooo:rsid="004d5c31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3" style:family="text">
      <style:text-properties fo:color="#4f81bd" fo:font-size="11pt" fo:font-style="normal" fo:font-weight="bold" officeooo:rsid="0048d821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4" style:family="text">
      <style:text-properties fo:color="#4f81bd" fo:font-weight="bold" officeooo:rsid="001f72a2" style:font-weight-asian="bold" style:font-weight-complex="bold"/>
    </style:style>
    <style:style style:name="T155" style:family="text">
      <style:text-properties fo:color="#4f81bd" fo:font-style="normal" fo:font-weight="bold" officeooo:rsid="004e57ba" style:font-name-asian="Noto Serif CJK SC" style:font-style-asian="normal" style:font-weight-asian="bold" style:font-name-complex="Lohit Devanagari" style:font-style-complex="normal" style:font-weight-complex="normal"/>
    </style:style>
    <style:style style:name="T156" style:family="text">
      <style:text-properties fo:color="#4f81bd" fo:font-style="normal" fo:font-weight="bold" officeooo:rsid="00652c2c" style:font-name-asian="Noto Serif CJK SC" style:font-style-asian="normal" style:font-weight-asian="bold" style:font-name-complex="Lohit Devanagari" style:font-style-complex="normal" style:font-weight-complex="normal"/>
    </style:style>
    <style:style style:name="T157" style:family="text">
      <style:text-properties fo:color="#4f81bd" fo:font-style="normal" fo:font-weight="bold" officeooo:rsid="002385e3" style:font-name-asian="Noto Serif CJK SC" style:font-style-asian="normal" style:font-weight-asian="bold" style:font-name-complex="Lohit Devanagari" style:font-style-complex="normal" style:font-weight-complex="normal"/>
    </style:style>
    <style:style style:name="T158" style:family="text">
      <style:text-properties officeooo:rsid="0020269f"/>
    </style:style>
    <style:style style:name="T159" style:family="text">
      <style:text-properties fo:font-size="11pt" fo:font-style="normal" style:font-size-asian="11pt" style:font-style-asian="normal" style:font-size-complex="11pt" style:font-style-complex="normal"/>
    </style:style>
    <style:style style:name="T160" style:family="text">
      <style:text-properties fo:font-size="11pt" fo:font-style="normal" officeooo:rsid="003b7094" style:font-size-asian="11pt" style:font-style-asian="normal" style:font-size-complex="11pt" style:font-style-complex="normal"/>
    </style:style>
    <style:style style:name="T161" style:family="text">
      <style:text-properties fo:font-size="11pt" fo:font-style="normal" officeooo:rsid="00635bc8" style:font-size-asian="11pt" style:font-style-asian="normal" style:font-size-complex="11pt" style:font-style-complex="normal"/>
    </style:style>
    <style:style style:name="T162" style:family="text">
      <style:text-properties fo:font-size="11pt" fo:font-style="normal" officeooo:rsid="004c4dff" style:font-size-asian="11pt" style:font-style-asian="normal" style:font-size-complex="11pt" style:font-style-complex="normal"/>
    </style:style>
    <style:style style:name="T163" style:family="text">
      <style:text-properties fo:font-size="11pt" fo:font-style="normal" officeooo:rsid="0081ea05" style:font-size-asian="11pt" style:font-style-asian="normal" style:font-size-complex="11pt" style:font-style-complex="normal"/>
    </style:style>
    <style:style style:name="T164" style:family="text">
      <style:text-properties fo:font-size="11pt" style:font-size-asian="11pt" style:font-size-complex="11pt"/>
    </style:style>
    <style:style style:name="T165" style:family="text">
      <style:text-properties fo:font-size="11pt" officeooo:rsid="00635bc8" style:font-size-asian="11pt" style:font-size-complex="11pt"/>
    </style:style>
    <style:style style:name="T166" style:family="text">
      <style:text-properties fo:font-size="11pt" officeooo:rsid="0039aa1f" style:font-size-asian="11pt" style:font-size-complex="11pt"/>
    </style:style>
    <style:style style:name="T167" style:family="text">
      <style:text-properties fo:font-size="11pt" fo:font-style="italic" officeooo:rsid="00b9fbe5" style:font-size-asian="11pt" style:font-style-asian="italic" style:font-name-complex="Lohit Devanagari1" style:font-size-complex="11pt" style:font-style-complex="italic"/>
    </style:style>
    <style:style style:name="T168" style:family="text">
      <style:text-properties officeooo:rsid="002d32c7"/>
    </style:style>
    <style:style style:name="T169" style:family="text">
      <style:text-properties officeooo:rsid="0037777a"/>
    </style:style>
    <style:style style:name="T170" style:family="text">
      <style:text-properties fo:font-weight="bold" officeooo:rsid="00b9fbe5" style:font-weight-asian="bold" style:font-weight-complex="bold"/>
    </style:style>
    <style:style style:name="T171" style:family="text">
      <style:text-properties fo:font-weight="bold" officeooo:rsid="002385e3" style:font-weight-asian="bold" style:font-weight-complex="normal"/>
    </style:style>
    <style:style style:name="T172" style:family="text">
      <style:text-properties officeooo:rsid="0039aa1f"/>
    </style:style>
    <style:style style:name="T173" style:family="text">
      <style:text-properties officeooo:rsid="003b7094"/>
    </style:style>
    <style:style style:name="T174" style:family="text">
      <style:text-properties officeooo:rsid="003f5b7a"/>
    </style:style>
    <style:style style:name="T175" style:family="text">
      <style:text-properties officeooo:rsid="00413061"/>
    </style:style>
    <style:style style:name="T176" style:family="text">
      <style:text-properties officeooo:rsid="004c4dff"/>
    </style:style>
    <style:style style:name="T177" style:family="text">
      <style:text-properties officeooo:rsid="004e57ba"/>
    </style:style>
    <style:style style:name="T178" style:family="text">
      <style:text-properties officeooo:rsid="005729df"/>
    </style:style>
    <style:style style:name="T179" style:family="text">
      <style:text-properties officeooo:rsid="0060a539"/>
    </style:style>
    <style:style style:name="T180" style:family="text">
      <style:text-properties officeooo:rsid="00635bc8"/>
    </style:style>
    <style:style style:name="T181" style:family="text">
      <style:text-properties officeooo:rsid="00652c2c"/>
    </style:style>
    <style:style style:name="T182" style:family="text">
      <style:text-properties fo:color="#f9faf4" fo:font-size="10pt" style:font-size-asian="10pt" style:font-size-complex="10pt"/>
    </style:style>
    <style:style style:name="T183" style:family="text">
      <style:text-properties officeooo:rsid="0066ae75"/>
    </style:style>
    <style:style style:name="T184" style:family="text">
      <style:text-properties officeooo:rsid="006f72a3"/>
    </style:style>
    <style:style style:name="T185" style:family="text">
      <style:text-properties officeooo:rsid="006fdff9"/>
    </style:style>
    <style:style style:name="T186" style:family="text">
      <style:text-properties fo:font-size="12pt" fo:font-style="italic" officeooo:rsid="004c4dff" style:font-size-asian="12pt" style:font-style-asian="italic" style:font-name-complex="Lohit Devanagari1" style:font-size-complex="12pt" style:font-style-complex="italic"/>
    </style:style>
    <style:style style:name="T187" style:family="text">
      <style:text-properties fo:font-size="12pt" fo:font-style="italic" officeooo:rsid="0085ca2d" style:font-size-asian="12pt" style:font-style-asian="italic" style:font-name-complex="Lohit Devanagari1" style:font-size-complex="12pt" style:font-style-complex="italic"/>
    </style:style>
    <style:style style:name="T188" style:family="text">
      <style:text-properties fo:font-size="12pt" fo:font-style="italic" officeooo:rsid="00b9fbe5" style:font-size-asian="12pt" style:font-style-asian="italic" style:font-name-complex="Lohit Devanagari1" style:font-size-complex="12pt" style:font-style-complex="italic"/>
    </style:style>
    <style:style style:name="T189" style:family="text">
      <style:text-properties style:font-name="Arial"/>
    </style:style>
    <style:style style:name="T190" style:family="text">
      <style:text-properties style:font-name="Arial" fo:font-size="10pt" fo:font-style="normal" officeooo:rsid="004bf6c7" style:font-size-asian="10pt" style:font-style-asian="normal" style:font-size-complex="10pt" style:font-style-complex="normal"/>
    </style:style>
    <style:style style:name="T191" style:family="text">
      <style:text-properties style:font-name="Arial" fo:font-size="10pt" fo:font-style="normal" officeooo:rsid="00700840" style:font-size-asian="10pt" style:font-style-asian="normal" style:font-size-complex="10pt" style:font-style-complex="normal"/>
    </style:style>
    <style:style style:name="T192" style:family="text">
      <style:text-properties style:font-name="Arial" fo:font-size="10pt" fo:font-style="normal" officeooo:rsid="0076f1f6" style:font-size-asian="10pt" style:font-style-asian="normal" style:font-size-complex="10pt" style:font-style-complex="normal"/>
    </style:style>
    <style:style style:name="T193" style:family="text">
      <style:text-properties style:font-name="Arial" fo:font-size="10pt" fo:font-style="normal" officeooo:rsid="00726334" style:font-size-asian="10pt" style:font-style-asian="normal" style:font-size-complex="10pt" style:font-style-complex="normal"/>
    </style:style>
    <style:style style:name="T194" style:family="text">
      <style:text-properties style:font-name="Arial" fo:font-size="10pt" fo:font-style="normal" officeooo:rsid="0021ad05" style:font-size-asian="10pt" style:font-style-asian="normal" style:font-size-complex="10pt" style:font-style-complex="normal"/>
    </style:style>
    <style:style style:name="T195" style:family="text">
      <style:text-properties style:font-name="Arial" fo:font-size="10pt" fo:font-style="normal" officeooo:rsid="00794628" style:font-size-asian="10pt" style:font-style-asian="normal" style:font-size-complex="10pt" style:font-style-complex="normal"/>
    </style:style>
    <style:style style:name="T196" style:family="text">
      <style:text-properties style:font-name="Arial" fo:font-size="10pt" fo:font-style="normal" officeooo:rsid="001af885" style:font-size-asian="10pt" style:font-style-asian="normal" style:font-size-complex="10pt" style:font-style-complex="normal"/>
    </style:style>
    <style:style style:name="T197" style:family="text">
      <style:text-properties style:font-name="Arial" fo:font-size="10pt" fo:font-style="normal" officeooo:rsid="001cc0f2" style:font-size-asian="10pt" style:font-style-asian="normal" style:font-size-complex="10pt" style:font-style-complex="normal"/>
    </style:style>
    <style:style style:name="T198" style:family="text">
      <style:text-properties style:font-name="Arial" fo:font-size="10pt" fo:font-style="normal" officeooo:rsid="001c610f" style:font-size-asian="10pt" style:font-style-asian="normal" style:font-size-complex="10pt" style:font-style-complex="normal"/>
    </style:style>
    <style:style style:name="T199" style:family="text">
      <style:text-properties style:font-name="Arial" fo:font-size="10pt" fo:font-style="normal" officeooo:rsid="001d836a" style:font-size-asian="10pt" style:font-style-asian="normal" style:font-size-complex="10pt" style:font-style-complex="normal"/>
    </style:style>
    <style:style style:name="T200" style:family="text">
      <style:text-properties style:font-name="Arial" fo:font-size="10pt" fo:font-style="normal" officeooo:rsid="00652c2c" style:font-size-asian="10pt" style:font-style-asian="normal" style:font-size-complex="10pt" style:font-style-complex="normal"/>
    </style:style>
    <style:style style:name="T201" style:family="text">
      <style:text-properties style:font-name="Arial" fo:font-size="10pt" fo:font-style="normal" officeooo:rsid="001e9adc" style:font-size-asian="10pt" style:font-style-asian="normal" style:font-size-complex="10pt" style:font-style-complex="normal"/>
    </style:style>
    <style:style style:name="T202" style:family="text">
      <style:text-properties style:font-name="Arial" fo:font-size="10pt" fo:font-style="normal" officeooo:rsid="0060a539" style:font-size-asian="10pt" style:font-style-asian="normal" style:font-size-complex="10pt" style:font-style-complex="normal"/>
    </style:style>
    <style:style style:name="T203" style:family="text">
      <style:text-properties style:font-name="Arial" fo:font-size="10pt" fo:font-style="normal" officeooo:rsid="007a18fd" style:font-size-asian="10pt" style:font-style-asian="normal" style:font-size-complex="10pt" style:font-style-complex="normal"/>
    </style:style>
    <style:style style:name="T204" style:family="text">
      <style:text-properties style:font-name="Arial" fo:font-size="10pt" fo:font-style="normal" officeooo:rsid="002d32c7" style:font-size-asian="10pt" style:font-style-asian="normal" style:font-size-complex="10pt" style:font-style-complex="normal"/>
    </style:style>
    <style:style style:name="T205" style:family="text">
      <style:text-properties style:font-name="Arial" fo:font-size="10pt" fo:font-style="normal" officeooo:rsid="00251f6f" style:font-size-asian="10pt" style:font-style-asian="normal" style:font-size-complex="10pt" style:font-style-complex="normal"/>
    </style:style>
    <style:style style:name="T206" style:family="text">
      <style:text-properties style:font-name="Arial" fo:font-size="10pt" fo:font-style="normal" officeooo:rsid="0034afa1" style:font-size-asian="10pt" style:font-style-asian="normal" style:font-size-complex="10pt" style:font-style-complex="normal"/>
    </style:style>
    <style:style style:name="T207" style:family="text">
      <style:text-properties style:font-name="Arial" fo:font-size="10pt" fo:font-style="normal" officeooo:rsid="006a9665" style:font-size-asian="10pt" style:font-style-asian="normal" style:font-size-complex="10pt" style:font-style-complex="normal"/>
    </style:style>
    <style:style style:name="T208" style:family="text">
      <style:text-properties style:font-name="Arial" fo:font-size="10pt" fo:font-style="normal" officeooo:rsid="005c8cbb" style:font-size-asian="10pt" style:font-style-asian="normal" style:font-size-complex="10pt" style:font-style-complex="normal"/>
    </style:style>
    <style:style style:name="T209" style:family="text">
      <style:text-properties style:font-name="Arial" fo:font-size="10pt" fo:font-style="normal" officeooo:rsid="0063cdcb" style:font-size-asian="10pt" style:font-style-asian="normal" style:font-size-complex="10pt" style:font-style-complex="normal"/>
    </style:style>
    <style:style style:name="T210" style:family="text">
      <style:text-properties style:font-name="Arial" fo:font-size="10pt" fo:font-style="normal" officeooo:rsid="007b1903" style:font-size-asian="10pt" style:font-style-asian="normal" style:font-size-complex="10pt" style:font-style-complex="normal"/>
    </style:style>
    <style:style style:name="T211" style:family="text">
      <style:text-properties style:font-name="Arial" fo:font-size="10pt" fo:font-style="normal" officeooo:rsid="005d3cdb" style:font-size-asian="10pt" style:font-style-asian="normal" style:font-size-complex="10pt" style:font-style-complex="normal"/>
    </style:style>
    <style:style style:name="T212" style:family="text">
      <style:text-properties style:font-name="Arial" fo:font-size="10pt" fo:font-style="normal" officeooo:rsid="0037777a" style:font-size-asian="10pt" style:font-style-asian="normal" style:font-size-complex="10pt" style:font-style-complex="normal"/>
    </style:style>
    <style:style style:name="T213" style:family="text">
      <style:text-properties style:font-name="Arial" fo:font-size="10pt" fo:font-style="normal" officeooo:rsid="003f766c" style:font-size-asian="10pt" style:font-style-asian="normal" style:font-size-complex="10pt" style:font-style-complex="normal"/>
    </style:style>
    <style:style style:name="T214" style:family="text">
      <style:text-properties style:font-name="Arial" fo:font-size="10pt" fo:font-style="normal" officeooo:rsid="003aab69" style:font-size-asian="10pt" style:font-style-asian="normal" style:font-size-complex="10pt" style:font-style-complex="normal"/>
    </style:style>
    <style:style style:name="T215" style:family="text">
      <style:text-properties style:font-name="Arial" fo:font-size="10pt" fo:font-style="normal" officeooo:rsid="00a1624d" style:font-size-asian="10pt" style:font-style-asian="normal" style:font-size-complex="10pt" style:font-style-complex="normal"/>
    </style:style>
    <style:style style:name="T216" style:family="text">
      <style:text-properties style:font-name="Arial" fo:font-size="10pt" fo:font-style="normal" officeooo:rsid="00533783" style:font-size-asian="10pt" style:font-style-asian="normal" style:font-size-complex="10pt" style:font-style-complex="normal"/>
    </style:style>
    <style:style style:name="T217" style:family="text">
      <style:text-properties style:font-name="Arial" fo:font-size="10pt" fo:font-style="normal" officeooo:rsid="00a577d8" style:font-size-asian="10pt" style:font-style-asian="normal" style:font-size-complex="10pt" style:font-style-complex="normal"/>
    </style:style>
    <style:style style:name="T218" style:family="text">
      <style:text-properties style:font-name="Arial" fo:font-size="10pt" fo:font-style="normal" officeooo:rsid="00a7c5ce" style:font-size-asian="10pt" style:font-style-asian="normal" style:font-size-complex="10pt" style:font-style-complex="normal"/>
    </style:style>
    <style:style style:name="T219" style:family="text">
      <style:text-properties style:font-name="Arial" fo:font-size="10pt" fo:font-style="normal" officeooo:rsid="003f5b7a" style:font-size-asian="10pt" style:font-style-asian="normal" style:font-size-complex="10pt" style:font-style-complex="normal"/>
    </style:style>
    <style:style style:name="T220" style:family="text">
      <style:text-properties style:font-name="Arial" fo:font-size="10pt" fo:font-style="normal" officeooo:rsid="00413061" style:font-size-asian="10pt" style:font-style-asian="normal" style:font-size-complex="10pt" style:font-style-complex="normal"/>
    </style:style>
    <style:style style:name="T221" style:family="text">
      <style:text-properties style:font-name="Arial" fo:font-size="10pt" fo:font-style="normal" officeooo:rsid="005729df" style:font-size-asian="10pt" style:font-style-asian="normal" style:font-size-complex="10pt" style:font-style-complex="normal"/>
    </style:style>
    <style:style style:name="T222" style:family="text">
      <style:text-properties style:font-name="Arial" fo:font-size="10pt" fo:font-style="normal" officeooo:rsid="0036e6c5" style:font-size-asian="10pt" style:font-style-asian="normal" style:font-size-complex="10pt" style:font-style-complex="normal"/>
    </style:style>
    <style:style style:name="T223" style:family="text">
      <style:text-properties style:font-name="Arial" fo:font-size="10pt" fo:font-style="normal" officeooo:rsid="004343ae" style:font-size-asian="10pt" style:font-style-asian="normal" style:font-size-complex="10pt" style:font-style-complex="normal"/>
    </style:style>
    <style:style style:name="T224" style:family="text">
      <style:text-properties style:font-name="Arial" fo:font-size="10pt" fo:font-style="normal" officeooo:rsid="0048d821" style:font-size-asian="10pt" style:font-style-asian="normal" style:font-size-complex="10pt" style:font-style-complex="normal"/>
    </style:style>
    <style:style style:name="T225" style:family="text">
      <style:text-properties style:font-name="Arial" fo:font-size="10pt" fo:font-style="normal" officeooo:rsid="00b9fbe5" style:font-size-asian="10pt" style:font-style-asian="normal" style:font-size-complex="10pt" style:font-style-complex="normal"/>
    </style:style>
    <style:style style:name="T226" style:family="text">
      <style:text-properties style:font-name="Arial" fo:font-size="10pt" fo:font-style="normal" officeooo:rsid="00bbb7be" style:font-size-asian="10pt" style:font-style-asian="normal" style:font-size-complex="10pt" style:font-style-complex="normal"/>
    </style:style>
    <style:style style:name="T227" style:family="text">
      <style:text-properties style:font-name="Arial" fo:font-size="10pt" fo:font-style="normal" officeooo:rsid="00bcc65a" style:font-size-asian="10pt" style:font-style-asian="normal" style:font-size-complex="10pt" style:font-style-complex="normal"/>
    </style:style>
    <style:style style:name="T228" style:family="text">
      <style:text-properties style:font-name="Arial" fo:font-size="10pt" fo:font-style="normal" officeooo:rsid="0075beac" style:font-size-asian="10pt" style:font-style-asian="normal" style:font-size-complex="10pt" style:font-style-complex="normal"/>
    </style:style>
    <style:style style:name="T229" style:family="text">
      <style:text-properties style:font-name="Arial" fo:font-size="10pt" fo:font-style="normal" officeooo:rsid="00bdbe46" style:font-size-asian="10pt" style:font-style-asian="normal" style:font-size-complex="10pt" style:font-style-complex="normal"/>
    </style:style>
    <style:style style:name="T230" style:family="text">
      <style:text-properties style:font-name="Arial" fo:font-size="10pt" fo:font-style="normal" officeooo:rsid="00be6f77" style:font-size-asian="10pt" style:font-style-asian="normal" style:font-size-complex="10pt" style:font-style-complex="normal"/>
    </style:style>
    <style:style style:name="T231" style:family="text">
      <style:text-properties style:font-name="Arial" fo:font-size="10pt" fo:font-style="normal" officeooo:rsid="00bf7383" style:font-size-asian="10pt" style:font-style-asian="normal" style:font-size-complex="10pt" style:font-style-complex="normal"/>
    </style:style>
    <style:style style:name="T232" style:family="text">
      <style:text-properties style:font-name="Arial" fo:font-size="10pt" fo:font-style="normal" officeooo:rsid="00c3e32a" style:font-size-asian="10pt" style:font-style-asian="normal" style:font-size-complex="10pt" style:font-style-complex="normal"/>
    </style:style>
    <style:style style:name="T233" style:family="text">
      <style:text-properties style:font-name="Arial" fo:font-size="10pt" fo:font-style="normal" officeooo:rsid="005860b7" style:font-size-asian="10pt" style:font-style-asian="normal" style:font-size-complex="10pt" style:font-style-complex="normal"/>
    </style:style>
    <style:style style:name="T234" style:family="text">
      <style:text-properties style:font-name="Arial" fo:font-size="10pt" fo:font-style="normal" officeooo:rsid="00c473cf" style:font-size-asian="10pt" style:font-style-asian="normal" style:font-size-complex="10pt" style:font-style-complex="normal"/>
    </style:style>
    <style:style style:name="T235" style:family="text">
      <style:text-properties style:font-name="Arial" fo:font-size="10pt" fo:font-style="normal" officeooo:rsid="00c5434d" style:font-size-asian="10pt" style:font-style-asian="normal" style:font-size-complex="10pt" style:font-style-complex="normal"/>
    </style:style>
    <style:style style:name="T236" style:family="text">
      <style:text-properties style:font-name="Arial" fo:font-size="10pt" fo:font-style="normal" officeooo:rsid="001bf430" style:font-size-asian="10pt" style:font-style-asian="normal" style:font-size-complex="10pt" style:font-style-complex="normal"/>
    </style:style>
    <style:style style:name="T237" style:family="text">
      <style:text-properties style:font-name="Arial" fo:font-size="10pt" fo:font-style="normal" officeooo:rsid="006b9c5f" style:font-size-asian="8.75pt" style:font-style-asian="normal" style:font-size-complex="10pt" style:font-style-complex="normal"/>
    </style:style>
    <style:style style:name="T238" style:family="text">
      <style:text-properties style:font-name="Arial" fo:font-size="10pt" fo:font-style="normal" officeooo:rsid="00726334" style:font-size-asian="8.75pt" style:font-style-asian="normal" style:font-size-complex="10pt" style:font-style-complex="normal"/>
    </style:style>
    <style:style style:name="T239" style:family="text">
      <style:text-properties style:font-name="Arial" fo:font-size="10pt" fo:font-style="normal" officeooo:rsid="006dcded" style:font-size-asian="8.75pt" style:font-style-asian="normal" style:font-size-complex="10pt" style:font-style-complex="normal"/>
    </style:style>
    <style:style style:name="T240" style:family="text">
      <style:text-properties style:font-name="Arial" fo:font-size="10pt" fo:font-style="normal" officeooo:rsid="00794628" style:font-size-asian="8.75pt" style:font-style-asian="normal" style:font-size-complex="10pt" style:font-style-complex="normal"/>
    </style:style>
    <style:style style:name="T241" style:family="text">
      <style:text-properties style:font-name="Arial" fo:font-size="10pt" fo:font-style="normal" officeooo:rsid="0061d932" style:font-size-asian="8.75pt" style:font-style-asian="normal" style:font-size-complex="10pt" style:font-style-complex="normal"/>
    </style:style>
    <style:style style:name="T242" style:family="text">
      <style:text-properties style:font-name="Arial" fo:font-size="10pt" fo:font-style="normal" officeooo:rsid="009176bd" style:font-size-asian="8.75pt" style:font-style-asian="normal" style:font-size-complex="10pt" style:font-style-complex="normal"/>
    </style:style>
    <style:style style:name="T243" style:family="text">
      <style:text-properties style:font-name="Arial" fo:font-size="10pt" fo:font-style="normal" officeooo:rsid="009623f7" style:font-size-asian="8.75pt" style:font-style-asian="normal" style:font-size-complex="10pt" style:font-style-complex="normal"/>
    </style:style>
    <style:style style:name="T244" style:family="text">
      <style:text-properties style:font-name="Arial" fo:font-size="10pt" fo:font-style="normal" officeooo:rsid="009e8383" style:font-size-asian="8.75pt" style:font-style-asian="normal" style:font-size-complex="10pt" style:font-style-complex="normal"/>
    </style:style>
    <style:style style:name="T245" style:family="text">
      <style:text-properties style:font-name="Arial" fo:font-size="10pt" fo:font-style="normal" fo:font-weight="bold" officeooo:rsid="006a9665" style:font-size-asian="10pt" style:font-style-asian="normal" style:font-weight-asian="bold" style:font-size-complex="10pt" style:font-style-complex="normal" style:font-weight-complex="bold"/>
    </style:style>
    <style:style style:name="T246" style:family="text">
      <style:text-properties style:font-name="Arial" fo:font-size="10pt" fo:font-style="normal" fo:font-weight="bold" officeooo:rsid="0021ad05" style:font-size-asian="10pt" style:font-style-asian="normal" style:font-weight-asian="bold" style:font-size-complex="10pt" style:font-style-complex="normal" style:font-weight-complex="bold"/>
    </style:style>
    <style:style style:name="T247" style:family="text">
      <style:text-properties style:font-name="Arial" fo:font-size="10pt" fo:font-style="normal" fo:font-weight="bold" officeooo:rsid="0062bd29" style:font-size-asian="10pt" style:font-style-asian="normal" style:font-weight-asian="bold" style:font-size-complex="10pt" style:font-style-complex="normal" style:font-weight-complex="bold"/>
    </style:style>
    <style:style style:name="T248" style:family="text">
      <style:text-properties style:font-name="Arial" fo:font-size="10pt" fo:font-style="normal" fo:font-weight="bold" officeooo:rsid="0036e6c5" style:font-size-asian="10pt" style:font-style-asian="normal" style:font-weight-asian="bold" style:font-size-complex="10pt" style:font-style-complex="normal" style:font-weight-complex="bold"/>
    </style:style>
    <style:style style:name="T249" style:family="text">
      <style:text-properties style:font-name="Arial" fo:font-size="10pt" fo:font-style="normal" fo:font-weight="bold" officeooo:rsid="00c3e32a" style:font-size-asian="10pt" style:font-style-asian="normal" style:font-weight-asian="bold" style:font-size-complex="10pt" style:font-style-complex="normal" style:font-weight-complex="bold"/>
    </style:style>
    <style:style style:name="T250" style:family="text">
      <style:text-properties style:font-name="Arial" fo:font-size="10pt" fo:font-style="normal" fo:font-weight="bold" officeooo:rsid="00c5434d" style:font-size-asian="10pt" style:font-style-asian="normal" style:font-weight-asian="bold" style:font-size-complex="10pt" style:font-style-complex="normal" style:font-weight-complex="bold"/>
    </style:style>
    <style:style style:name="T251" style:family="text">
      <style:text-properties style:font-name="Arial" fo:font-size="10pt" fo:font-style="normal" fo:font-weight="bold" officeooo:rsid="009e8383" style:font-size-asian="8.75pt" style:font-style-asian="normal" style:font-weight-asian="bold" style:font-size-complex="10pt" style:font-style-complex="normal" style:font-weight-complex="bold"/>
    </style:style>
    <style:style style:name="T252" style:family="text">
      <style:text-properties style:font-name="Arial" fo:font-size="10pt" fo:font-style="normal" style:text-underline-style="none" officeooo:rsid="006a9665" style:font-size-asian="10pt" style:font-style-asian="normal" style:font-size-complex="10pt" style:font-style-complex="normal"/>
    </style:style>
    <style:style style:name="T253" style:family="text">
      <style:text-properties style:font-name="Arial" fo:font-size="10pt" fo:font-style="normal" style:text-underline-style="none" officeooo:rsid="007a18fd" style:font-size-asian="10pt" style:font-style-asian="normal" style:font-size-complex="10pt" style:font-style-complex="normal"/>
    </style:style>
    <style:style style:name="T254" style:family="text">
      <style:text-properties style:font-name="Arial" fo:font-size="10pt" fo:font-style="normal" style:text-underline-style="none" officeooo:rsid="006b9c5f" style:font-size-asian="10pt" style:font-style-asian="normal" style:font-size-complex="10pt" style:font-style-complex="normal"/>
    </style:style>
    <style:style style:name="T255" style:family="text">
      <style:text-properties style:font-name="Arial" fo:font-size="10pt" fo:font-style="normal" style:text-underline-style="none" officeooo:rsid="009176bd" style:font-size-asian="10pt" style:font-style-asian="normal" style:font-size-complex="10pt" style:font-style-complex="normal"/>
    </style:style>
    <style:style style:name="T256" style:family="text">
      <style:text-properties style:font-name="Arial" fo:font-size="10pt" fo:font-style="normal" style:text-underline-style="none" officeooo:rsid="009a6cc4" style:font-size-asian="10pt" style:font-style-asian="normal" style:font-size-complex="10pt" style:font-style-complex="normal"/>
    </style:style>
    <style:style style:name="T257" style:family="text">
      <style:text-properties style:font-name="Arial" fo:font-size="10pt" fo:font-style="normal" style:text-underline-style="none" fo:font-weight="bold" officeooo:rsid="006a9665" style:font-size-asian="10pt" style:font-style-asian="normal" style:font-weight-asian="bold" style:font-size-complex="10pt" style:font-style-complex="normal" style:font-weight-complex="bold"/>
    </style:style>
    <style:style style:name="T258" style:family="text">
      <style:text-properties style:font-name="Arial" fo:font-size="10pt" fo:font-style="normal" fo:font-weight="normal" officeooo:rsid="009e8383" style:font-size-asian="8.75pt" style:font-style-asian="normal" style:font-weight-asian="normal" style:font-size-complex="10pt" style:font-style-complex="normal" style:font-weight-complex="normal"/>
    </style:style>
    <style:style style:name="T259" style:family="text">
      <style:text-properties style:font-name="Arial" fo:font-size="10pt" fo:font-style="normal" fo:font-weight="normal" officeooo:rsid="00c5434d" style:font-size-asian="8.75pt" style:font-style-asian="normal" style:font-weight-asian="normal" style:font-size-complex="10pt" style:font-style-complex="normal" style:font-weight-complex="normal"/>
    </style:style>
    <style:style style:name="T260" style:family="text">
      <style:text-properties style:font-name="Arial" fo:font-size="10pt" fo:font-style="normal" fo:font-weight="normal" officeooo:rsid="001af885" style:font-size-asian="10pt" style:font-style-asian="normal" style:font-weight-asian="normal" style:font-size-complex="10pt" style:font-style-complex="normal" style:font-weight-complex="normal"/>
    </style:style>
    <style:style style:name="T261" style:family="text">
      <style:text-properties style:font-name="Arial" fo:font-size="10pt" fo:font-style="normal" fo:font-weight="normal" officeooo:rsid="00c3e32a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style:font-name="Arial" fo:font-size="10pt" fo:font-style="normal" fo:font-weight="normal" officeooo:rsid="00c473cf" style:font-size-asian="10pt" style:font-style-asian="normal" style:font-weight-asian="normal" style:font-size-complex="10pt" style:font-style-complex="normal" style:font-weight-complex="normal"/>
    </style:style>
    <style:style style:name="T263" style:family="text">
      <style:text-properties style:font-name="Arial" fo:font-size="10pt" fo:font-style="italic" style:font-size-asian="10pt" style:font-style-asian="italic" style:font-size-complex="10pt"/>
    </style:style>
    <style:style style:name="T264" style:family="text">
      <style:text-properties style:font-name="Arial" fo:font-size="10pt" fo:font-style="italic" officeooo:rsid="004bf6c7" style:font-size-asian="10pt" style:font-style-asian="italic" style:font-size-complex="10pt" style:font-style-complex="italic"/>
    </style:style>
    <style:style style:name="T265" style:family="text">
      <style:text-properties style:font-name="Arial" fo:font-size="10pt" fo:font-style="italic" officeooo:rsid="00726334" style:font-size-asian="10pt" style:font-style-asian="italic" style:font-size-complex="10pt" style:font-style-complex="italic"/>
    </style:style>
    <style:style style:name="T266" style:family="text">
      <style:text-properties style:font-name="Arial" fo:font-size="10pt" fo:font-style="italic" officeooo:rsid="0076f1f6" style:font-size-asian="10pt" style:font-style-asian="italic" style:font-size-complex="10pt" style:font-style-complex="italic"/>
    </style:style>
    <style:style style:name="T267" style:family="text">
      <style:text-properties style:font-name="Arial" fo:font-size="10pt" fo:font-style="italic" officeooo:rsid="0021ad05" style:font-size-asian="10pt" style:font-style-asian="italic" style:font-size-complex="10pt" style:font-style-complex="italic"/>
    </style:style>
    <style:style style:name="T268" style:family="text">
      <style:text-properties style:font-name="Arial" fo:font-size="10pt" fo:font-style="italic" officeooo:rsid="001af885" style:font-size-asian="10pt" style:font-style-asian="italic" style:font-size-complex="10pt" style:font-style-complex="italic"/>
    </style:style>
    <style:style style:name="T269" style:family="text">
      <style:text-properties style:font-name="Arial" fo:font-size="10pt" fo:font-style="italic" officeooo:rsid="001c610f" style:font-size-asian="10pt" style:font-style-asian="italic" style:font-size-complex="10pt" style:font-style-complex="italic"/>
    </style:style>
    <style:style style:name="T270" style:family="text">
      <style:text-properties style:font-name="Arial" fo:font-size="10pt" fo:font-style="italic" officeooo:rsid="001cc0f2" style:font-size-asian="10pt" style:font-style-asian="italic" style:font-size-complex="10pt" style:font-style-complex="italic"/>
    </style:style>
    <style:style style:name="T271" style:family="text">
      <style:text-properties style:font-name="Arial" fo:font-size="10pt" fo:font-style="italic" officeooo:rsid="0060a539" style:font-size-asian="10pt" style:font-style-asian="italic" style:font-size-complex="10pt" style:font-style-complex="italic"/>
    </style:style>
    <style:style style:name="T272" style:family="text">
      <style:text-properties style:font-name="Arial" fo:font-size="10pt" fo:font-style="italic" officeooo:rsid="00794628" style:font-size-asian="10pt" style:font-style-asian="italic" style:font-size-complex="10pt" style:font-style-complex="italic"/>
    </style:style>
    <style:style style:name="T273" style:family="text">
      <style:text-properties style:font-name="Arial" fo:font-size="10pt" fo:font-style="italic" officeooo:rsid="001d836a" style:font-size-asian="10pt" style:font-style-asian="italic" style:font-size-complex="10pt" style:font-style-complex="italic"/>
    </style:style>
    <style:style style:name="T274" style:family="text">
      <style:text-properties style:font-name="Arial" fo:font-size="10pt" fo:font-style="italic" officeooo:rsid="00251f6f" style:font-size-asian="10pt" style:font-style-asian="italic" style:font-size-complex="10pt" style:font-style-complex="italic"/>
    </style:style>
    <style:style style:name="T275" style:family="text">
      <style:text-properties style:font-name="Arial" fo:font-size="10pt" fo:font-style="italic" officeooo:rsid="006a9665" style:font-size-asian="10pt" style:font-style-asian="italic" style:font-size-complex="10pt" style:font-style-complex="italic"/>
    </style:style>
    <style:style style:name="T276" style:family="text">
      <style:text-properties style:font-name="Arial" fo:font-size="10pt" fo:font-style="italic" officeooo:rsid="005c8cbb" style:font-size-asian="10pt" style:font-style-asian="italic" style:font-size-complex="10pt" style:font-style-complex="italic"/>
    </style:style>
    <style:style style:name="T277" style:family="text">
      <style:text-properties style:font-name="Arial" fo:font-size="10pt" fo:font-style="italic" officeooo:rsid="0063cdcb" style:font-size-asian="10pt" style:font-style-asian="italic" style:font-size-complex="10pt" style:font-style-complex="italic"/>
    </style:style>
    <style:style style:name="T278" style:family="text">
      <style:text-properties style:font-name="Arial" fo:font-size="10pt" fo:font-style="italic" officeooo:rsid="005ab10e" style:font-size-asian="10pt" style:font-style-asian="italic" style:font-size-complex="10pt" style:font-style-complex="italic"/>
    </style:style>
    <style:style style:name="T279" style:family="text">
      <style:text-properties style:font-name="Arial" fo:font-size="10pt" fo:font-style="italic" officeooo:rsid="0068027f" style:font-size-asian="10pt" style:font-style-asian="italic" style:font-size-complex="10pt" style:font-style-complex="italic"/>
    </style:style>
    <style:style style:name="T280" style:family="text">
      <style:text-properties style:font-name="Arial" fo:font-size="10pt" fo:font-style="italic" officeooo:rsid="007b1903" style:font-size-asian="10pt" style:font-style-asian="italic" style:font-size-complex="10pt" style:font-style-complex="italic"/>
    </style:style>
    <style:style style:name="T281" style:family="text">
      <style:text-properties style:font-name="Arial" fo:font-size="10pt" fo:font-style="italic" officeooo:rsid="003aab69" style:font-size-asian="10pt" style:font-style-asian="italic" style:font-size-complex="10pt" style:font-style-complex="italic"/>
    </style:style>
    <style:style style:name="T282" style:family="text">
      <style:text-properties style:font-name="Arial" fo:font-size="10pt" fo:font-style="italic" officeooo:rsid="00a577d8" style:font-size-asian="10pt" style:font-style-asian="italic" style:font-size-complex="10pt" style:font-style-complex="italic"/>
    </style:style>
    <style:style style:name="T283" style:family="text">
      <style:text-properties style:font-name="Arial" fo:font-size="10pt" fo:font-style="italic" officeooo:rsid="003e3c9d" style:font-size-asian="10pt" style:font-style-asian="italic" style:font-size-complex="10pt" style:font-style-complex="italic"/>
    </style:style>
    <style:style style:name="T284" style:family="text">
      <style:text-properties style:font-name="Arial" fo:font-size="10pt" fo:font-style="italic" officeooo:rsid="00b36279" style:font-size-asian="10pt" style:font-style-asian="italic" style:font-size-complex="10pt" style:font-style-complex="italic"/>
    </style:style>
    <style:style style:name="T285" style:family="text">
      <style:text-properties style:font-name="Arial" fo:font-size="10pt" fo:font-style="italic" officeooo:rsid="003f5b7a" style:font-size-asian="10pt" style:font-style-asian="italic" style:font-size-complex="10pt" style:font-style-complex="italic"/>
    </style:style>
    <style:style style:name="T286" style:family="text">
      <style:text-properties style:font-name="Arial" fo:font-size="10pt" fo:font-style="italic" officeooo:rsid="00b45b4f" style:font-size-asian="10pt" style:font-style-asian="italic" style:font-size-complex="10pt" style:font-style-complex="italic"/>
    </style:style>
    <style:style style:name="T287" style:family="text">
      <style:text-properties style:font-name="Arial" fo:font-size="10pt" fo:font-style="italic" officeooo:rsid="0036e6c5" style:font-size-asian="10pt" style:font-style-asian="italic" style:font-size-complex="10pt" style:font-style-complex="italic"/>
    </style:style>
    <style:style style:name="T288" style:family="text">
      <style:text-properties style:font-name="Arial" fo:font-size="10pt" fo:font-style="italic" officeooo:rsid="004343ae" style:font-size-asian="10pt" style:font-style-asian="italic" style:font-size-complex="10pt" style:font-style-complex="italic"/>
    </style:style>
    <style:style style:name="T289" style:family="text">
      <style:text-properties style:font-name="Arial" fo:font-size="10pt" fo:font-style="italic" officeooo:rsid="00b5ce6b" style:font-size-asian="10pt" style:font-style-asian="italic" style:font-size-complex="10pt" style:font-style-complex="italic"/>
    </style:style>
    <style:style style:name="T290" style:family="text">
      <style:text-properties style:font-name="Arial" fo:font-size="10pt" fo:font-style="italic" officeooo:rsid="00b9fbe5" style:font-size-asian="10pt" style:font-style-asian="italic" style:font-size-complex="10pt" style:font-style-complex="italic"/>
    </style:style>
    <style:style style:name="T291" style:family="text">
      <style:text-properties style:font-name="Arial" fo:font-size="10pt" fo:font-style="italic" officeooo:rsid="0046cb5a" style:font-size-asian="10pt" style:font-style-asian="italic" style:font-size-complex="10pt" style:font-style-complex="italic"/>
    </style:style>
    <style:style style:name="T292" style:family="text">
      <style:text-properties style:font-name="Arial" fo:font-size="10pt" fo:font-style="italic" officeooo:rsid="00479d05" style:font-size-asian="10pt" style:font-style-asian="italic" style:font-size-complex="10pt" style:font-style-complex="italic"/>
    </style:style>
    <style:style style:name="T293" style:family="text">
      <style:text-properties style:font-name="Arial" fo:font-size="10pt" fo:font-style="italic" officeooo:rsid="0048d821" style:font-size-asian="10pt" style:font-style-asian="italic" style:font-size-complex="10pt" style:font-style-complex="italic"/>
    </style:style>
    <style:style style:name="T294" style:family="text">
      <style:text-properties style:font-name="Arial" fo:font-size="10pt" fo:font-style="italic" officeooo:rsid="0075beac" style:font-size-asian="10pt" style:font-style-asian="italic" style:font-size-complex="10pt" style:font-style-complex="italic"/>
    </style:style>
    <style:style style:name="T295" style:family="text">
      <style:text-properties style:font-name="Arial" fo:font-size="10pt" fo:font-style="italic" officeooo:rsid="00bf7383" style:font-size-asian="10pt" style:font-style-asian="italic" style:font-size-complex="10pt" style:font-style-complex="italic"/>
    </style:style>
    <style:style style:name="T296" style:family="text">
      <style:text-properties style:font-name="Arial" fo:font-size="10pt" fo:font-style="italic" officeooo:rsid="00c3e32a" style:font-size-asian="10pt" style:font-style-asian="italic" style:font-size-complex="10pt" style:font-style-complex="italic"/>
    </style:style>
    <style:style style:name="T297" style:family="text">
      <style:text-properties style:font-name="Arial" fo:font-size="10pt" fo:font-style="italic" officeooo:rsid="005860b7" style:font-size-asian="10pt" style:font-style-asian="italic" style:font-size-complex="10pt" style:font-style-complex="italic"/>
    </style:style>
    <style:style style:name="T298" style:family="text">
      <style:text-properties style:font-name="Arial" fo:font-size="10pt" fo:font-style="italic" officeooo:rsid="00c473cf" style:font-size-asian="10pt" style:font-style-asian="italic" style:font-size-complex="10pt" style:font-style-complex="italic"/>
    </style:style>
    <style:style style:name="T299" style:family="text">
      <style:text-properties style:font-name="Arial" fo:font-size="10pt" fo:font-style="italic" officeooo:rsid="002d32c7" style:font-size-asian="10pt" style:font-style-asian="italic" style:font-size-complex="10pt"/>
    </style:style>
    <style:style style:name="T300" style:family="text">
      <style:text-properties style:font-name="Arial" fo:font-size="10pt" fo:font-style="italic" officeooo:rsid="0028d8c8" style:font-size-asian="10pt" style:font-style-asian="italic" style:font-size-complex="10pt"/>
    </style:style>
    <style:style style:name="T301" style:family="text">
      <style:text-properties style:font-name="Arial" fo:font-size="10pt" fo:font-style="italic" officeooo:rsid="006b9c5f" style:font-size-asian="8.75pt" style:font-style-asian="italic" style:font-size-complex="10pt" style:font-style-complex="italic"/>
    </style:style>
    <style:style style:name="T302" style:family="text">
      <style:text-properties style:font-name="Arial" fo:font-size="10pt" fo:font-style="italic" officeooo:rsid="00794628" style:font-size-asian="8.75pt" style:font-style-asian="italic" style:font-size-complex="10pt" style:font-style-complex="italic"/>
    </style:style>
    <style:style style:name="T303" style:family="text">
      <style:text-properties style:font-name="Arial" fo:font-size="10pt" fo:font-style="italic" officeooo:rsid="009176bd" style:font-size-asian="8.75pt" style:font-style-asian="italic" style:font-size-complex="10pt" style:font-style-complex="italic"/>
    </style:style>
    <style:style style:name="T304" style:family="text">
      <style:text-properties style:font-name="Arial" fo:font-size="10pt" fo:font-style="italic" officeooo:rsid="009e8383" style:font-size-asian="8.75pt" style:font-style-asian="italic" style:font-size-complex="10pt" style:font-style-complex="italic"/>
    </style:style>
    <style:style style:name="T305" style:family="text">
      <style:text-properties style:font-name="Arial" fo:font-size="10pt" fo:font-style="italic" fo:font-weight="normal" officeooo:rsid="001cc0f2" style:font-size-asian="10pt" style:font-style-asian="italic" style:font-weight-asian="normal" style:font-size-complex="10pt" style:font-style-complex="italic" style:font-weight-complex="normal"/>
    </style:style>
    <style:style style:name="T306" style:family="text">
      <style:text-properties style:font-name="Arial" fo:font-size="10pt" fo:font-style="italic" fo:font-weight="normal" officeooo:rsid="00794628" style:font-size-asian="10pt" style:font-style-asian="italic" style:font-weight-asian="normal" style:font-size-complex="10pt" style:font-style-complex="italic" style:font-weight-complex="normal"/>
    </style:style>
    <style:style style:name="T307" style:family="text">
      <style:text-properties style:font-name="Arial" fo:font-size="10pt" fo:font-style="italic" fo:font-weight="normal" officeooo:rsid="001af885" style:font-size-asian="10pt" style:font-style-asian="italic" style:font-weight-asian="normal" style:font-size-complex="10pt" style:font-style-complex="italic" style:font-weight-complex="normal"/>
    </style:style>
    <style:style style:name="T308" style:family="text">
      <style:text-properties style:font-name="Arial" fo:font-size="10pt" fo:font-style="italic" fo:font-weight="normal" officeooo:rsid="009e8383" style:font-size-asian="8.75pt" style:font-style-asian="italic" style:font-weight-asian="normal" style:font-size-complex="10pt" style:font-style-complex="italic" style:font-weight-complex="normal"/>
    </style:style>
    <style:style style:name="T309" style:family="text">
      <style:text-properties style:font-name="Arial" fo:font-size="10pt" fo:font-style="italic" style:text-underline-style="none" officeooo:rsid="006a9665" style:font-size-asian="10pt" style:font-style-asian="italic" style:font-size-complex="10pt" style:font-style-complex="italic"/>
    </style:style>
    <style:style style:name="T310" style:family="text">
      <style:text-properties style:font-name="Arial" fo:font-size="10pt" fo:font-style="italic" style:text-underline-style="none" officeooo:rsid="006b9c5f" style:font-size-asian="10pt" style:font-style-asian="italic" style:font-size-complex="10pt" style:font-style-complex="italic"/>
    </style:style>
    <style:style style:name="T311" style:family="text">
      <style:text-properties style:font-name="Arial" fo:font-size="10pt" fo:font-style="italic" style:text-underline-style="none" officeooo:rsid="009176bd" style:font-size-asian="10pt" style:font-style-asian="italic" style:font-size-complex="10pt" style:font-style-complex="italic"/>
    </style:style>
    <style:style style:name="T312" style:family="text">
      <style:text-properties style:font-name="Arial" fo:font-size="10pt" fo:font-style="italic" style:text-underline-style="none" fo:font-weight="bold" officeooo:rsid="006a9665" style:font-size-asian="10pt" style:font-style-asian="italic" style:font-weight-asian="bold" style:font-size-complex="10pt" style:font-style-complex="italic" style:font-weight-complex="bold"/>
    </style:style>
    <style:style style:name="T313" style:family="text">
      <style:text-properties style:font-name="Arial" fo:font-size="10pt" style:font-size-asian="10pt" style:font-size-complex="10pt"/>
    </style:style>
    <style:style style:name="T314" style:family="text">
      <style:text-properties style:font-name="Arial" fo:font-size="10pt" officeooo:rsid="0021ad05" style:font-size-asian="10pt" style:font-size-complex="10pt"/>
    </style:style>
    <style:style style:name="T315" style:family="text">
      <style:text-properties style:font-name="Arial" fo:font-size="10pt" officeooo:rsid="00794628" style:font-size-asian="10pt" style:font-size-complex="10pt"/>
    </style:style>
    <style:style style:name="T316" style:family="text">
      <style:text-properties style:font-name="Arial" fo:font-size="10pt" officeooo:rsid="0034afa1" style:font-size-asian="10pt" style:font-size-complex="10pt"/>
    </style:style>
    <style:style style:name="T317" style:family="text">
      <style:text-properties style:font-name="Arial" fo:font-size="10pt" officeooo:rsid="007a18fd" style:font-size-asian="10pt" style:font-size-complex="10pt"/>
    </style:style>
    <style:style style:name="T318" style:family="text">
      <style:text-properties style:font-name="Arial" fo:font-size="10pt" officeooo:rsid="002b081a" style:font-size-asian="10pt" style:font-size-complex="10pt"/>
    </style:style>
    <style:style style:name="T319" style:family="text">
      <style:text-properties style:font-name="Arial" fo:font-size="10pt" officeooo:rsid="005ab10e" style:font-size-asian="10pt" style:font-size-complex="10pt"/>
    </style:style>
    <style:style style:name="T320" style:family="text">
      <style:text-properties style:font-name="Arial" fo:font-size="10pt" officeooo:rsid="001af885" style:font-size-asian="10pt" style:font-size-complex="10pt"/>
    </style:style>
    <style:style style:name="T321" style:family="text">
      <style:text-properties style:font-name="Arial" fo:font-size="10pt" officeooo:rsid="00c5434d" style:font-size-asian="10pt" style:font-size-complex="10pt"/>
    </style:style>
    <style:style style:name="T322" style:family="text">
      <style:text-properties style:font-name="Arial" fo:font-size="10pt" officeooo:rsid="006b9c5f" style:font-size-asian="8.75pt" style:font-size-complex="10pt"/>
    </style:style>
    <style:style style:name="T323" style:family="text">
      <style:text-properties style:font-name="Arial" fo:font-size="10pt" fo:font-weight="bold" officeooo:rsid="0034afa1" style:font-size-asian="10pt" style:font-weight-asian="bold" style:font-size-complex="10pt" style:font-weight-complex="bold"/>
    </style:style>
    <style:style style:name="T324" style:family="text">
      <style:text-properties style:font-name="Arial" officeooo:rsid="004c4dff"/>
    </style:style>
    <style:style style:name="T325" style:family="text">
      <style:text-properties style:font-name="Arial" fo:font-size="11pt" fo:font-style="normal" officeooo:rsid="0081502d" style:font-size-asian="11pt" style:font-style-asian="normal" style:font-size-complex="11pt" style:font-style-complex="normal"/>
    </style:style>
    <style:style style:name="T326" style:family="text">
      <style:text-properties style:font-name="Arial" fo:font-size="11pt" fo:font-style="normal" officeooo:rsid="00821870" style:font-size-asian="11pt" style:font-style-asian="normal" style:font-size-complex="11pt" style:font-style-complex="normal"/>
    </style:style>
    <style:style style:name="T327" style:family="text">
      <style:text-properties style:font-name="Arial" fo:font-size="11pt" fo:font-style="normal" officeooo:rsid="00840bc9" style:font-size-asian="11pt" style:font-style-asian="normal" style:font-size-complex="11pt" style:font-style-complex="normal"/>
    </style:style>
    <style:style style:name="T328" style:family="text">
      <style:text-properties style:font-name="Arial" fo:font-size="11pt" fo:font-style="normal" officeooo:rsid="0089efd3" style:font-size-asian="11pt" style:font-style-asian="normal" style:font-size-complex="11pt" style:font-style-complex="normal"/>
    </style:style>
    <style:style style:name="T329" style:family="text">
      <style:text-properties style:font-name="Arial" fo:font-size="11pt" fo:font-style="normal" officeooo:rsid="008e2e5f" style:font-size-asian="11pt" style:font-style-asian="normal" style:font-size-complex="11pt" style:font-style-complex="normal"/>
    </style:style>
    <style:style style:name="T330" style:family="text">
      <style:text-properties style:font-name="Arial" fo:font-size="11pt" fo:font-style="normal" officeooo:rsid="00872c6e" style:font-size-asian="11pt" style:font-style-asian="normal" style:font-size-complex="11pt" style:font-style-complex="normal"/>
    </style:style>
    <style:style style:name="T331" style:family="text">
      <style:text-properties style:font-name="Arial" fo:font-size="11pt" fo:font-style="normal" officeooo:rsid="008f96e9" style:font-size-asian="11pt" style:font-style-asian="normal" style:font-size-complex="11pt" style:font-style-complex="normal"/>
    </style:style>
    <style:style style:name="T332" style:family="text">
      <style:text-properties style:font-name="Arial" fo:font-size="11pt" fo:font-style="normal" officeooo:rsid="00b24743" style:font-size-asian="11pt" style:font-style-asian="normal" style:font-size-complex="11pt" style:font-style-complex="normal"/>
    </style:style>
    <style:style style:name="T333" style:family="text">
      <style:text-properties style:font-name="Arial" fo:font-size="11pt" fo:font-style="normal" officeooo:rsid="00b45b4f" style:font-size-asian="11pt" style:font-style-asian="normal" style:font-size-complex="11pt" style:font-style-complex="normal"/>
    </style:style>
    <style:style style:name="T334" style:family="text">
      <style:text-properties style:font-name="Arial" fo:font-size="12pt" fo:font-style="italic" officeooo:rsid="0085ca2d" style:font-size-asian="12pt" style:font-style-asian="italic" style:font-name-complex="Lohit Devanagari1" style:font-size-complex="12pt" style:font-style-complex="italic"/>
    </style:style>
    <style:style style:name="T335" style:family="text">
      <style:text-properties style:font-name="Arial" fo:font-size="12pt" fo:font-style="italic" officeooo:rsid="006f72a3" style:font-size-asian="12pt" style:font-style-asian="italic" style:font-name-complex="Lohit Devanagari1" style:font-size-complex="12pt" style:font-style-complex="italic"/>
    </style:style>
    <style:style style:name="T336" style:family="text">
      <style:text-properties style:font-name="Arial" fo:font-size="12pt" fo:font-style="italic" officeooo:rsid="004c4dff" style:font-size-asian="12pt" style:font-style-asian="italic" style:font-name-complex="Lohit Devanagari1" style:font-size-complex="12pt" style:font-style-complex="italic"/>
    </style:style>
    <style:style style:name="T337" style:family="text">
      <style:text-properties style:font-name="Arial" fo:font-size="12pt" fo:font-style="italic" officeooo:rsid="00b9fbe5" style:font-size-asian="12pt" style:font-style-asian="italic" style:font-name-complex="Lohit Devanagari1" style:font-size-complex="12pt" style:font-style-complex="italic"/>
    </style:style>
    <style:style style:name="T338" style:family="text">
      <style:text-properties style:font-name="Arial" officeooo:rsid="00872c6e"/>
    </style:style>
    <style:style style:name="T339" style:family="text">
      <style:text-properties style:font-name="Arial" fo:font-style="normal" officeooo:rsid="007fc5ad" style:font-style-asian="normal" style:font-style-complex="normal"/>
    </style:style>
    <style:style style:name="T340" style:family="text">
      <style:text-properties style:font-name="Arial" fo:font-style="normal" officeooo:rsid="00b84a8a" style:font-style-asian="normal" style:font-style-complex="normal"/>
    </style:style>
    <style:style style:name="T341" style:family="text">
      <style:text-properties style:font-name="Arial" fo:font-style="normal" officeooo:rsid="00aed66e" style:font-style-asian="normal" style:font-style-complex="normal"/>
    </style:style>
    <style:style style:name="T342" style:family="text">
      <style:text-properties style:font-name="Arial" officeooo:rsid="00b24743"/>
    </style:style>
    <style:style style:name="T343" style:family="text">
      <style:text-properties style:font-name="Arial" officeooo:rsid="00890146"/>
    </style:style>
    <style:style style:name="T344" style:family="text">
      <style:text-properties style:font-name="Arial" officeooo:rsid="00b45b4f"/>
    </style:style>
    <style:style style:name="T345" style:family="text">
      <style:text-properties style:font-name="Arial" officeooo:rsid="00b4dc4a"/>
    </style:style>
    <style:style style:name="T346" style:family="text">
      <style:text-properties officeooo:rsid="00794628"/>
    </style:style>
    <style:style style:name="T347" style:family="text">
      <style:text-properties officeooo:rsid="007a18fd"/>
    </style:style>
    <style:style style:name="T348" style:family="text">
      <style:text-properties officeooo:rsid="009176bd"/>
    </style:style>
    <style:style style:name="T349" style:family="text">
      <style:text-properties fo:font-weight="normal" officeooo:rsid="002385e3" style:font-weight-asian="normal" style:font-weight-complex="normal"/>
    </style:style>
    <style:style style:name="T350" style:family="text">
      <style:text-properties fo:font-weight="normal" officeooo:rsid="00b9fbe5" style:font-weight-asian="normal" style:font-weight-complex="normal"/>
    </style:style>
    <style:style style:name="T351" style:family="text">
      <style:text-properties fo:font-weight="normal" officeooo:rsid="0037777a" style:font-weight-asian="normal" style:font-weight-complex="normal"/>
    </style:style>
    <style:style style:name="T352" style:family="text">
      <style:text-properties fo:font-weight="normal" officeooo:rsid="00c5434d" style:font-weight-asian="normal" style:font-weight-complex="normal"/>
    </style:style>
    <style:style style:name="T353" style:family="text">
      <style:text-properties officeooo:rsid="009c3af9"/>
    </style:style>
    <style:style style:name="T354" style:family="text">
      <style:text-properties officeooo:rsid="009d867e"/>
    </style:style>
    <style:style style:name="T355" style:family="text">
      <style:text-properties officeooo:rsid="009edd11"/>
    </style:style>
    <style:style style:name="T356" style:family="text">
      <style:text-properties officeooo:rsid="00a1624d"/>
    </style:style>
    <style:style style:name="T357" style:family="text">
      <style:text-properties officeooo:rsid="002385e3" style:font-weight-complex="normal"/>
    </style:style>
    <style:style style:name="T358" style:family="text">
      <style:text-properties officeooo:rsid="00c5434d" style:font-weight-complex="normal"/>
    </style:style>
    <style:style style:name="T359" style:family="text">
      <style:text-properties officeooo:rsid="00a577d8"/>
    </style:style>
    <style:style style:name="T360" style:family="text">
      <style:text-properties officeooo:rsid="00b45b4f"/>
    </style:style>
    <style:style style:name="T361" style:family="text">
      <style:text-properties officeooo:rsid="00b84a8a"/>
    </style:style>
    <style:style style:name="T362" style:family="text">
      <style:text-properties officeooo:rsid="00b9fbe5"/>
    </style:style>
    <style:style style:name="T363" style:family="text">
      <style:text-properties officeooo:rsid="00c26bae"/>
    </style:style>
    <style:style style:name="T364" style:family="text">
      <style:text-properties officeooo:rsid="00c5434d"/>
    </style:style>
    <style:style style:name="T365" style:family="text">
      <style:text-properties officeooo:rsid="00c613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2">Introduzione</text:h>
      <text:p text:style-name="P33"/>
      <text:p text:style-name="P34"><text:span text:style-name="T184">L'obiettivo di questo studio è stato applicare le tecniche e gli strumenti visti nel modulo del corso relativo il </text:span><text:span text:style-name="T103">software testing </text:span><text:span text:style-name="T143">a due progetti open source, </text:span><text:span text:style-name="T103">Bookkeeper </text:span><text:span text:style-name="T143">ed </text:span><text:span text:style-name="T103">AVRO</text:span><text:span text:style-name="T104">.</text:span><text:span text:style-name="T103"> </text:span><text:span text:style-name="T143">Lo studio si è concentrato su due classi Java per ogni singolo progetto, individuate con la metodologia descritta nel paragrafo </text:span><text:span text:style-name="T103">Individuazione classi.</text:span><text:span text:style-name="T143"> Su </text:span><text:span text:style-name="T148">ogni</text:span><text:span text:style-name="T143"> singola classe sono stati eseguiti esperimenti in un ambiente controllato</text:span><text:span text:style-name="T148"> </text:span><text:span text:style-name="T143">al fine di poter </text:span><text:span text:style-name="T148">acquisire</text:span><text:span text:style-name="T143"> sufficiente fiducia sul loro funzionamento.</text:span></text:p>
      <text:h text:style-name="P3" text:outline-level="2">Configurazione ambiente di lavoro</text:h>
      <text:p text:style-name="P51"/>
      <text:p text:style-name="P23"><text:span text:style-name="T314">Per la configurazione dell'ambiente di lavoro sono stati effettuati i fork dei due progetti sulla repo</text:span><text:span text:style-name="T321">sitory</text:span><text:span text:style-name="T314"> GitHub salvatorefoderaro/</text:span><text:span text:style-name="T195">avro</text:span><text:span text:style-name="T314"> e salvatorefoderaro/bookkeeper. Sono stati rimossi i test presenti di default, rimossi i profili dai file </text:span><text:span text:style-name="T267">pom.xml</text:span><text:span text:style-name="T194"> dei due progetti. Inoltre è stata effettuata l'integrazione con </text:span><text:span text:style-name="T246">Travis-CI</text:span><text:span text:style-name="T194"> e </text:span><text:span text:style-name="T246">SonarCloud</text:span><text:span text:style-name="T194">, tramite la configurazione dei file </text:span><text:span text:style-name="T267">.travis.yml</text:span><text:span text:style-name="T194"> e </text:span><text:span text:style-name="T267">sonar-projects.properties</text:span><text:span text:style-name="T195">.</text:span></text:p>
      <text:h text:style-name="P3" text:outline-level="2">Individuazione classi</text:h>
      <text:p text:style-name="P51"/>
      <text:p text:style-name="P35">Per l’individuazione delle classi da testare sono stati tenuti presenti i risultati delle attività svolte con il Prof. Falessi. Sono state apportate alcune modifiche affinché venissero calcolate le metriche per l’ultima versione rilasciata <text:span text:style-name="T346">di ogni progetto</text:span>. Per la scelta delle classi da testare si è tenuto conto della <text:span text:style-name="T131">metrica </text:span><text:span text:style-name="T93">numberRevisions</text:span><text:span text:style-name="T133">, che indica il numero di volte che il file appare in un commit su GitHub. Questo ha portato alla scelta delle seguenti classi per i due progetti.</text:span></text:p>
      <text:list xml:id="list573308526" text:style-name="L1">
        <text:list-item>
          <text:p text:style-name="P132">BookKeeper</text:p>
          <text:list>
            <text:list-item>
              <text:p text:style-name="P154"><text:span text:style-name="T268">BufferedReader:</text:span><text:span text:style-name="T196"> </text:span><text:span text:style-name="T197">t</text:span><text:span text:style-name="T198">ra gli elementi base di Bookkeeper sono presenti i </text:span><text:span text:style-name="T269">ledger</text:span><text:span text:style-name="T198">.</text:span><text:span text:style-name="T269"> </text:span><text:span text:style-name="T198">Un </text:span><text:span text:style-name="T269">ledger</text:span><text:span text:style-name="T198"> è una sequenza di </text:span><text:span text:style-name="T269">entry</text:span><text:span text:style-name="T198">, </text:span><text:span text:style-name="T195">ognuno dei quali è composto da una sequenza di dati</text:span><text:span text:style-name="T198">. Quando un server riceve una entry da parte dei client per essere scritta, l’entry viene aggiunta </text:span><text:span text:style-name="T195">all'</text:span><text:span text:style-name="T272">entry</text:span><text:span text:style-name="T269"> </text:span><text:span text:style-name="T272">l</text:span><text:span text:style-name="T269">og</text:span><text:span text:style-name="T198">. Per motivi di performance, l’entry log bufferizza in memoria le varie entry e le scrive </text:span><text:span text:style-name="T195">in modo asincrono sul file di log</text:span><text:span text:style-name="T198">. </text:span><text:span text:style-name="T197">Per la bufferizzazione viene </text:span><text:span text:style-name="T199">utilizzata la classe </text:span><text:span text:style-name="T305">BufferedChannel</text:span><text:span text:style-name="T306">; </text:span><text:span text:style-name="T197">offre un layer bufferizzato per l’esecuzione delle operazioni su un </text:span><text:span text:style-name="T270">file</text:span><text:span text:style-name="T271"> </text:span><text:span text:style-name="T270">channel.</text:span><text:span text:style-name="T200"> La singola entry è composta </text:span><text:span text:style-name="T195">dai campi</text:span><text:span text:style-name="T200">:</text:span></text:p>
              <text:list>
                <text:list-item>
                  <text:p text:style-name="P133">long ledgerID</text:p>
                </text:list-item>
                <text:list-item>
                  <text:p text:style-name="P133">long entryID</text:p>
                </text:list-item>
                <text:list-item>
                  <text:p text:style-name="P133">long LAC</text:p>
                </text:list-item>
                <text:list-item>
                  <text:p text:style-name="P133">long length</text:p>
                </text:list-item>
                <text:list-item>
                  <text:p text:style-name="P143"><text:span text:style-name="T46">data[] data</text:span><text:span text:style-name="T182">}</text:span></text:p>
                </text:list-item>
              </text:list>
            </text:list-item>
            <text:list-item>
              <text:p text:style-name="P154"><text:span text:style-name="T268">DigestManage</text:span><text:span text:style-name="T273">r:</text:span><text:span text:style-name="T199"> </text:span><text:span text:style-name="T201">per l’invio delle entry al server, il client utilizza </text:span><text:span text:style-name="T195">la</text:span><text:span text:style-name="T201"> classe per il calcolo del digest da aggiungere al pacchetto da inviare, mentre il server la </text:span><text:span text:style-name="T195">utilizza</text:span><text:span text:style-name="T201"> per verificare che i</text:span><text:span text:style-name="T195">la correttezza del pacchetto ricevuto.</text:span></text:p>
            </text:list-item>
          </text:list>
        </text:list-item>
        <text:list-item>
          <text:p text:style-name="P132">A<text:span text:style-name="T179">VRO</text:span></text:p>
          <text:list>
            <text:list-item>
              <text:p text:style-name="P144"><text:span text:style-name="T29">BinaryData: </text:span><text:span text:style-name="T72">AVRO </text:span><text:span text:style-name="T73">è un sistema per la serializzazione dei dati</text:span><text:span text:style-name="T74"> basato su</text:span><text:span text:style-name="T30"> schemi</text:span><text:span text:style-name="T74">.</text:span><text:span text:style-name="T73"> Vengono utilizzati per definire in che che modo il flusso di dati deve essere scritto, o il modo in cui deve essere letto</text:span><text:span text:style-name="T77">. Durante l'esecuzione delle due operazioni, lo</text:span><text:span text:style-name="T34"> schema</text:span><text:span text:style-name="T77"> è sempre presente.</text:span><text:span text:style-name="T79"> </text:span><text:span text:style-name="T72">La classe fornisce degli strumenti per la manipolazione di dati binari.</text:span></text:p>
            </text:list-item>
            <text:list-item>
              <text:p text:style-name="P154"><text:span text:style-name="T268">SpecificData: </text:span><text:span text:style-name="T202">la classe offre delle utility per la generazione e la gestione di oggetti di tipo </text:span><text:span text:style-name="T272">schema</text:span><text:span text:style-name="T202"> per tipi di dato specifici</text:span><text:span text:style-name="T195"> del linguaggio Java</text:span><text:span text:style-name="T202">. </text:span></text:p>
            </text:list-item>
          </text:list>
        </text:list-item>
      </text:list>
      <text:h text:style-name="P4" text:outline-level="2">Category Partition<text:span text:style-name="T363"> ed analisi boundary-values</text:span></text:h>
      <text:p text:style-name="P52"/>
      <text:p text:style-name="P62"><text:span text:style-name="T322">Per la stesura della </text:span><text:span text:style-name="T301">category partition </text:span><text:span text:style-name="T302">è</text:span><text:span text:style-name="T237"> stato utilizzato il procedimento illustrato a lezione, in base al tipo di dato del parametro di cui andare ad effettuare il partizionamento in categorie. Per i parametri composti sono stati considerati </text:span><text:span text:style-name="T238">per l'analisi</text:span><text:span text:style-name="T237"> gli attributi dell'oggetto che vengono utilizzati </text:span><text:span text:style-name="T239">nel flusso di esecuzione del </text:span><text:span text:style-name="T237">metodo.</text:span><text:span text:style-name="T240"> Successivamente è stata eseguita l'analisi</text:span><text:span text:style-name="T242"> dei</text:span><text:span text:style-name="T240"> </text:span><text:span text:style-name="T302">boundary</text:span><text:span text:style-name="T303">-</text:span><text:span text:style-name="T302">value</text:span><text:span text:style-name="T303">s</text:span><text:span text:style-name="T240"> per la stesura di una prima </text:span><text:span text:style-name="T243">suite di test minimale</text:span><text:span text:style-name="T240">.</text:span></text:p>
      <text:p text:style-name="P62"><text:span text:style-name="T244">Per il partizionamento degli oggetti complessi, come gli oggetti </text:span><text:span text:style-name="T304">schema</text:span><text:span text:style-name="T244"> di </text:span><text:span text:style-name="T251">AVRO</text:span><text:span text:style-name="T258"> o le </text:span><text:span text:style-name="T308">entry</text:span><text:span text:style-name="T258"> di </text:span><text:span text:style-name="T251">Bookkeeper</text:span><text:span text:style-name="T258">, sono stati considerati gli attributi semplici che hanno portato alla costruzione degli oggetti stessi. Per questo motivo nell'analisi è presente una </text:span><text:span text:style-name="T259">distinzione</text:span><text:span text:style-name="T258"> tra </text:span><text:span text:style-name="T308">nomeParametro.nomeAttributo </text:span><text:span text:style-name="T258">e </text:span><text:span text:style-name="T308">nomeAttributo;</text:span><text:span text:style-name="T258"> il secondo è riferito all'istanza dell'oggetto di cui vogliamo andare a testare il metodo (</text:span><text:span text:style-name="T308">BufferedChannel, DigestManager).</text:span></text:p>
      <text:p text:style-name="P48"><text:soft-page-break/>Per l'identificazione dei test è stato utilizzato il criterio unidimensionale: ogni test viene scelto per corprire tutte le classi di equivalenza considerate.</text:p>
      <text:h text:style-name="P6" text:outline-level="2">Category Partition - <text:span text:style-name="T150">Bookkeeper</text:span></text:h>
      <text:h text:style-name="P11" text:outline-level="2">BufferedChannel - write<text:bookmark text:name="classi---bufferedchannel---write1"/><text:span text:style-name="T183"> (ByteBuf src)</text:span></text:h>
      <text:p text:style-name="P30"><text:span text:style-name="T313">Il metodo </text:span><text:span text:style-name="T263">write</text:span><text:span text:style-name="T313"> </text:span><text:span text:style-name="T218">scrive </text:span></text:p>
      <text:p text:style-name="P30"><text:span text:style-name="T320">il contenuto dell’oggetto </text:span><text:span text:style-name="T268">ByteBuf </text:span><text:span text:style-name="T196">sul </text:span><text:span text:style-name="T268">filechannel</text:span><text:span text:style-name="T196"> associato a</text:span><text:span text:style-name="T260">ll’oggetto </text:span><text:span text:style-name="T307">BufferedChannel</text:span><text:span text:style-name="T260">.</text:span></text:p>
      <text:list xml:id="list2538891187" text:style-name="L2">
        <text:list-item>
          <text:p text:style-name="P96"><text:span text:style-name="T91">ByteBuf src. </text:span>Trattandosi di un oggetto complesso, per la category partition sono state considerat<text:span text:style-name="T346">i i casi in cui l'istanza sia nulla o valida</text:span>. Per l<text:span text:style-name="T131">e istanze valide, trattandosi di un buffer di dati dotato di una determinata lunghezza, è stata considerata la lunghezza del buffer</text:span><text:span text:style-name="T346">.</text:span></text:p>
          <text:list>
            <text:list-item>
              <text:p text:style-name="P105">{null, src.len = 0, src.len &gt; 0}</text:p>
            </text:list-item>
            <text:list-item>
              <text:p text:style-name="P109">Analisy boundary-value: {null, src.len = 0, src.len <text:span text:style-name="T348">=1</text:span>}</text:p>
            </text:list-item>
          </text:list>
        </text:list-item>
        <text:list-item>
          <text:p text:style-name="P96"><text:span text:style-name="T91">long unpersistedBytesBound.</text:span><text:span text:style-name="T132"> </text:span><text:span text:style-name="T133">L’attributo rappresenta il numero di limite di byte non consistenti. Se il valore è maggiore di </text:span><text:span text:style-name="T145">0</text:span><text:span text:style-name="T133">, viene effettuato il flush sul filechannel dopo ogni scrittura. In caso </text:span><text:span text:style-name="T148">contrario</text:span><text:span text:style-name="T133">, il flush viene effettuato solamente al riempimento del buffer</text:span><text:span text:style-name="T145">.</text:span></text:p>
          <text:list>
            <text:list-item>
              <text:p text:style-name="P105">{&lt;=0, &gt;0}</text:p>
            </text:list-item>
            <text:list-item>
              <text:p text:style-name="P110">Analisy boundary-value: <text:span text:style-name="T348">{-1, 1}</text:span></text:p>
            </text:list-item>
          </text:list>
        </text:list-item>
      </text:list>
      <text:p text:style-name="P36"><text:span text:style-name="T356">L</text:span>a <text:span text:style-name="T92">suit</text:span><text:span text:style-name="T115">e </text:span><text:span text:style-name="T92">di test minima</text:span><text:span text:style-name="T112">le</text:span> identificata è la seguente<text:span text:style-name="T346">:</text:span></text:p>
      <text:list xml:id="list2602674204" text:style-name="L3">
        <text:list-item>
          <text:p text:style-name="P136">{null, -1}, {src.len = 0, 1, src.len = 1, 1}<text:span text:style-name="T349"> </text:span></text:p>
        </text:list-item>
      </text:list>
      <text:h text:style-name="P11" text:outline-level="2">BufferedChannel - read<text:bookmark text:name="classi---bufferedchannel---read1"/><text:span text:style-name="T183"> (ByteBuf dest, long pos, int length)</text:span></text:h>
      <text:p text:style-name="P36">Il metodo <text:span text:style-name="T91">read</text:span> <text:span text:style-name="T180">scrive</text:span> sul buffer di destinazione (<text:span text:style-name="T91">dest</text:span>) il contenuto del <text:span text:style-name="T93">filechannel</text:span><text:span text:style-name="T133"> associato al </text:span><text:span text:style-name="T149">BufferedChannel</text:span>.</text:p>
      <text:list xml:id="list1516373743" text:style-name="L4">
        <text:list-item>
          <text:p text:style-name="P125"><text:span text:style-name="T263">int </text:span><text:span text:style-name="T299">capacity</text:span><text:span text:style-name="T263">. </text:span><text:span text:style-name="T203">Il valore rappresenta</text:span><text:span text:style-name="T196"> la capacità di scrittura </text:span><text:span text:style-name="T204">e lettura </text:span><text:span text:style-name="T196">del buffer. Per un’istanza valida, sono state considerate due classi per il partizionamento:</text:span></text:p>
          <text:list>
            <text:list-item>
              <text:p text:style-name="P106">{= 0, &gt; 0}</text:p>
            </text:list-item>
            <text:list-item>
              <text:p text:style-name="P111"><text:span text:style-name="T364">Analisi</text:span> boundary-value: <text:span text:style-name="T348">{0, 1}</text:span></text:p>
            </text:list-item>
          </text:list>
        </text:list-item>
        <text:list-item>
          <text:p text:style-name="P125"><text:span text:style-name="T263">ByteBuf dest. </text:span><text:span text:style-name="T203">L'oggetto rappresenta il b</text:span><text:span text:style-name="T313">uffer di destinazione. E' stata considerata l'istanza </text:span><text:span text:style-name="T315">non </text:span><text:span text:style-name="T313">valida, e due tipologie di istanze valide che si caratterizzano per l'attributo </text:span><text:span text:style-name="T272">len</text:span><text:span text:style-name="T195">.</text:span></text:p>
          <text:list>
            <text:list-item>
              <text:p text:style-name="P106">{null, dst.len = 0, dst.len &gt; 1}</text:p>
            </text:list-item>
            <text:list-item>
              <text:p text:style-name="P112"><text:span text:style-name="T364">Analisi</text:span> boundary-value: {null, dst.len = 0, dst.len <text:span text:style-name="T348">=</text:span> 1}</text:p>
            </text:list-item>
          </text:list>
        </text:list-item>
        <text:list-item>
          <text:p text:style-name="P97"><text:span text:style-name="T91">long pos. </text:span>Il valore rappresenta la posizione iniziale della scrittura. Per il partizionamento <text:span text:style-name="T346">sono stati considerati tre casi in riferimento alla capacità di scrittura del </text:span><text:span text:style-name="T104">BufferedChannel.</text:span></text:p>
          <text:list>
            <text:list-item>
              <text:p text:style-name="P106">{&lt; writeCapacity, = writeCapacity, &gt; writeCapacity}</text:p>
            </text:list-item>
            <text:list-item>
              <text:p text:style-name="P112"><text:span text:style-name="T364">Analisi</text:span> boundary-value: {writeCapacity<text:span text:style-name="T348"> - 1</text:span>, writeCapacity, writeCapacity<text:span text:style-name="T348"> + 1</text:span>}</text:p>
            </text:list-item>
          </text:list>
        </text:list-item>
        <text:list-item>
          <text:p text:style-name="P125"><text:span text:style-name="T263">int length. </text:span><text:span text:style-name="T203">Il valore </text:span><text:span text:style-name="T235">rappresenta</text:span><text:span text:style-name="T203"> la lunghezza</text:span><text:span text:style-name="T313"> della scrittura. Dipende dalla capacità di scrittura del buffer, dalla posizione di scrittura ma anche dalla capacità del buffer di destinazione. Il tutto è stato partizionato in due casi di errore ed uno di successo ...</text:span></text:p>
          <text:list>
            <text:list-item>
              <text:p text:style-name="P106">{&lt;= writeCapacity - pos &amp;&amp; &lt;= dest.len, &lt;=writeCapacity - pos &amp;&amp; &gt; dest.len, &gt; writeCapacity - pos}</text:p>
            </text:list-item>
            <text:list-item>
              <text:p text:style-name="P112"><text:span text:style-name="T364">Analisi</text:span> boundary-value: { <text:span text:style-name="T348">(</text:span>writeCapacity - pos<text:span text:style-name="T348">)</text:span> &amp;&amp; <text:span text:style-name="T348">(</text:span>dest.len<text:span text:style-name="T348">)</text:span>, <text:span text:style-name="T348">(</text:span>writeCapacity - pos<text:span text:style-name="T348">)</text:span> &amp;&amp; <text:s/><text:span text:style-name="T348">(</text:span>dest.len<text:span text:style-name="T348">) + <text:s/>1</text:span>, <text:span text:style-name="T348">(</text:span>writeCapacity - pos<text:span text:style-name="T348">) + 1</text:span>}</text:p>
            </text:list-item>
          </text:list>
        </text:list-item>
      </text:list>
      <text:p text:style-name="P36"><text:span text:style-name="T356">L</text:span>a <text:span text:style-name="T92">suit</text:span><text:span text:style-name="T115">e </text:span><text:span text:style-name="T92">di test minimale </text:span>identificata è la seguente</text:p>
      <text:list xml:id="list1152505435" text:style-name="L5">
        <text:list-item>
          <text:p text:style-name="P137">{0, null, -<text:span text:style-name="T168">1</text:span>, <text:span text:style-name="T168">0</text:span>}, {0, dst.len = 0, 0, 1}, {1, dst.len = 1, 2, 2}<text:span text:style-name="T349"> </text:span></text:p>
        </text:list-item>
      </text:list>
      <text:h text:style-name="P12" text:outline-level="2">DigestManager - computeDigestAndPackageForSending<text:span text:style-name="T181"> (long entryId, long lastAddConfirmed, long length, ByteBuf data)</text:span></text:h>
      <text:p text:style-name="P38">Il metodo permette al client di preparare l’entry da inviare al server, andando a calcolare il <text:span text:style-name="T92">digest</text:span> e concatenarlo con il buffer di dati <text:span text:style-name="T180">a cui associare la </text:span><text:span text:style-name="T102">entry</text:span><text:span text:style-name="T180">.</text:span></text:p>
      <text:list xml:id="list772440541" text:style-name="L6">
        <text:list-item>
          <text:p text:style-name="P98"><text:span text:style-name="T91">DigestType </text:span><text:span text:style-name="T132">digestType.</text:span><text:span text:style-name="T134"> </text:span><text:span text:style-name="T146"><text:s/>Il valore rappresenta i diversi algoritmi per il calcolo del </text:span><text:span text:style-name="T105">digest. </text:span><text:span text:style-name="T134">Trattandosi di una Enum, e’ stata </text:span><text:span text:style-name="T148">considerata</text:span><text:span text:style-name="T134"> una classe di equivalenza per ogni possibile valore:</text:span></text:p>
          <text:list>
            <text:list-item>
              <text:p text:style-name="P107">{HMAC, CRC32, CRC32C, DUMMY}</text:p>
            </text:list-item>
            <text:list-item>
              <text:p text:style-name="P113"><text:span text:style-name="T364">Analisi</text:span> boundary-value: {HMAC, CRC32, CRC32C, DUMMY}</text:p>
            </text:list-item>
          </text:list>
        </text:list-item>
        <text:list-item>
          <text:p text:style-name="P98"><text:soft-page-break/>ByteBuf data. <text:span text:style-name="T347">L'oggetto rappresenta il b</text:span>uffer di byte che rappresenta l'entry a cui <text:span text:style-name="T347">verrà concatenato il digest prima dell'invio</text:span></text:p>
          <text:list>
            <text:list-item>
              <text:p text:style-name="P107">{null, data.len = 0, data.len &gt; 0}</text:p>
            </text:list-item>
            <text:list-item>
              <text:p text:style-name="P113"><text:span text:style-name="T364">Analisi</text:span> boundary-value: {null, data.len = 0, data.len <text:span text:style-name="T348">= 1</text:span>}</text:p>
            </text:list-item>
          </text:list>
        </text:list-item>
        <text:list-item>
          <text:p text:style-name="P98"><text:span text:style-name="T91">long lastAddConfirmed. </text:span>Rappresenta il valore dell'ultima entry registrata e di cui il client ha ricevuto <text:span text:style-name="T364">riscontro.</text:span></text:p>
          <text:list>
            <text:list-item>
              <text:p text:style-name="P107">{&lt;0, =0, &gt;0}</text:p>
            </text:list-item>
            <text:list-item>
              <text:p text:style-name="P114"><text:span text:style-name="T364">Analisi</text:span> boundary-value: {<text:span text:style-name="T348">-1</text:span>, <text:span text:style-name="T348">0</text:span>, <text:span text:style-name="T348">1</text:span>}</text:p>
            </text:list-item>
          </text:list>
        </text:list-item>
        <text:list-item>
          <text:p text:style-name="P126"><text:span text:style-name="T263">long entryId. </text:span><text:span text:style-name="T205">Rappresenta l'ID della singola entry che si vuole inviare al server. La categorizzazione è stata effettuata </text:span><text:span text:style-name="T203">assumendo</text:span><text:span text:style-name="T205"> il vincolo che </text:span><text:span text:style-name="T274">l'entryID</text:span><text:span text:style-name="T205"> di interesse non sia </text:span><text:span text:style-name="T235">superiore</text:span><text:span text:style-name="T205"> all'ultima </text:span><text:span text:style-name="T274">entry</text:span><text:span text:style-name="T205"> di cui il client ha avuto riscontro.</text:span></text:p>
          <text:list>
            <text:list-item>
              <text:p text:style-name="P107">{&lt;= lastAddConfirmed, &gt; lastAddConfirmed}</text:p>
            </text:list-item>
            <text:list-item>
              <text:p text:style-name="P114"><text:span text:style-name="T364">Analisi</text:span> boundary-value: {lastAddConfirmed, lastAddConfirmed<text:span text:style-name="T348"> + 1</text:span>}</text:p>
            </text:list-item>
          </text:list>
        </text:list-item>
        <text:list-item>
          <text:p text:style-name="P98"><text:span text:style-name="T91">long length. </text:span>Lunghezza del buffer dei dati<text:span text:style-name="T347">.</text:span></text:p>
          <text:list>
            <text:list-item>
              <text:p text:style-name="P107">{=0, &gt;0}</text:p>
            </text:list-item>
            <text:list-item>
              <text:p text:style-name="P114"><text:span text:style-name="T364">Analisi</text:span> boundary-value: {<text:span text:style-name="T348">0</text:span>, <text:span text:style-name="T348">1</text:span>}</text:p>
            </text:list-item>
          </text:list>
        </text:list-item>
      </text:list>
      <text:p text:style-name="P37"><text:span text:style-name="T356">L</text:span>a <text:span text:style-name="T92">suit</text:span><text:span text:style-name="T115">e</text:span><text:span text:style-name="T92"> di test minimale </text:span>identificata è la seguente</text:p>
      <text:list xml:id="list1859475956" text:style-name="L7">
        <text:list-item>
          <text:p text:style-name="P142">{HMAC, null, -1, -1, -1}, {CRC32, data.len = 1, 1, 2, 1}, {CRC32C, data.len = 0, 0, 2, 0}, {DUMMY, data.len = 1, 1, 2, 1}</text:p>
        </text:list-item>
      </text:list>
      <text:h text:style-name="P12" text:outline-level="2">DigestManager – verifyDigestAndReturnData<text:span text:style-name="T181"> (long entryId, ByteBuf dataReceived)</text:span></text:h>
      <text:p text:style-name="P49">Il metodo permette al server, in ricezione, di verificare il digest dell’entry ricevuta dal client ed ottenere i dati, rimuovendo in questo modo l’header <text:span text:style-name="T364">dovuto</text:span> al <text:span text:style-name="T92">digest</text:span>.</text:p>
      <text:list xml:id="list3697342847" text:style-name="L8">
        <text:list-item>
          <text:p text:style-name="P127"><text:span text:style-name="T263">DigestType digestType</text:span><text:span text:style-name="T236">. Trattandosi di una </text:span><text:span text:style-name="T250">enum</text:span><text:span text:style-name="T236">, e’ stata </text:span><text:span text:style-name="T235">considerata</text:span><text:span text:style-name="T236"> una classe di equivalenza per ogni possibile valore:</text:span></text:p>
          <text:list>
            <text:list-item>
              <text:p text:style-name="P121">{HMAC, CRC32, CRC32C, DUMMY}</text:p>
            </text:list-item>
            <text:list-item>
              <text:p text:style-name="P115"><text:span text:style-name="T364">Analisi</text:span> boundary-value: <text:span text:style-name="T92">{HMAC, CRC32, CRC32C, DUMMY}</text:span></text:p>
            </text:list-item>
          </text:list>
        </text:list-item>
        <text:list-item>
          <text:p text:style-name="P99"><text:span text:style-name="T91">long ledgerID</text:span><text:span text:style-name="T116">. </text:span><text:span text:style-name="T135">L'ID del ledger di appartenenza della singola entry.</text:span></text:p>
          <text:list>
            <text:list-item>
              <text:p text:style-name="P108">{&lt;0, =0, &gt;0}</text:p>
            </text:list-item>
            <text:list-item>
              <text:p text:style-name="P115"><text:span text:style-name="T364">Analisi</text:span> boundary-value: {<text:span text:style-name="T348">-1</text:span>, 0, <text:span text:style-name="T348">1</text:span>}</text:p>
            </text:list-item>
          </text:list>
        </text:list-item>
        <text:list-item>
          <text:p text:style-name="P99"><text:span text:style-name="T91">long entryID</text:span><text:span text:style-name="T116">. </text:span><text:span text:style-name="T135">L'ID della entry.</text:span></text:p>
          <text:list>
            <text:list-item>
              <text:p text:style-name="P121">{&lt;0, = 0, &gt;0}</text:p>
            </text:list-item>
            <text:list-item>
              <text:p text:style-name="P115"><text:span text:style-name="T364">Analisi</text:span> boundary-value: <text:span text:style-name="T92">{</text:span><text:span text:style-name="T106">-1,</text:span><text:span text:style-name="T92"> 0, </text:span><text:span text:style-name="T106">1</text:span><text:span text:style-name="T92">}</text:span></text:p>
            </text:list-item>
          </text:list>
        </text:list-item>
        <text:list-item>
          <text:p text:style-name="P99"><text:span text:style-name="T91">ByteBuf dataReceived</text:span><text:span text:style-name="T116">. </text:span><text:span text:style-name="T135">Rappresenta il buffer contente l'entry ricevuta, incluso il digest. Per la categorizzazione sono stati considerati gli attributi </text:span><text:span text:style-name="T94">ledgerID</text:span><text:span text:style-name="T135"> ed </text:span><text:span text:style-name="T94">entryID</text:span><text:span text:style-name="T135">, relativi al contenuto del buffer in ricezione.</text:span></text:p>
          <text:list>
            <text:list-item>
              <text:p text:style-name="P121">{null, dataReceived.ledgerID != ledgerID || (dataReceived.ledgerID = ledgerID &amp;&amp; dataReceived.entryID != entryID) || dataReceived.digestType != digestType, dataReceived.ledgerID = ledgerID &amp;&amp; dataReceived.entryID == entryID &amp;&amp; dataReceived.digestType == digestType}</text:p>
            </text:list-item>
            <text:list-item>
              <text:p text:style-name="P116">Analisy boundary-value: <text:span text:style-name="T355"><text:s/></text:span><text:span text:style-name="T111">{null, dataReceived.ledgerID != ledgerID || (dataReceived.ledgerID = ledgerID &amp;&amp; dataReceived.entryID != entryID) || dataReceived.digestType != digestType, dataReceived.ledgerID = ledgerID &amp;&amp; dataReceived.entryID == entryID &amp;&amp; dataReceived.digestType == digestType}</text:span></text:p>
            </text:list-item>
          </text:list>
        </text:list-item>
      </text:list>
      <text:p text:style-name="P37"><text:span text:style-name="T356">La</text:span> <text:span text:style-name="T92">suit</text:span><text:span text:style-name="T115">e</text:span><text:span text:style-name="T92"> di test minimale </text:span>identificata è la seguente</text:p>
      <text:list xml:id="list2417395657" text:style-name="L9">
        <text:list-item>
          <text:p text:style-name="P138">{HMAC, 0, 0, dataReceived.ledgerID = 0 &amp; dataReceived.entryID = 1 &amp; DataReceived.Type = HMAC}, {HMAC, -1, 1, dataReceived.ledgerID = 1 &amp; dataReceived.entryID = 1 &amp; DataReceived.Type = DUMMY}, {HMAC, 1, 1, dataReceived.ledgerID = 1 &amp; dataReceived.entryID = 1 &amp; DataReceived.Type = CRC32}, {HMAC, 1, 1, dataReceived.ledgerID = 1 &amp; dataReceived.entryID = 1 &amp; DataReceived.Type = HMAC},</text:p>
        </text:list-item>
      </text:list>
      <text:h text:style-name="P12" text:outline-level="2"><text:soft-page-break/>DigestManager – verifyDigestLac<text:span text:style-name="T181"> (ByteBuf dataReceived)</text:span></text:h>
      <text:p text:style-name="P58"><text:bookmark text:name="classi---digestmanager---verifydigestlac"/><text:span text:style-name="T85">Il metodo permette al server, in ricezione, di verificare il digest dell’entry ricevuta dal client ed ottenere i</text:span><text:span text:style-name="T86">l campo </text:span><text:span text:style-name="T32">LAC</text:span><text:span text:style-name="T75"> del pacchetto</text:span><text:span text:style-name="T85">, rimuovendo in questo modo l’header </text:span><text:span text:style-name="T89">dovuto</text:span><text:span text:style-name="T85"> al </text:span><text:span text:style-name="T33">digest</text:span><text:span text:style-name="T85">.</text:span></text:p>
      <text:list xml:id="list47073607" text:style-name="L10">
        <text:list-item>
          <text:p text:style-name="P100"><text:span text:style-name="T91">byte[] dataReceived</text:span><text:span text:style-name="T117">.</text:span><text:span text:style-name="T136"> {null, dataReceived.LAC &lt; 0, dataReceived.LAC = 0, dataReceived.LAC = 1}</text:span></text:p>
          <text:list>
            <text:list-item>
              <text:p text:style-name="P117"><text:span text:style-name="T122">Analisi</text:span><text:span text:style-name="T91"> boundary-value: {null, dataReceived.LAC </text:span><text:span text:style-name="T120">= - 1</text:span><text:span text:style-name="T91">, dataReceived.LAC = 0, dataReceived.LAC = 1}<text:tab/> </text:span></text:p>
            </text:list-item>
          </text:list>
        </text:list-item>
      </text:list>
      <text:h text:style-name="P15" text:outline-level="2"><text:span text:style-name="T171">DigestManager – </text:span><text:span text:style-name="T155">verifyDigestAndReturnLastConfirmed</text:span><text:span text:style-name="T156"> (ByteBuf dataReceived)</text:span></text:h>
      <text:p text:style-name="P50">Il metodo permette al server, in ricezione, di verificare il digest dell’entry ricevuta dal client ed ottenere i<text:span text:style-name="T177">l campo </text:span><text:span text:style-name="T100">lac</text:span><text:span text:style-name="T141"> del pacchetto</text:span>, rimuovendo in questo modo l’header <text:span text:style-name="T364">dovuto</text:span> al digest.</text:p>
      <text:list xml:id="list220252649806071" text:continue-numbering="true" text:style-name="L10">
        <text:list-item>
          <text:p text:style-name="P101"><text:span text:style-name="T91">byte[] dataReceived</text:span><text:span text:style-name="T117">.</text:span><text:span text:style-name="T136"> </text:span><text:span text:style-name="T147">Rappresenta il buffer contenente l'entry ricevuta.</text:span></text:p>
          <text:list>
            <text:list-item>
              <text:p text:style-name="P124"><text:span text:style-name="T354">{</text:span>null, dataReceived.entryID = entryID &amp;&amp; dataReceived.ledgerID = ledgerID, dataReceived.ledgerID != ledgerID, dataReceived.digestType != digestType}</text:p>
            </text:list-item>
            <text:list-item>
              <text:p text:style-name="P140">Analisy boundary-value:<text:span text:style-name="T355"> </text:span><text:span text:style-name="T108">{null, dataReceived.entryID = entryID &amp;&amp; dataReceived.ledgerID = ledgerID, dataReceived.ledgerID != ledgerID, dataReceived.digestType != digestType}</text:span></text:p>
            </text:list-item>
          </text:list>
          <text:p text:style-name="P139"/>
        </text:list-item>
      </text:list>
      <text:h text:style-name="P15" text:outline-level="2"><text:span text:style-name="T157">DigestManager – </text:span><text:span text:style-name="T155">generateMasterKey</text:span><text:span text:style-name="T156"> (byte[] password)</text:span></text:h>
      <text:p text:style-name="P59"><text:span text:style-name="T80">Dato in input un'array di byte, corrispondente ad un array di una stringa, genera la master key necessaria per </text:span><text:span text:style-name="T83">la generazione dei digest di tipo HMAC</text:span><text:span text:style-name="T80">.</text:span> </text:p>
      <text:list xml:id="list220253415955010" text:continue-numbering="true" text:style-name="L10">
        <text:list-item>
          <text:p text:style-name="P101"><text:span text:style-name="T91">byte[] </text:span><text:span text:style-name="T118">password.</text:span><text:span text:style-name="T119"> {null, string.len = 0, string.len &gt; 0}</text:span></text:p>
          <text:list>
            <text:list-item>
              <text:p text:style-name="P141"><text:span text:style-name="T352">Analisi</text:span> boundary-value:<text:span text:style-name="T353"> </text:span><text:span text:style-name="T107">{null, string.len = 0, string.len = 1}</text:span></text:p>
            </text:list-item>
          </text:list>
        </text:list-item>
      </text:list>
      <text:h text:style-name="P7" text:outline-level="2">Category Partition - <text:span text:style-name="T154">AVRO</text:span></text:h>
      <text:h text:style-name="P13" text:outline-level="2">BinaryData – compare<text:span text:style-name="T185"> (byte[] b1, int s1, byte[] b2, int s2, Schema schema)</text:span></text:h>
      <text:p text:style-name="P53"><text:span text:style-name="T87">Il metodo compara due array di byte, rappresentanti degli array di byte, </text:span><text:span text:style-name="T88">utilizzando come </text:span><text:span text:style-name="T76">riferimento</text:span><text:span text:style-name="T88"> per il confronto uno schema definito.</text:span></text:p>
      <text:list xml:id="list1432490786" text:style-name="L11">
        <text:list-item>
          <text:p text:style-name="P102"><text:span text:style-name="T91">byte[] b1</text:span><text:span text:style-name="T117">.</text:span><text:span text:style-name="T136"> L'array di byte contenente dati generati secondo uno schema, indicato come </text:span><text:span text:style-name="T95">b1.Type</text:span><text:span text:style-name="T96">.</text:span></text:p>
          <text:list>
            <text:list-item>
              <text:p text:style-name="P122">{null, b1.schema = schema.Type, b1.schema != schema.Type}</text:p>
            </text:list-item>
            <text:list-item>
              <text:p text:style-name="P118"><text:span text:style-name="T364">Analisi</text:span> boundary-value: <text:span text:style-name="T92">{null, b1.schema = schema.Type, b1.schema != schema.Type}</text:span></text:p>
            </text:list-item>
          </text:list>
        </text:list-item>
        <text:list-item>
          <text:p text:style-name="P102"><text:span text:style-name="T91">int s1</text:span><text:span text:style-name="T117">. </text:span><text:span text:style-name="T137">Rappresenta l'offset all'interno di byte da cui iniziare a fare il confronto tra i due array.</text:span></text:p>
          <text:list>
            <text:list-item>
              <text:p text:style-name="P122">{&lt;0, =0, &gt;0}</text:p>
            </text:list-item>
            <text:list-item>
              <text:p text:style-name="P118"><text:span text:style-name="T364">Analisi</text:span> boundary-value: <text:span text:style-name="T92">{</text:span><text:span text:style-name="T106">-1</text:span><text:span text:style-name="T92">, 0, </text:span><text:span text:style-name="T106">1</text:span><text:span text:style-name="T92">}</text:span></text:p>
            </text:list-item>
          </text:list>
        </text:list-item>
        <text:list-item>
          <text:p text:style-name="P103"><text:span text:style-name="T91">byte[] b2</text:span><text:span text:style-name="T117">. </text:span><text:span text:style-name="T142">Rappresenta l</text:span><text:span text:style-name="T136">'array di byte contenente dati generati secondo uno schema, indicato come </text:span><text:span text:style-name="T95">b</text:span><text:span text:style-name="T97">2</text:span><text:span text:style-name="T95">.Type</text:span><text:span text:style-name="T138">. Il partizionamento</text:span><text:span text:style-name="T137"> è stato effettuato andando a considerare le possibili combinazioni dei parametri </text:span><text:span text:style-name="T96">Schema</text:span><text:span text:style-name="T137"> e </text:span><text:span text:style-name="T96">Type </text:span><text:span text:style-name="T137">dei due bite di array</text:span></text:p>
          <text:list>
            <text:list-item>
              <text:p text:style-name="P122">{null, b1.schema = b2.schema and schema=schema.Type, b1.schema = b2.schema and schema!=schema.Type || b1.schema !<text:span text:style-name="T158">=</text:span> b2.schema}</text:p>
            </text:list-item>
            <text:list-item>
              <text:p text:style-name="P118"><text:span text:style-name="T364">Analisi</text:span> boundary-value: <text:span text:style-name="T92">{null, b1.schema = b2.schema and schema=schema.Type, b1.schema = b2.schema and schema!=schema.Type || b1.schema !</text:span><text:span text:style-name="T110">=</text:span><text:span text:style-name="T92"> b2.schema}</text:span></text:p>
            </text:list-item>
          </text:list>
        </text:list-item>
        <text:list-item>
          <text:p text:style-name="P104"><text:span text:style-name="T91">int s2</text:span><text:span text:style-name="T117">.</text:span><text:span text:style-name="T136"> </text:span><text:span text:style-name="T137">Rappresenta l'offset all'interno d</text:span><text:span text:style-name="T142">ell'array di </text:span><text:span text:style-name="T137">byte da cui iniziare a fare il confronto. Il partizionamento è stato effettuato andando a considerare il valore di s2 rispetto all'attributo s1.</text:span></text:p>
          <text:list>
            <text:list-item>
              <text:p text:style-name="P122">{&lt; s1, = s1, &gt; s1}</text:p>
            </text:list-item>
            <text:list-item>
              <text:p text:style-name="P118"><text:span text:style-name="T364">Analisi</text:span> boundary-value: <text:span text:style-name="T92">{</text:span><text:span text:style-name="T106">s</text:span><text:span text:style-name="T92">1</text:span><text:span text:style-name="T106"> - 1</text:span><text:span text:style-name="T92">, </text:span><text:span text:style-name="T106">s</text:span><text:span text:style-name="T92">1, </text:span><text:span text:style-name="T106">s1 + 1</text:span><text:span text:style-name="T92">}</text:span></text:p>
            </text:list-item>
          </text:list>
        </text:list-item>
        <text:list-item>
          <text:p text:style-name="P102"><text:span text:style-name="T91">Schema schema</text:span><text:span text:style-name="T117">.</text:span><text:span text:style-name="T137"> Rappresenta lo schema di riferimento per il confronto fra i due array di byte.</text:span></text:p>
          <text:list>
            <text:list-item>
              <text:p text:style-name="P122">{<text:span text:style-name="T90">null, </text:span>ARRAY, BOOLEAN, BYTES, DOUBLE, ENUM, FIXED, FLOAT, INT, LONG, MAP, NULL, RECORD, STRING, UNION}</text:p>
            </text:list-item>
            <text:list-item>
              <text:p text:style-name="P120"><text:span text:style-name="T358">Analisi</text:span><text:span text:style-name="T357"> boundary-value: </text:span><text:span text:style-name="T113">{</text:span><text:span text:style-name="T114">null, </text:span><text:span text:style-name="T113">ARRAY, BOOLEAN, BYTES, DOUBLE, ENUM, FIXED, FLOAT, INT, LONG, MAP, NULL, RECORD, STRING, UNION}</text:span></text:p>
            </text:list-item>
          </text:list>
        </text:list-item>
      </text:list>
      <text:h text:style-name="P13" text:outline-level="2">SpecificData – getSchema<text:span text:style-name="T185"> (java.lang.reflect.Type type)</text:span></text:h>
      <text:p text:style-name="P53"><text:span text:style-name="T87">Il metodo restituisce lo </text:span><text:span text:style-name="T31">schema</text:span><text:span text:style-name="T73"> associato </text:span><text:span text:style-name="T75">alla tipologia di classe Java in input</text:span><text:span text:style-name="T78">.</text:span></text:p>
      <text:list xml:id="list104856066" text:style-name="L12">
        <text:list-item>
          <text:p text:style-name="P128"><text:span text:style-name="T263">java.lang.reflect.Type type</text:span><text:span text:style-name="T300">.</text:span></text:p>
          <text:list>
            <text:list-item>
              <text:p text:style-name="P123"><text:soft-page-break/>{null, Integer, Boolean, Void, Long, Float, Double, ByteBuffer, String, Collection, Map, OtherType}</text:p>
            </text:list-item>
            <text:list-item>
              <text:p text:style-name="P119">Analisy boundary-value: <text:span text:style-name="T109">{null, Integer, Boolean, Void, Long, Float, Double, ByteBuffer, String, Collection, Map, OtherType}</text:span></text:p>
            </text:list-item>
          </text:list>
        </text:list-item>
      </text:list>
      <text:h text:style-name="P4" text:outline-level="2">Implementazione test</text:h>
      <text:p text:style-name="P52"/>
      <text:p text:style-name="P24"><text:span text:style-name="T316">Per l'implementazione dei test è stato utilizzato </text:span><text:span text:style-name="T317">il framework </text:span><text:span text:style-name="T323">JUnit </text:span><text:span text:style-name="T316">con il </text:span><text:span text:style-name="T206">runner </text:span><text:span text:style-name="T245">Parameterized</text:span><text:span text:style-name="T207">. Si tratta di un runner standard che implementa i test parametrizzati, andando a definire una matrice </text:span><text:span text:style-name="T275">mxn</text:span><text:span text:style-name="T207">, dove </text:span><text:span text:style-name="T275">m</text:span><text:span text:style-name="T207"> rappresenta il numero di test da eseguire ed </text:span><text:span text:style-name="T309">n </text:span><text:span text:style-name="T252">il numero di parametri necessari per ogni test. Sono stato associate ad alcuni metodi le annotazioni fornite da JUnit </text:span><text:span text:style-name="T257">@Before</text:span><text:span text:style-name="T312"> </text:span><text:span text:style-name="T252">ed </text:span><text:span text:style-name="T257">@After </text:span><text:span text:style-name="T252">che, rispettivamente, permettono di eseguire </text:span><text:span text:style-name="T253">delle operazioni prima e dopo ogni test.</text:span></text:p>
      <text:p text:style-name="P60"/>
      <text:p text:style-name="P27"><text:span text:style-name="T254">Come indicato per alcuni metodi, la problematica principale riscontrata nell'implementazione dei casi di test è</text:span><text:span text:style-name="T253"> stata</text:span><text:span text:style-name="T254"> la non conformità tra quanto previsto dalle specifiche, ottenute dalla documentazione presente, e l'effettiva implementazione dei metodi. Le motivazioni sono differenti per i diversi tipi di progetti. Questo porta, a differenza di quanto si era preventivato con l'analisi basata su </text:span><text:span text:style-name="T310">category partition</text:span><text:span text:style-name="T254"> e </text:span><text:span text:style-name="T255">dei </text:span><text:span text:style-name="T310">boundary value</text:span><text:span text:style-name="T311">s</text:span><text:span text:style-name="T254">, ad avere una suite di test che, una volta implementata, non risulta minimale. In tutti e due i casi, all'interno delle classi di test </text:span><text:span text:style-name="T256">si è deciso di non implementare determinate istante di test.</text:span></text:p>
      <text:h text:style-name="P14" text:outline-level="2">TestBinaryDataCompare<text:span text:style-name="T173"> - AVRO</text:span></text:h>
      <text:p text:style-name="P26"><text:span text:style-name="T126">Nella stesura</text:span><text:span text:style-name="T208"> della </text:span><text:span text:style-name="T276">category partition</text:span><text:span text:style-name="T277">, </text:span><text:span text:style-name="T209">considerati i parametri di input del metodo, </text:span><text:span text:style-name="T210">era stata fatta l'assunzione che</text:span><text:span text:style-name="T209"> la comparazione dei due array </text:span><text:span text:style-name="T210">avvenisse </text:span><text:span text:style-name="T209">in riferimento allo </text:span><text:span text:style-name="T277">schema </text:span><text:span text:style-name="T209">indicato; dunque se i </text:span><text:span text:style-name="T208">due array di byte fossero stati uguali, ma diversi dallo schema di riferimento, allora la comparazione non sarebbe dovuta andare a buon fine. Nell'implementazione invece, se i due array di byte dati in input sono stati generati secondo lo stesso schema e contengono gli stessi valori, allora la comparazione va a buon fine</text:span><text:span text:style-name="T209"> a prescindere dal parametro </text:span><text:span text:style-name="T277">schema</text:span><text:span text:style-name="T208">. </text:span><text:span text:style-name="T318">Per </text:span><text:span text:style-name="T241">l'esecuzione</text:span><text:span text:style-name="T318"> del test </text:span><text:span text:style-name="T319">sono stati aggiunti i metodi:</text:span></text:p>
      <text:list xml:id="list1499517623" text:style-name="L13">
        <text:list-item>
          <text:p text:style-name="P155"><text:span text:style-name="T278">getS(</text:span><text:span text:style-name="T279">Schema.Type type</text:span><text:span text:style-name="T278">): </text:span><text:span text:style-name="T208">il metodo restituisce l'istanza dell'oggetto </text:span><text:span text:style-name="T280">schema</text:span><text:span text:style-name="T208">, necessario alla funzione</text:span><text:span text:style-name="T276"> compare().</text:span><text:span text:style-name="T208"> La creazione dell'oggetto schema avviene in due modi differenti</text:span><text:span text:style-name="T211">.</text:span></text:p>
          <text:list>
            <text:list-item>
              <text:p text:style-name="P145"><text:span text:style-name="T47">Per i tipi di dato semplici</text:span><text:span text:style-name="T48">, viene utilizzato il metodo </text:span><text:span text:style-name="T12">schema.create()</text:span></text:p>
            </text:list-item>
            <text:list-item>
              <text:p text:style-name="P145"><text:span text:style-name="T47">Per i</text:span><text:span text:style-name="T48"> </text:span><text:span text:style-name="T47">t</text:span><text:span text:style-name="T48">ipi di dato complesso invece, viene utilizzato il metodo </text:span><text:span text:style-name="T12">parse()</text:span><text:span text:style-name="T48"> che, data una stringa in input, </text:span><text:span text:style-name="T47">genera un determinato schema</text:span><text:span text:style-name="T48">.</text:span><text:span text:style-name="T49"> </text:span><text:span text:style-name="T48">L</text:span><text:span text:style-name="T50">'individuazione delle stringhe da dare in input</text:span><text:span text:style-name="T47"> è stata effettuata partendo dalla documentazione del progetto.</text:span></text:p>
            </text:list-item>
          </text:list>
        </text:list-item>
        <text:list-item>
          <text:p text:style-name="P146"><text:span text:style-name="T13">getBS(</text:span><text:span text:style-name="T11">Schema.Type type, boolean createB1</text:span><text:span text:style-name="T13">)</text:span><text:span text:style-name="T6">:</text:span><text:span text:style-name="T45"> </text:span><text:span text:style-name="T47">il metodo restituisce un array di byte generato secondo lo schema dato in input. Per permettere di ottenere degli array differenti viene utilizzato il parametro booleano, tramite il quale vengono distinti i casi in cui si utilizzano dei valori piuttosto che altri.</text:span></text:p>
        </text:list-item>
      </text:list>
      <text:p text:style-name="P61"><text:span text:style-name="T43">Inoltre è stata aggiunta la classe </text:span><text:span text:style-name="T42">BinaryDataUtils,</text:span><text:span text:style-name="T28"> </text:span><text:span text:style-name="T71">che offre dei metodi di supporto per la creazione degli array di byte relativi ad un determinato tipo di schema.</text:span></text:p>
      <text:h text:style-name="P17" text:outline-level="2"><text:span text:style-name="T151">TestSpecificDataGetSchema</text:span><text:span text:style-name="T160"> - AVRO</text:span></text:h>
      <text:p text:style-name="P2"><text:span text:style-name="T43">Per </text:span><text:span text:style-name="T64">l'esecuzione</text:span><text:span text:style-name="T43"> del test è stato implementato il metodo</text:span></text:p>
      <text:list xml:id="list13168870" text:style-name="L14">
        <text:list-item>
          <text:p text:style-name="P160"><text:span text:style-name="T14">getSchemaType</text:span><text:span text:style-name="T4">(</text:span><text:span text:style-name="T15">String classTypeString</text:span><text:span text:style-name="T4">)</text:span><text:span text:style-name="T6">: </text:span><text:span text:style-name="T45">il metodo restituisce il tipo di dato Java, necessario come parametro per il metodo </text:span><text:span text:style-name="T6">getSchem</text:span><text:span text:style-name="T16">a</text:span><text:span text:style-name="T6">()</text:span><text:span text:style-name="T16">.</text:span></text:p>
          <text:list>
            <text:list-item>
              <text:p text:style-name="P160"><text:span text:style-name="T45">Per i tipi di dato semplice viene restituito, come tipo di dato, la classe Java dell'oggetto (</text:span><text:span text:style-name="T6">tipoOggetto.class</text:span><text:span text:style-name="T45">)</text:span></text:p>
            </text:list-item>
            <text:list-item>
              <text:p text:style-name="P160"><text:span text:style-name="T45">Per i tipi di dato complessi invece, </text:span><text:span text:style-name="T6">map</text:span><text:span text:style-name="T45"> e</text:span><text:span text:style-name="T6"> collection</text:span><text:span text:style-name="T45">, viene utilizzata la reflection su degli attributi privati della classe di test per ottenere la tipologia delle due variabili a runtime.</text:span></text:p>
            </text:list-item>
          </text:list>
        </text:list-item>
      </text:list>
      <text:h text:style-name="P18" text:outline-level="2"><text:span text:style-name="T152">TestDigestManager*</text:span><text:span text:style-name="T160"> - </text:span><text:span text:style-name="T152">Bookkeeper</text:span></text:h>
      <text:p text:style-name="P25"><text:span text:style-name="T126">Nella stesura</text:span><text:span text:style-name="T123"> della </text:span><text:span text:style-name="T128">category partition</text:span><text:span text:style-name="T129">, </text:span><text:span text:style-name="T124">considerati i parametri di input del metodo, si </text:span><text:span text:style-name="T125">era stata fatta l'assunzione per cui il </text:span><text:span text:style-name="T124">valore di</text:span><text:span text:style-name="T129"> entryID</text:span><text:span text:style-name="T124"> non potesse essere negativo, così come il valore di</text:span><text:span text:style-name="T129"> ledgerID</text:span><text:span text:style-name="T124"> e</text:span><text:span text:style-name="T125"> la condizione </text:span><text:span text:style-name="T129">LAC &gt; entryID</text:span><text:span text:style-name="T124"> tra i due parametri. </text:span><text:span text:style-name="T123">Nell'implementazione</text:span><text:span text:style-name="T125">, però,</text:span><text:span text:style-name="T123"> </text:span><text:span text:style-name="T124">non è presente nessun controllo sul valore assunto dai tre parametri. Questo può essere dovuto alla posizione della classe nello stack di comunicazione</text:span><text:span text:style-name="T129">, </text:span><text:span text:style-name="T124">trovandosi ad un livello molto basso che precede l'effettivo invio sulla rete. Dunque è facile immaginare come tutti i controlli evidenziati in precedenza siano presenti ad un livello più alto. </text:span><text:span text:style-name="T130">Per </text:span><text:span text:style-name="T127">l'esecuzione</text:span><text:span text:style-name="T130"> dei test sono stati implementati diversi metodi per la generazione delle entry necessarie al metodo assert dei test implementati.</text:span></text:p>
      <text:list xml:id="list3713831893" text:style-name="L15">
        <text:list-item>
          <text:p text:style-name="P129"><text:soft-page-break/><text:span text:style-name="T4">generateEntry(</text:span><text:span text:style-name="T10">int length</text:span><text:span text:style-name="T4">):</text:span><text:span text:style-name="T5"> </text:span><text:span text:style-name="T45">il metodo restituisce un</text:span><text:span text:style-name="T6"> ByteBuf </text:span><text:span text:style-name="T45">relativo alla singola entry. Per la generazione, vengono scritti in sequenza le informazioni della singola entry come indicato dalla documentazione.</text:span></text:p>
        </text:list-item>
        <text:list-item>
          <text:p text:style-name="P129"><text:span text:style-name="T4">generateBadEntry(</text:span><text:span text:style-name="T10">int length</text:span><text:span text:style-name="T4">):</text:span><text:span text:style-name="T5"> </text:span><text:span text:style-name="T45">il metodo restituisce un</text:span><text:span text:style-name="T6"> ByteBuf </text:span><text:span text:style-name="T45">relativo alla singola entry. A differenza del metodo precedente, viene omessa la scrittura dell'header contente le informazioni della entry, andando a scrivere solamente il buffer di dati.</text:span></text:p>
        </text:list-item>
        <text:list-item>
          <text:p text:style-name="P130"><text:span text:style-name="T4">generateLacWithDigest(</text:span><text:span text:style-name="T10">int lacID, DigestType digestType, long ledgerID, boolean useV2Protocol</text:span><text:span text:style-name="T4">):</text:span><text:span text:style-name="T5"> </text:span><text:span text:style-name="T44">il metodo genera un </text:span><text:span text:style-name="T5">Lac</text:span><text:span text:style-name="T44">, utilizzando il metodo offerto dalla classe </text:span><text:span text:style-name="T5">Digest</text:span></text:p>
        </text:list-item>
        <text:list-item>
          <text:p text:style-name="P130"><text:span text:style-name="T4">generateBadLacWithDigest(</text:span><text:span text:style-name="T10">int lacID</text:span><text:span text:style-name="T4">):</text:span><text:span text:style-name="T5"> </text:span><text:span text:style-name="T44">il metodo genera un </text:span><text:span text:style-name="T5">Lac</text:span><text:span text:style-name="T44"> in modo malformato</text:span></text:p>
        </text:list-item>
        <text:list-item>
          <text:p text:style-name="P131"><text:span text:style-name="T4">g</text:span><text:span text:style-name="T5">enerateLastAddConfirmed(</text:span><text:span text:style-name="T10">int lacID, DigestType digestType, long ledgerID, boolean useV2Protocol</text:span><text:span text:style-name="T5">):</text:span><text:span text:style-name="T6"> </text:span><text:span text:style-name="T45">il metodo restituisce una </text:span><text:span text:style-name="T6">ByteBufList </text:span><text:span text:style-name="T45">contente il LAC del pacchetto e l'array di byte relativi ai dati contenuti nella entry.</text:span></text:p>
        </text:list-item>
      </text:list>
      <text:h text:style-name="P9" text:outline-level="2">TestBufferedChannel* - Bookkeeper</text:h>
      <text:p text:style-name="P54"><text:span text:style-name="T70">Per i due casi di test implementati</text:span><text:span text:style-name="T65">, la prima esecuzione è stata commentata in quanto, </text:span><text:span text:style-name="T66">nel metodo </text:span><text:span text:style-name="T35">write()</text:span><text:span text:style-name="T66">, </text:span><text:span text:style-name="T64">ne</text:span><text:span text:style-name="T66">l caso in cui </text:span><text:span text:style-name="T36">writeCapacity</text:span><text:span text:style-name="T66"> </text:span><text:span text:style-name="T64">e </text:span><text:span text:style-name="T36">len </text:span><text:span text:style-name="T66">siano uguali a 0, si ha </text:span><text:span text:style-name="T64">un ciclo infinito</text:span><text:span text:style-name="T66">. </text:span><text:span text:style-name="T65">Questo potrebbe essere causato dall'impossibilità dell'esecuzione dei metodi con questi particolari valori</text:span><text:span text:style-name="T66">, non prevista</text:span><text:span text:style-name="T69"> da controlli presenti ad un livello più alto di esecuzione.</text:span><text:span text:style-name="T64"> </text:span><text:span text:style-name="T65">Per </text:span><text:span text:style-name="T64">l'esecuzione </text:span><text:span text:style-name="T65">dei test sono stati implementati dversi metodi per la generazione delle entry necessarie a fare qualcosa. </text:span></text:p>
      <text:list xml:id="list3703724155" text:style-name="L16">
        <text:list-item>
          <text:p text:style-name="P147"><text:span text:style-name="T37">g</text:span><text:span text:style-name="T38">enerateEntryWithWrite</text:span><text:span text:style-name="T37">()</text:span><text:span text:style-name="T38">:</text:span><text:span text:style-name="T39"> </text:span><text:span text:style-name="T67">il metodo restituisce una </text:span><text:span text:style-name="T39">entry</text:span><text:span text:style-name="T67">, con il buffer di dati popolato da scritture.</text:span></text:p>
        </text:list-item>
        <text:list-item>
          <text:p text:style-name="P147"><text:span text:style-name="T2">generateEntryWithoutWrite</text:span><text:span text:style-name="T7">()</text:span><text:span text:style-name="T8">:</text:span><text:span text:style-name="T9"> </text:span><text:span text:style-name="T46">il metodo restituisce una </text:span><text:span text:style-name="T9">entry</text:span><text:span text:style-name="T46">, con il buffer di dati non popolato da scritture.</text:span></text:p>
        </text:list-item>
      </text:list>
      <text:list xml:id="list2025402686" text:style-name="L17">
        <text:list-item>
          <text:p text:style-name="P148"><text:span text:style-name="T40">generateEntryWithWriteResetIndex(</text:span><text:span text:style-name="T41">int length</text:span><text:span text:style-name="T40">)</text:span><text:span text:style-name="T38">:</text:span><text:span text:style-name="T65"> </text:span><text:span text:style-name="T68">il metodo restituisce</text:span><text:span text:style-name="T65"> una entry andando ad effettuare il reset del writer index prima della scrittura dei dati</text:span><text:span text:style-name="T68">. E'</text:span><text:span text:style-name="T65"> stata aggiunta questa chiamata al metodo dell'oggetto per la copertura della linea 249.</text:span></text:p>
        </text:list-item>
      </text:list>
      <text:h text:style-name="P3" text:outline-level="2">Adeguatezza test</text:h>
      <text:p text:style-name="P51"/>
      <text:p text:style-name="P31"><text:span text:style-name="T222">Per la misurazione </text:span><text:span text:style-name="T225">delle metriche relative al</text:span><text:span text:style-name="T222">l'adeguatezza dei test è stato utilizzato il plugin </text:span><text:span text:style-name="T248">JaCoCo</text:span><text:span text:style-name="T222">. Per l</text:span><text:span text:style-name="T210">'</text:span><text:span text:style-name="T222">inclusione all'interno dei due progetti è stato modificato il file </text:span><text:span text:style-name="T287">pom.xml</text:span><text:span text:style-name="T222"> principale, in tutti e due i casi, ed è stato creato il modulo </text:span><text:span text:style-name="T287">jacoco-test-report-aggregator</text:span><text:span text:style-name="T222"> che si occupa della generazione di un report aggregato riguardante la copertura dei test implementati. Per l'integrazione con </text:span><text:span text:style-name="T287">SonarCloud</text:span><text:span text:style-name="T222">, al modulo citato ed ai moduli contenenti i test da eseguire, è stato aggiunto alle </text:span><text:span text:style-name="T290">properties</text:span><text:span text:style-name="T222"> già presenti, quella relativa all'integrazione son Sonar</text:span><text:span text:style-name="T212">.</text:span><text:span text:style-name="T225"> </text:span></text:p>
      <text:p text:style-name="P39"/>
      <text:p text:style-name="P46"><text:span text:style-name="T362">Le metriche di adeguatezza per i test scelte sono </text:span><text:span text:style-name="T170">line coverage </text:span><text:span text:style-name="T350">e </text:span><text:span text:style-name="T170">condition coverage. </text:span><text:span text:style-name="T351">Non </text:span><text:span text:style-name="T169">avendo testato tutti i metodi della classe</text:span><text:span text:style-name="T172"> in alcuni casi</text:span><text:span text:style-name="T169">, questo potrebbe portare a dei risultati falsati</text:span><text:span text:style-name="T362">; </text:span><text:span text:style-name="T169">il valore relativo all'incremento della singola classe non rispecchia quello dei </text:span><text:span text:style-name="T362">metodi testati.</text:span></text:p>
      <text:h text:style-name="P5" text:outline-level="2"><text:span text:style-name="T139">BinaryData</text:span><text:span text:style-name="T140"> - AVRO</text:span></text:h>
      <text:p text:style-name="P55"><text:span text:style-name="T51">Le misurazioni effettuate sulla classe </text:span><text:span text:style-name="T17">BinaryData</text:span><text:span text:style-name="T52">, prima e dopo l'introduzione di ulteriori casi di test,</text:span><text:span text:style-name="T51"> con l'esecuzione del test </text:span><text:span text:style-name="T17">TestBinaryDataCompare</text:span><text:span text:style-name="T51"> sono disponibili in tabella 1. Per l'incremento dei due valori sono stati introdotti </text:span><text:span text:style-name="T53">due</text:span><text:span text:style-name="T51"> casi di test. </text:span><text:span text:style-name="T53">E' stato aggiunto un caso di test per la comparazione di due array di byte entrambi generati in modo coerente con lo schema di riferimento</text:span><text:span text:style-name="T54">, ma con offset differente</text:span><text:span text:style-name="T53">; l'altro caso di test vede la comparazione di due bity di array, </text:span><text:span text:style-name="T54">uguali tra di loro</text:span><text:span text:style-name="T53">, generati in modo coerente con lo schema di riferimento</text:span><text:span text:style-name="T54"> (</text:span><text:span text:style-name="T18">RECORD</text:span><text:span text:style-name="T54">).</text:span></text:p>
      <text:h text:style-name="P16" text:outline-level="2">SpecificData - AVRO</text:h>
      <text:p text:style-name="P28"><text:span text:style-name="T212">Le misurazioni effettuate sulla classe </text:span><text:span text:style-name="T264">SpecificData</text:span><text:span text:style-name="T213">, prima e dopo l'introduzione di ulteriori casi di test,</text:span><text:span text:style-name="T212"> con l'esecuzione del test </text:span><text:span text:style-name="T264">TestSpecificDataGetSchema</text:span><text:span text:style-name="T212"> sono disponibili in tabella </text:span><text:span text:style-name="T190">2.</text:span><text:span text:style-name="T214"> Sono stati aggiunti </text:span><text:span text:style-name="T215">dei</text:span><text:span text:style-name="T214"> casi di test per incrementare la </text:span><text:span text:style-name="T281">branch coverage</text:span><text:span text:style-name="T214"> del metodo, in quanto con la suite minimale non venivano considerati gli OR presenti da linea 354 a linea 364. E' stato inoltre aggiunto un caso di test per la copertura della linea 378, andando a passare come input un Array però non di stringhe ma di interi</text:span><text:span text:style-name="T216">, in modo da entrare nella condizione e sollevare l'eccezione.</text:span></text:p>
      <text:h text:style-name="P19" text:outline-level="2"><text:span text:style-name="T153">DigestManager</text:span><text:span text:style-name="T166"> - </text:span><text:span text:style-name="T153">Bookkeeper</text:span></text:h>
      <text:p text:style-name="P56"><text:span text:style-name="T51">Le misurazioni effettuate sulla classe </text:span><text:span text:style-name="T19">DigestManager</text:span><text:span text:style-name="T52">, prima e dopo l'introduzione di ulteriori casi di test,</text:span><text:span text:style-name="T51"> con l'esecuzione </text:span><text:span text:style-name="T55">dei test </text:span><text:span text:style-name="T19">TestDigestManager*</text:span><text:span text:style-name="T51"> sono disponibili in tabella </text:span><text:span text:style-name="T55">3</text:span><text:span text:style-name="T51">.</text:span><text:span text:style-name="T54"> Per l'incremento della condition coverage è stato modificata l'implementazione dei casi di test per andare a coprire la condizione a linea 154. </text:span><text:soft-page-break/><text:span text:style-name="T54">Sono stati inoltre aggiunti dei casi di test per la copertura delle condizioni di controllo tra l'uguaglianza </text:span><text:span text:style-name="T56">di </text:span><text:span text:style-name="T20">digestID</text:span><text:span text:style-name="T56"> e </text:span><text:span text:style-name="T20">ledgerID</text:span><text:span text:style-name="T56">. </text:span></text:p>
      <text:h text:style-name="P21" text:outline-level="2"><text:span text:style-name="T161">B</text:span><text:span text:style-name="T159">ufferedChannel - Bookkeeper</text:span></text:h>
      <text:p text:style-name="P57"><text:span text:style-name="T51">Le misurazioni effettuate sulla classe </text:span><text:span text:style-name="T21">BufferedChannel</text:span><text:span text:style-name="T52">, prima e dopo l'introduzione di ulteriori casi di test,</text:span><text:span text:style-name="T51"> con l'esecuzione </text:span><text:span text:style-name="T55">dei test </text:span><text:span text:style-name="T21">TestBufferedChannel</text:span><text:span text:style-name="T19">*</text:span><text:span text:style-name="T51"> sono disponibili in tabella </text:span><text:span text:style-name="T57">4</text:span><text:span text:style-name="T51">.</text:span><text:span text:style-name="T62"> La suite minimale non è assolutamente adatta alla complessità della classe, come è possibile vedere dal valore della </text:span><text:span text:style-name="T25">condition coverage</text:span><text:span text:style-name="T62">, sopratutto. Sono stati introdotti sei test per la coverage per il metodo </text:span><text:span text:style-name="T25">read</text:span><text:span text:style-name="T62"> ed un caso di test per il metodo </text:span><text:span text:style-name="T25">write</text:span><text:span text:style-name="T62">. In tutti e sette i casi l'obiettivo è stato quello di andare a stimolare il sistema in situazioni particolari, non rilevale dalla category partition e successiva </text:span><text:span text:style-name="T63">analisi dei </text:span><text:span text:style-name="T62">boundary</text:span><text:span text:style-name="T63">-values</text:span><text:span text:style-name="T62">.</text:span></text:p>
      <text:h text:style-name="P10" text:outline-level="2">Mutation testing</text:h>
      <text:p text:style-name="P51"/>
      <text:p text:style-name="P32"><text:span text:style-name="T222">Per la misurazione dell'adeguatezza dei test </text:span><text:span text:style-name="T223">rispetto alle mutazioni è stato utilizzato il plugin </text:span><text:span text:style-name="T247">PIT Mutation Testing</text:span><text:span text:style-name="T222">. Per la sua inclusione all'interno dei due progetti è stato modificato il file </text:span><text:span text:style-name="T287">pom.xml</text:span><text:span text:style-name="T222"> </text:span><text:span text:style-name="T223">dei sottomoduli di cui si vogliono analizzare i test. Nella cartella </text:span><text:span text:style-name="T289">Mutation report</text:span><text:span text:style-name="T223">, sono disponibili i report navigabili in formato </text:span><text:span text:style-name="T288">html</text:span><text:span text:style-name="T223"> di riferimento alle linee di codice di seguito illustrate</text:span><text:span text:style-name="T224">.</text:span><text:span text:style-name="T226"> </text:span></text:p>
      <text:p text:style-name="P47"/>
      <text:p text:style-name="P32"><text:span text:style-name="T224">Come già visto per la coverage del codice, il numero di mutazioni e la percentuale di mutanti uccisi sono relativi all'intera classe</text:span><text:span text:style-name="T226">; questo falsa l'incremento della robustezza dell'insieme di test nei casi in cui </text:span><text:span text:style-name="T227">questi ultimi sono riferiti solamente ad alcuni metodi e non a tutta la classe</text:span><text:span text:style-name="T226">. </text:span></text:p>
      <text:h text:style-name="P8" text:outline-level="2">SpecificData - AVRO</text:h>
      <text:p text:style-name="P29"><text:span text:style-name="T190">L'esecuzione di PIT ha portato</text:span><text:span text:style-name="T217"> ai risultati disponibili in tabella 6. </text:span><text:span text:style-name="T190">Non sono stati introdotti casi di test per il rilevamento di ulteriori mutazioni</text:span><text:span text:style-name="T217">, in quanto tutte quelle coperte vengono </text:span><text:span text:style-name="T289">uccise.</text:span><text:span text:style-name="T282">.</text:span></text:p>
      <text:h text:style-name="P5" text:outline-level="2">BinaryData - AVRO</text:h>
      <text:p text:style-name="P40">L'esecuzione di PIT ha portato<text:span text:style-name="T359"> ai risultati disponibili in tabella 5. </text:span>Con l'introduzione dei nuovi casi di test è stato possibile individuare ulteriori 18 mutazioni, portando il totale ad 85 su 219. Qui di seguito è presente il riferimento alle mutazioni, coperte dall'esecuzione dei test, che non sono state uccise.</text:p>
      <text:p text:style-name="P41"/>
      <text:list xml:id="list3777176904" text:style-name="L18">
        <text:list-item>
          <text:p text:style-name="P134"><text:span text:style-name="T92">Linea 76</text:span><text:span text:style-name="T98">:</text:span><text:span text:style-name="T174"> </text:span><text:span text:style-name="T175">equivalente al SUT rispetto a strong mutation, ma non rispetto a weak mutation, in quanto rimuovendo la chiamata al metodo </text:span><text:span text:style-name="T99">clear()</text:span><text:span text:style-name="T175"> </text:span><text:span text:style-name="T178">lo stato interno dei decoder </text:span><text:span text:style-name="T101">d1</text:span><text:span text:style-name="T178"> e </text:span><text:span text:style-name="T101">d2</text:span><text:span text:style-name="T178"> differisce rispetto all'esecuzione senza mutazioni.</text:span></text:p>
        </text:list-item>
        <text:list-item>
          <text:p text:style-name="P149"><text:span text:style-name="T22">Linea 142</text:span><text:span text:style-name="T3">-</text:span><text:span text:style-name="T22">143</text:span><text:span text:style-name="T26">: </text:span><text:span text:style-name="T59">equivalente al SUT rispetto a strong mutation, ma non rispetto a weak mutation, in quanto gli execution path percorsi sono differenti.</text:span></text:p>
        </text:list-item>
        <text:list-item>
          <text:p text:style-name="P150"><text:span text:style-name="T2">Lina 158</text:span><text:span text:style-name="T3">-</text:span><text:span text:style-name="T2">159</text:span><text:span text:style-name="T3">:</text:span><text:span text:style-name="T81"> </text:span><text:span text:style-name="T82">equivalente al SUT rispetto a strong mutation, ma non rispetto a weak mutation in quanto </text:span><text:span text:style-name="T60"><text:s/>si ha una differenza dello stato interno dei decoder </text:span><text:span text:style-name="T23">d1</text:span><text:span text:style-name="T60"> e </text:span><text:span text:style-name="T23">d2</text:span><text:span text:style-name="T60"> rispetto all'esecuzione senza mutazioni.</text:span></text:p>
        </text:list-item>
        <text:list-item>
          <text:p text:style-name="P135"><text:span text:style-name="T92">Linea 185:</text:span><text:span text:style-name="T174"> </text:span><text:span text:style-name="T175">equivalente al SUT rispetto a strong mutation, ma non rispetto a weak mutation in quanto viene modificato lo stato interno delle variabili </text:span><text:span text:style-name="T99">i</text:span><text:span text:style-name="T175"> e </text:span><text:span text:style-name="T99">j</text:span><text:span text:style-name="T178"> e viene eseguito un path di esecuzione differente.</text:span></text:p>
        </text:list-item>
        <text:list-item>
          <text:p text:style-name="P150"><text:span text:style-name="T24">Linea </text:span><text:span text:style-name="T3">321-</text:span><text:span text:style-name="T24">330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alcuni valori dell'array di byte buf[], ma il metodo restituisce il valore pos-start.</text:span></text:p>
        </text:list-item>
        <text:list-item>
          <text:p text:style-name="P156"><text:span text:style-name="T283">Linea </text:span><text:span text:style-name="T284">352</text:span><text:span text:style-name="T285">-</text:span><text:span text:style-name="T283">376</text:span><text:span text:style-name="T285">:</text:span><text:span text:style-name="T219"> </text:span><text:span text:style-name="T220">equivalente al SUT rispetto a strong mutation ma non rispetto a weak mutation, in quanto viene modificato il valore della variabile buf[]</text:span><text:span text:style-name="T221">.</text:span></text:p>
        </text:list-item>
        <text:list-item>
          <text:p text:style-name="P151"><text:span text:style-name="T3">Linea 388:</text:span><text:span text:style-name="T58"> </text:span><text:span text:style-name="T59">equivalente al SUT rispetto a strong e weak mutation</text:span></text:p>
        </text:list-item>
        <text:list-item>
          <text:p text:style-name="P149"><text:span text:style-name="T24">Linea 399</text:span><text:span text:style-name="T3">-</text:span><text:span text:style-name="T24">401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i valori dell'array di byte buf[], ma il metodo restituisce sempre il valore 4. </text:span></text:p>
        </text:list-item>
        <text:list-item>
          <text:p text:style-name="P152"><text:span text:style-name="T24">Linea </text:span><text:span text:style-name="T23">42</text:span><text:span text:style-name="T27">4</text:span><text:span text:style-name="T3">-</text:span><text:span text:style-name="T24">4</text:span><text:span text:style-name="T23">26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i valori dell'array di byte buf[], ma il metodo restituisce sempre il valore 8. </text:span></text:p>
        </text:list-item>
      </text:list>
      <text:h text:style-name="P5" text:outline-level="2"><text:span text:style-name="T144">D</text:span><text:span text:style-name="T132">igestManager - Bookkeeper</text:span></text:h>
      <text:p text:style-name="P29"><text:span text:style-name="T190">L'esecuzione di PIT ha portato</text:span><text:span text:style-name="T217"> ai risultati disponibili in tabella 7.</text:span><text:span text:style-name="T190"> Con l'introduzione dei nuovi casi di test è stato possibile individuare 3 ulteriori mutazioni, portando il totale a 42 su 48. Qui di seguito è presente il riferimento alle mutazioni, coperte dall'esecuzione dei test, che non sono state uccise.</text:span></text:p>
      <text:list xml:id="list1203470593" text:style-name="L19">
        <text:list-item>
          <text:p text:style-name="P153"><text:span text:style-name="T80">Linea 87:</text:span><text:span text:style-name="T84"> <text:s/></text:span><text:span text:style-name="T59">equivalente al SUT rispetto a strong mutation ma non rispetto a weak mutation</text:span><text:span text:style-name="T61">, in quanto cambia il path di esecuzione. Il risultato del test è equivalente in quanto l'assert viene fatto sul contenuto dell'array, che risulta essere vuoto, anche se l'istanza dell'oggetto restituito è effettivamente differente.</text:span></text:p>
        </text:list-item>
        <text:list-item>
          <text:p text:style-name="P157"><text:soft-page-break/><text:span text:style-name="T291">Linea </text:span><text:span text:style-name="T292">102</text:span><text:span text:style-name="T293">-</text:span><text:span text:style-name="T292">105</text:span><text:span text:style-name="T291">:</text:span><text:span text:style-name="T294"> </text:span><text:span text:style-name="T228">equivalente al SUT rispetto a strong mutation </text:span><text:span text:style-name="T231">ma non rispetto a weak</text:span><text:span text:style-name="T228"> mutation, in quanto la mutazione modifica la tipologia di buffer allocato, </text:span><text:span text:style-name="T229">e questo non incide sull'esito del test.</text:span></text:p>
        </text:list-item>
        <text:list-item>
          <text:p text:style-name="P157"><text:span text:style-name="T291">Linea 128:</text:span><text:span text:style-name="T297"> </text:span><text:span text:style-name="T233">equivalente al SUT rispetto a strong mutation ma non rispetto a we</text:span><text:span text:style-name="T229">a</text:span><text:span text:style-name="T233">k mutation, in quanto cambia il path di esecuzione. Il risultato del test è equivalente</text:span><text:span text:style-name="T234">;</text:span><text:span text:style-name="T233"> il valore booleano cambia solamente il tipo di buffer che viene creato</text:span><text:span text:style-name="T234">.</text:span></text:p>
        </text:list-item>
      </text:list>
      <text:h text:style-name="P20" text:outline-level="2"><text:span text:style-name="T165">B</text:span><text:span text:style-name="T164">ufferedChannel - Bookkeeper</text:span></text:h>
      <text:p text:style-name="P42"/>
      <text:p text:style-name="P22"><text:span text:style-name="T190">L'esecuzione di PIT ha portato</text:span><text:span text:style-name="T217"> ai risultati disponibili in tabella 8.</text:span><text:span text:style-name="T190"> Per </text:span><text:span text:style-name="T230">l'individuazione</text:span><text:span text:style-name="T190"> di ulteriori mutazioni sono stati aggiunti casi di test, indicati nei file .java della classe di test sotto al commento </text:span><text:span text:style-name="T264">Mutation</text:span><text:span text:style-name="T190">. Con l'introduzione dei nuovi casi di test è stato possibile individuare 3 ulteriori mutazioni, portando il totale a </text:span><text:span text:style-name="T191">36</text:span><text:span text:style-name="T190"> su </text:span><text:span text:style-name="T191">61</text:span><text:span text:style-name="T190">. Qui di seguito è presente il riferimento alle mutazioni, coperte dall'esecuzione dei test, che non sono state </text:span><text:span text:style-name="T289">uccise</text:span><text:span text:style-name="T190">.</text:span></text:p>
      <text:list xml:id="list1600421612" text:style-name="L20">
        <text:list-item>
          <text:p text:style-name="P158"><text:span text:style-name="T265">Linea 94-98:</text:span><text:span text:style-name="T193"> </text:span><text:span text:style-name="T192">equivalente al SUT rispetto a strong mutation ma non rispetto a weak mutation, in quanto cambia il path di esecuzione. Il risultato del test è equivalente, trattandosi di un metodo </text:span><text:span text:style-name="T266">void</text:span><text:span text:style-name="T192">.</text:span></text:p>
        </text:list-item>
        <text:list-item>
          <text:p text:style-name="P158"><text:span text:style-name="T265">Linea </text:span><text:span text:style-name="T286">127</text:span><text:span text:style-name="T265">:</text:span><text:span text:style-name="T266"> </text:span><text:span text:style-name="T192">equivalente al SUT rispetto a strong mutation </text:span><text:span text:style-name="T231">ma non rispetto a </text:span><text:span text:style-name="T192">weak mutation</text:span><text:span text:style-name="T231">, in quanto viene modificato il valore della variabile </text:span><text:span text:style-name="T295">position</text:span><text:span text:style-name="T231">.</text:span></text:p>
        </text:list-item>
        <text:list-item>
          <text:p text:style-name="P158"><text:span text:style-name="T265">Linea </text:span><text:span text:style-name="T286">136</text:span><text:span text:style-name="T265">:</text:span><text:span text:style-name="T296"> </text:span><text:span text:style-name="T232">equivalente al SUT rispetto a strong mutation ma non rispetto a weak mutation. Stesso risultato osservabile ma path di esecuzione differente.</text:span></text:p>
        </text:list-item>
        <text:list-item>
          <text:p text:style-name="P158"><text:span text:style-name="T265">Linea </text:span><text:span text:style-name="T286">225</text:span><text:span text:style-name="T265">-</text:span><text:span text:style-name="T286">232</text:span><text:span text:style-name="T265">:</text:span><text:span text:style-name="T266"> </text:span><text:span text:style-name="T192">equivalente al SUT rispetto a strong mutation ma non rispetto a weak mutation.</text:span></text:p>
        </text:list-item>
        <text:list-item>
          <text:p text:style-name="P159"><text:span text:style-name="T265">Linea </text:span><text:span text:style-name="T286">251</text:span><text:span text:style-name="T265">:</text:span><text:span text:style-name="T296"> </text:span><text:span text:style-name="T232">equivalente al SUT rispetto a weak e strong mutation. Stesso risultato osservabile e stesso path di esecuzione, in quanto la variabile </text:span><text:span text:style-name="T296">writeBuffer</text:span><text:span text:style-name="T232"> non è mai uguale a </text:span><text:span text:style-name="T249">null</text:span><text:span text:style-name="T261"> nei test </text:span><text:span text:style-name="T262">considerati</text:span><text:span text:style-name="T261">.</text:span></text:p>
        </text:list-item>
        <text:list-item>
          <text:p text:style-name="P159"><text:span text:style-name="T265">Linea </text:span><text:span text:style-name="T286">257</text:span><text:span text:style-name="T298">: </text:span><text:span text:style-name="T232">equivalente al SUT rispetto a weak e strong mutation. Stesso risultato osservabile e stesso path di esecuzione, in quanto </text:span><text:span text:style-name="T234">la variabile</text:span><text:span text:style-name="T298"> positionInBuffer </text:span><text:span text:style-name="T234">è sempre uguale a 0</text:span><text:span text:style-name="T261"> nei test </text:span><text:span text:style-name="T262">considerati</text:span><text:span text:style-name="T261">.</text:span></text:p>
        </text:list-item>
        <text:list-item>
          <text:p text:style-name="P159"><text:span text:style-name="T265">Linea </text:span><text:span text:style-name="T286">267</text:span><text:span text:style-name="T265">:</text:span><text:span text:style-name="T298"> </text:span><text:span text:style-name="T232">equivalente al SUT rispetto a weak e strong mutation. Stesso risultato osservabile e stesso path di esecuzione, in quanto </text:span><text:span text:style-name="T234">il numero di byte letti è sempre maggiore di 0</text:span><text:span text:style-name="T261"> nei test </text:span><text:span text:style-name="T262">considerati</text:span><text:span text:style-name="T261">.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<text:soft-page-break/><text:span text:style-name="T365">T</text:span>abella <text:sequence text:ref-name="refTable0" text:name="Table" text:formula="ooow:Table+1" style:num-format="1">1</text:sequence>: <text:span text:style-name="T188">Line</text:span> e condition coverage - BinaryData - AVRO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82"/>
          </table:table-cell>
          <table:table-cell table:style-name="Tabella2.A1" office:value-type="string">
            <text:p text:style-name="P83"><text:span text:style-name="T121">Line</text:span> coverage</text:p>
          </table:table-cell>
          <table:table-cell table:style-name="Tabella2.A1" office:value-type="string">
            <text:p text:style-name="P82">Condition coverage</text:p>
          </table:table-cell>
        </table:table-row>
        <table:table-row>
          <table:table-cell table:style-name="Tabella2.A1" office:value-type="string">
            <text:p text:style-name="P75">Suite minimale</text:p>
          </table:table-cell>
          <table:table-cell table:style-name="Tabella2.A1" office:value-type="string">
            <text:p text:style-name="P93"><text:span text:style-name="T339">62</text:span><text:span text:style-name="T324">%</text:span></text:p>
          </table:table-cell>
          <table:table-cell table:style-name="Tabella2.A1" office:value-type="string">
            <text:p text:style-name="P93"><text:span text:style-name="T339">40.8</text:span><text:span text:style-name="T324">%</text:span></text:p>
          </table:table-cell>
        </table:table-row>
        <table:table-row>
          <table:table-cell table:style-name="Tabella2.A1" office:value-type="string">
            <text:p text:style-name="P75">Aggiunta test coverage</text:p>
          </table:table-cell>
          <table:table-cell table:style-name="Tabella2.A1" office:value-type="string">
            <text:p text:style-name="P76">7<text:span text:style-name="T361">3</text:span>.6%</text:p>
          </table:table-cell>
          <table:table-cell table:style-name="Tabella2.A1" office:value-type="string">
            <text:p text:style-name="P93"><text:span text:style-name="T340">55.3</text:span><text:span text:style-name="T324">%</text:span></text:p>
          </table:table-cell>
        </table:table-row>
      </table:table>
      <text:p text:style-name="P43"/>
      <text:p text:style-name="P70"><text:span text:style-name="T189">Tabella </text:span><text:span text:style-name="T336">2</text:span><text:span text:style-name="T189">: </text:span><text:span text:style-name="T337">Line</text:span><text:span text:style-name="T189"> e condition coverage -</text:span><text:span text:style-name="T345"> SpecificData </text:span><text:span text:style-name="T189">- AVRO</text:span>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82"/>
          </table:table-cell>
          <table:table-cell table:style-name="Tabella1.A1" office:value-type="string">
            <text:p text:style-name="P83"><text:span text:style-name="T121">Line</text:span> coverage</text:p>
          </table:table-cell>
          <table:table-cell table:style-name="Tabella1.A1" office:value-type="string">
            <text:p text:style-name="P82">Condition coverage</text:p>
          </table:table-cell>
        </table:table-row>
        <table:table-row>
          <table:table-cell table:style-name="Tabella1.A1" office:value-type="string">
            <text:p text:style-name="P75">Suite minimale</text:p>
          </table:table-cell>
          <table:table-cell table:style-name="Tabella1.A1" office:value-type="string">
            <text:p text:style-name="P93"><text:span text:style-name="T340">33</text:span><text:span text:style-name="T324">%</text:span></text:p>
          </table:table-cell>
          <table:table-cell table:style-name="Tabella1.A1" office:value-type="string">
            <text:p text:style-name="P80"><text:span text:style-name="T176">3</text:span>5%</text:p>
          </table:table-cell>
        </table:table-row>
        <table:table-row>
          <table:table-cell table:style-name="Tabella1.A1" office:value-type="string">
            <text:p text:style-name="P75">Aggiunta test coverage</text:p>
          </table:table-cell>
          <table:table-cell table:style-name="Tabella1.A1" office:value-type="string">
            <text:p text:style-name="P94"><text:span text:style-name="T340">37.5</text:span><text:span text:style-name="T341">.%</text:span></text:p>
          </table:table-cell>
          <table:table-cell table:style-name="Tabella1.A1" office:value-type="string">
            <text:p text:style-name="P94"><text:span text:style-name="T340">39.9</text:span><text:span text:style-name="T341">%</text:span></text:p>
          </table:table-cell>
        </table:table-row>
      </table:table>
      <text:p text:style-name="P43"/>
      <text:p text:style-name="P67">Tabella <text:span text:style-name="T186">3</text:span>: <text:span text:style-name="T188">Line</text:span> e condition coverage - DigestManager - Bookkeeper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71"/>
          </table:table-cell>
          <table:table-cell table:style-name="Tabella3.A1" office:value-type="string">
            <text:p text:style-name="P74"><text:span text:style-name="T167">Line</text:span> coverage</text:p>
          </table:table-cell>
          <table:table-cell table:style-name="Tabella3.A1" office:value-type="string">
            <text:p text:style-name="P71">Condition coverage</text:p>
          </table:table-cell>
        </table:table-row>
        <table:table-row>
          <table:table-cell table:style-name="Tabella3.A1" office:value-type="string">
            <text:p text:style-name="P75">Suite minimale</text:p>
          </table:table-cell>
          <table:table-cell table:style-name="Tabella3.A1" office:value-type="string">
            <text:p text:style-name="P86"><text:span text:style-name="T326">86</text:span><text:span text:style-name="T324">%</text:span></text:p>
          </table:table-cell>
          <table:table-cell table:style-name="Tabella3.A1" office:value-type="string">
            <text:p text:style-name="P84"><text:span text:style-name="T162">85</text:span><text:span text:style-name="T163">.2</text:span><text:span text:style-name="T176">%</text:span></text:p>
          </table:table-cell>
        </table:table-row>
        <table:table-row>
          <table:table-cell table:style-name="Tabella3.A1" office:value-type="string">
            <text:p text:style-name="P75">Aggiunta test coverage</text:p>
          </table:table-cell>
          <table:table-cell table:style-name="Tabella3.A1" office:value-type="string">
            <text:p text:style-name="P81">92.5%</text:p>
          </table:table-cell>
          <table:table-cell table:style-name="Tabella3.A1" office:value-type="string">
            <text:p text:style-name="P81">92.6%</text:p>
          </table:table-cell>
        </table:table-row>
      </table:table>
      <text:p text:style-name="P43"/>
      <text:p text:style-name="P69"><text:span text:style-name="T189">Tabella </text:span><text:span text:style-name="T335">4</text:span><text:span text:style-name="T189">: </text:span><text:span text:style-name="T337">Line</text:span><text:span text:style-name="T189"> e condition coverage - </text:span><text:span text:style-name="T335">BufferedChannel</text:span><text:span text:style-name="T189"> - Bookkeeper</text:span>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72"/>
          </table:table-cell>
          <table:table-cell table:style-name="Tabella4.A1" office:value-type="string">
            <text:p text:style-name="P74"><text:span text:style-name="T167">Line</text:span> coverage</text:p>
          </table:table-cell>
          <table:table-cell table:style-name="Tabella4.A1" office:value-type="string">
            <text:p text:style-name="P72">Condition coverage</text:p>
          </table:table-cell>
        </table:table-row>
        <table:table-row>
          <table:table-cell table:style-name="Tabella4.A1" office:value-type="string">
            <text:p text:style-name="P75">Suite minimale</text:p>
          </table:table-cell>
          <table:table-cell table:style-name="Tabella4.A1" office:value-type="string">
            <text:p text:style-name="P87"><text:span text:style-name="T327">58.3</text:span><text:span text:style-name="T324">%</text:span></text:p>
          </table:table-cell>
          <table:table-cell table:style-name="Tabella4.A1" office:value-type="string">
            <text:p text:style-name="P87"><text:span text:style-name="T325">37.5</text:span><text:span text:style-name="T324">%</text:span></text:p>
          </table:table-cell>
        </table:table-row>
        <table:table-row>
          <table:table-cell table:style-name="Tabella4.A1" office:value-type="string">
            <text:p text:style-name="P75">Aggiunta test coverage</text:p>
          </table:table-cell>
          <table:table-cell table:style-name="Tabella4.A1" office:value-type="string">
            <text:p text:style-name="P81"><text:span text:style-name="T176">8</text:span>0.9%</text:p>
          </table:table-cell>
          <table:table-cell table:style-name="Tabella4.A1" office:value-type="string">
            <text:p text:style-name="P81">71.1%</text:p>
          </table:table-cell>
        </table:table-row>
      </table:table>
      <text:p text:style-name="P44"/>
      <text:p text:style-name="P65"><text:span text:style-name="T189">Tabella </text:span><text:span text:style-name="T334">5</text:span><text:span text:style-name="T189">: </text:span><text:span text:style-name="T334">Mutation coverage</text:span><text:span text:style-name="T189"> - BinaryData - AVRO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3"/>
          </table:table-cell>
          <table:table-cell table:style-name="Tabella5.A1" office:value-type="string">
            <text:p text:style-name="P77">Mutation coverage</text:p>
          </table:table-cell>
        </table:table-row>
        <table:table-row>
          <table:table-cell table:style-name="Tabella5.A1" office:value-type="string">
            <text:p text:style-name="P78">Suite minimale con coverage</text:p>
          </table:table-cell>
          <table:table-cell table:style-name="Tabella5.A1" office:value-type="string">
            <text:p text:style-name="P92"><text:span text:style-name="T324">1</text:span><text:span text:style-name="T189">00/219 (46%)</text:span></text:p>
          </table:table-cell>
        </table:table-row>
        <table:table-row>
          <table:table-cell table:style-name="Tabella5.A1" office:value-type="string">
            <text:p text:style-name="P78">Aggiunta test mutazioni</text:p>
          </table:table-cell>
          <table:table-cell table:style-name="Tabella5.A1" office:value-type="string">
            <text:p text:style-name="P88"><text:span text:style-name="T332">116</text:span><text:span text:style-name="T328">/219 (</text:span><text:span text:style-name="T332">53</text:span><text:span text:style-name="T328">%)</text:span></text:p>
          </table:table-cell>
        </table:table-row>
      </table:table>
      <text:p text:style-name="P45"/>
      <text:p text:style-name="P66">Tabella <text:span text:style-name="T187">6</text:span>: <text:span text:style-name="T187">Mutation coverage</text:span> - SpecificData - AVRO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73"/>
          </table:table-cell>
          <table:table-cell table:style-name="Tabella6.A1" office:value-type="string">
            <text:p text:style-name="P77">Mutation coverage</text:p>
          </table:table-cell>
        </table:table-row>
        <table:table-row>
          <table:table-cell table:style-name="Tabella6.A1" office:value-type="string">
            <text:p text:style-name="P78">Suite minimale con coverage</text:p>
          </table:table-cell>
          <table:table-cell table:style-name="Tabella6.A1" office:value-type="string">
            <text:p text:style-name="P90"><text:span text:style-name="T332">39</text:span><text:span text:style-name="T343">/14</text:span><text:span text:style-name="T342">2</text:span><text:span text:style-name="T343"> (</text:span><text:span text:style-name="T342">27</text:span><text:span text:style-name="T343">%)</text:span></text:p>
          </table:table-cell>
        </table:table-row>
        <table:table-row>
          <table:table-cell table:style-name="Tabella6.A1" office:value-type="string">
            <text:p text:style-name="P78">Aggiunta test mutazioni</text:p>
          </table:table-cell>
          <table:table-cell table:style-name="Tabella6.A1" office:value-type="string">
            <text:p text:style-name="P85"/>
          </table:table-cell>
        </table:table-row>
      </table:table>
      <text:p text:style-name="P45"/>
      <text:p text:style-name="P68"><text:span text:style-name="T189">Tabella </text:span><text:span text:style-name="T334">7</text:span><text:span text:style-name="T189">: </text:span><text:span text:style-name="T334"><text:s/>Mutation coverage</text:span><text:span text:style-name="T189"> - DigestManager - Bookkeeper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3"/>
          </table:table-cell>
          <table:table-cell table:style-name="Tabella7.A1" office:value-type="string">
            <text:p text:style-name="P77">Mutation coverage</text:p>
          </table:table-cell>
        </table:table-row>
        <table:table-row>
          <table:table-cell table:style-name="Tabella7.A1" office:value-type="string">
            <text:p text:style-name="P78">Suite minimale con coverage</text:p>
          </table:table-cell>
          <table:table-cell table:style-name="Tabella7.A1" office:value-type="string">
            <text:p text:style-name="P91"><text:span text:style-name="T324">3</text:span><text:span text:style-name="T189">9/48 (81%)</text:span></text:p>
          </table:table-cell>
        </table:table-row>
        <table:table-row>
          <table:table-cell table:style-name="Tabella7.A1" office:value-type="string">
            <text:p text:style-name="P78">Aggiunta test mutazioni</text:p>
          </table:table-cell>
          <table:table-cell table:style-name="Tabella7.A1" office:value-type="string">
            <text:p text:style-name="P89"><text:span text:style-name="T329">42</text:span><text:span text:style-name="T330">/48 (</text:span><text:span text:style-name="T329">88</text:span><text:span text:style-name="T330">%)</text:span></text:p>
          </table:table-cell>
        </table:table-row>
      </table:table>
      <text:p text:style-name="P45"/>
      <text:p text:style-name="P68"><text:span text:style-name="T189">Tabella </text:span><text:span text:style-name="T334">8</text:span><text:span text:style-name="T189">: </text:span><text:span text:style-name="T334">Mutation coverage</text:span><text:span text:style-name="T189"> - </text:span><text:span text:style-name="T335">BufferedChannel</text:span><text:span text:style-name="T189"> - Bookkeeper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73"/>
          </table:table-cell>
          <table:table-cell table:style-name="Tabella8.A1" office:value-type="string">
            <text:p text:style-name="P77">Mutation coverage</text:p>
          </table:table-cell>
        </table:table-row>
        <table:table-row>
          <table:table-cell table:style-name="Tabella8.A1" office:value-type="string">
            <text:p text:style-name="P78">Suite minimale con coverage</text:p>
          </table:table-cell>
          <table:table-cell table:style-name="Tabella8.A1" office:value-type="string">
            <text:p text:style-name="P79">3<text:span text:style-name="T360">3/</text:span>6<text:span text:style-name="T360">0</text:span> (56%)</text:p>
          </table:table-cell>
        </table:table-row>
        <table:table-row>
          <table:table-cell table:style-name="Tabella8.A1" office:value-type="string">
            <text:p text:style-name="P78">Aggiunta test mutazioni</text:p>
          </table:table-cell>
          <table:table-cell table:style-name="Tabella8.A1" office:value-type="string">
            <text:p text:style-name="P89"><text:span text:style-name="T333">37</text:span><text:span text:style-name="T338">/6</text:span><text:span text:style-name="T344">0</text:span><text:span text:style-name="T338"> (</text:span><text:span text:style-name="T331">62</text:span><text:span text:style-name="T338">%)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" fo:font-family="Arial" style:font-family-generic="swiss" style:font-pitch="variable" fo:font-size="11pt" fo:font-style="normal" officeooo:rsid="003cc357" style:font-size-asian="11pt" style:font-style-asian="normal" style:font-size-complex="11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pact" style:family="paragraph" style:parent-style-name="Standard" style:default-outline-level="">
      <style:paragraph-properties fo:margin-top="0.064cm" fo:margin-bottom="0.064cm" loext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/>
      <style:text-properties officeooo:paragraph-rsid="00ad39f1"/>
    </style:style>
    <style:style style:name="MT1" style:family="text">
      <style:text-properties fo:font-size="10pt" fo:language="it" fo:country="I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5</text:page-number></text:span><text:span text:style-name="MT1"><text:s/><text:tab/><text:tab/>Foderaro Salvatore - 028680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lvatore Foderaro</meta:initial-creator>
    <meta:creation-date>2020-06-09T15:37:24.454653008</meta:creation-date>
    <dc:date>2020-07-01T21:59:47.939978312</dc:date>
    <dc:creator>Salvatore Foderaro</dc:creator>
    <meta:editing-duration>P1DT5H35M29S</meta:editing-duration>
    <meta:editing-cycles>93</meta:editing-cycles>
    <meta:generator>LibreOffice/6.4.3.2$Linux_X86_64 LibreOffice_project/40$Build-2</meta:generator>
    <meta:printed-by>Salvatore Foderaro</meta:printed-by>
    <meta:print-date>2020-06-17T19:43:51.356031564</meta:print-date>
    <meta:document-statistic meta:table-count="8" meta:image-count="0" meta:object-count="0" meta:page-count="9" meta:paragraph-count="249" meta:word-count="4504" meta:character-count="29558" meta:non-whitespace-character-count="25393"/>
  </office:meta>
</office:document-meta>
</file>